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780000004B0C07E0D50.jpg"/>
  <manifest:file-entry manifest:media-type="" manifest:full-path="Pictures/2000000B00003B88000001E70FC8C278.svm"/>
  <manifest:file-entry manifest:media-type="image/jpeg" manifest:full-path="Pictures/10000000000003F1000000579647A622.jpg"/>
  <manifest:file-entry manifest:media-type="" manifest:full-path="Pictures/2000000B00003B88000001E7DC9C6178.svm"/>
  <manifest:file-entry manifest:media-type="image/png" manifest:full-path="Pictures/10000201000000840000002804BC337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38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9" style:family="graphic" style:parent-style-name="standard">
      <style:graphic-properties draw:stroke="none" draw:fill="none" fo:min-height="0.26cm"/>
    </style:style>
    <style:style style:name="gr10" style:family="graphic" style:parent-style-name="standard">
      <style:graphic-properties draw:stroke="none" draw:fill="none" fo:min-height="0.62cm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4.152cm"/>
    </style:style>
    <style:style style:name="gr13" style:family="graphic" style:parent-style-name="standard">
      <style:graphic-properties draw:stroke="none" draw:fill="none" fo:min-height="0.747cm"/>
    </style:style>
    <style:style style:name="gr14" style:family="graphic" style:parent-style-name="standard">
      <style:graphic-properties draw:stroke="none" draw:fill="none" fo:min-height="14.25cm"/>
    </style:style>
    <style:style style:name="gr15" style:family="graphic" style:parent-style-name="standard">
      <style:graphic-properties draw:stroke="none" draw:fill="none" fo:min-height="0.332cm"/>
    </style:style>
    <style:style style:name="gr16" style:family="graphic" style:parent-style-name="standard">
      <style:graphic-properties draw:stroke="none" draw:fill="none" fo:min-height="0.25cm"/>
    </style:style>
    <style:style style:name="gr17" style:family="graphic" style:parent-style-name="standard">
      <style:graphic-properties draw:stroke="none" draw:fill="none" fo:min-height="1.97cm"/>
    </style:style>
    <style:style style:name="gr18" style:family="graphic" style:parent-style-name="standard">
      <style:graphic-properties draw:stroke="none" draw:fill="none" fo:min-height="0cm"/>
    </style:style>
    <style:style style:name="gr19" style:family="graphic" style:parent-style-name="standard">
      <style:graphic-properties draw:stroke="none" draw:fill="none" fo:min-height="6.75cm"/>
    </style:style>
    <style:style style:name="gr20" style:family="graphic" style:parent-style-name="standard">
      <style:graphic-properties draw:stroke="none" draw:fill="none" fo:min-height="4.982cm"/>
    </style:style>
    <style:style style:name="gr21" style:family="graphic" style:parent-style-name="standard">
      <style:graphic-properties draw:stroke="none" draw:fill="none" fo:min-height="3.282cm"/>
    </style:style>
    <style:style style:name="gr22" style:family="graphic" style:parent-style-name="standard">
      <style:graphic-properties draw:stroke="none" draw:fill="none" fo:min-height="5.90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89cm" fo:min-width="0cm"/>
    </style:style>
    <style:style style:name="gr24" style:family="graphic" style:parent-style-name="standard">
      <style:graphic-properties draw:stroke="none" draw:fill="none" fo:min-height="1.314cm"/>
    </style:style>
    <style:style style:name="gr25" style:family="graphic" style:parent-style-name="standard">
      <style:graphic-properties draw:stroke="none" draw:fill="none" fo:min-height="3.49cm"/>
    </style:style>
    <style:style style:name="gr26" style:family="graphic" style:parent-style-name="standard">
      <style:graphic-properties draw:stroke="none" draw:fill="none" fo:min-height="1.25cm"/>
    </style:style>
    <style:style style:name="gr27" style:family="graphic" style:parent-style-name="standard">
      <style:graphic-properties draw:stroke="none" draw:fill="none" fo:min-height="7.282cm"/>
    </style:style>
    <style:style style:name="gr28" style:family="graphic" style:parent-style-name="standard">
      <style:graphic-properties draw:stroke="none" draw:fill="none" fo:min-height="5.812cm"/>
    </style:style>
    <style:style style:name="gr29" style:family="graphic" style:parent-style-name="standard">
      <style:graphic-properties draw:stroke="none" draw:fill="none" fo:min-height="0.75cm"/>
    </style:style>
    <style:style style:name="gr30" style:family="graphic" style:parent-style-name="standard">
      <style:graphic-properties draw:stroke="none" draw:fill="none" fo:min-height="4.75cm"/>
    </style:style>
    <style:style style:name="gr31" style:family="graphic" style:parent-style-name="standard">
      <style:graphic-properties draw:stroke="none" draw:fill="none" fo:min-height="0.65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3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25cm"/>
    </style:style>
    <style:style style:name="gr35" style:family="graphic" style:parent-style-name="standard">
      <style:graphic-properties draw:stroke="none" draw:fill="none" fo:min-height="2.492cm"/>
    </style:style>
    <style:style style:name="gr36" style:family="graphic" style:parent-style-name="standard">
      <style:graphic-properties draw:stroke="none" draw:fill="none" fo:min-height="2.75cm"/>
    </style:style>
    <style:style style:name="gr37" style:family="graphic" style:parent-style-name="standard">
      <style:graphic-properties draw:stroke="none" draw:fill="none" fo:min-height="8.75cm"/>
    </style:style>
    <style:style style:name="gr38" style:family="graphic" style:parent-style-name="standard">
      <style:graphic-properties draw:stroke="none" draw:fill="none" fo:min-height="7.452cm"/>
    </style:style>
    <style:style style:name="gr39" style:family="graphic" style:parent-style-name="standard">
      <style:graphic-properties draw:stroke="none" draw:fill="none" fo:min-height="1.66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9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78cm"/>
    </style:style>
    <style:style style:name="gr42" style:family="graphic" style:parent-style-name="standard">
      <style:graphic-properties draw:stroke="none" draw:fill="none" fo:min-height="10.792cm"/>
    </style:style>
    <style:style style:name="gr43" style:family="graphic" style:parent-style-name="standard">
      <style:graphic-properties draw:stroke="none" draw:fill="none" fo:min-height="4.594cm"/>
    </style:style>
    <style:style style:name="gr44" style:family="graphic" style:parent-style-name="standard">
      <style:graphic-properties draw:stroke="none" draw:fill="none" fo:min-height="5.642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3.322cm"/>
    </style:style>
    <style:style style:name="gr47" style:family="graphic" style:parent-style-name="standard">
      <style:graphic-properties draw:stroke="none" draw:fill="none" fo:min-height="7.25cm"/>
    </style:style>
    <style:style style:name="gr48" style:family="graphic" style:parent-style-name="standard">
      <style:graphic-properties draw:stroke="none" draw:fill="none" fo:min-height="8.302cm"/>
    </style:style>
    <style:style style:name="gr49" style:family="graphic" style:parent-style-name="standard">
      <style:graphic-properties draw:stroke="none" draw:fill="none" fo:min-height="7.673cm"/>
    </style:style>
    <style:style style:name="gr50" style:family="graphic" style:parent-style-name="standard">
      <style:graphic-properties draw:stroke="none" draw:fill="none" fo:min-height="2.645cm"/>
    </style:style>
    <style:style style:name="gr51" style:family="graphic" style:parent-style-name="standard">
      <style:graphic-properties draw:stroke="none" draw:fill="none" fo:min-height="0.814cm"/>
    </style:style>
    <style:style style:name="gr52" style:family="graphic" style:parent-style-name="standard">
      <style:graphic-properties draw:stroke="none" draw:fill="none" fo:min-height="14.75cm"/>
    </style:style>
    <style:style style:name="gr53" style:family="graphic" style:parent-style-name="standard">
      <style:graphic-properties draw:stroke="none" draw:fill="none" fo:min-height="6.08cm"/>
    </style:style>
    <style:style style:name="gr54" style:family="graphic" style:parent-style-name="standard">
      <style:graphic-properties draw:stroke="none" draw:fill="none" fo:min-height="3.938cm"/>
    </style:style>
    <style:style style:name="gr55" style:family="graphic" style:parent-style-name="standard">
      <style:graphic-properties draw:stroke="none" draw:fill="none" fo:min-height="4.794cm"/>
    </style:style>
    <style:style style:name="gr56" style:family="graphic" style:parent-style-name="standard">
      <style:graphic-properties draw:stroke="none" draw:fill="none" fo:min-height="2.144cm"/>
    </style:style>
    <style:style style:name="gr57" style:family="graphic" style:parent-style-name="standard">
      <style:graphic-properties draw:stroke="none" draw:fill="none" fo:min-height="0.984cm"/>
    </style:style>
    <style:style style:name="gr58" style:family="graphic" style:parent-style-name="standard">
      <style:graphic-properties draw:stroke="none" draw:fill="none" fo:min-height="1.85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042cm"/>
    </style:style>
    <style:style style:name="gr60" style:family="graphic" style:parent-style-name="standard">
      <style:graphic-properties draw:stroke="none" draw:fill="none" fo:min-height="6.642cm"/>
    </style:style>
    <style:style style:name="gr61" style:family="graphic" style:parent-style-name="standard">
      <style:graphic-properties draw:stroke="none" draw:fill="none" fo:min-height="9.964cm"/>
    </style:style>
    <style:style style:name="pr1" style:family="presentation" style:parent-style-name="Default-subtitle">
      <style:graphic-properties draw:fill-color="#ffffff" fo:min-height="11.334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style:text-autospace="none"/>
    </style:style>
    <style:style style:name="P2" style:family="paragraph">
      <style:text-properties fo:color="#ff0000"/>
    </style:style>
    <style:style style:name="P3" style:family="paragraph">
      <style:text-properties fo:color="#ff9966"/>
    </style:style>
    <style:style style:name="P4" style:family="paragraph">
      <style:text-properties fo:color="#00ff00" fo:font-size="20pt" style:font-size-asian="20pt" style:font-size-complex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style:text-properties fo:color="#83caff"/>
    </style:style>
    <style:style style:name="P7" style:family="paragraph">
      <style:paragraph-properties fo:text-align="center"/>
    </style:style>
    <style:style style:name="P8" style:family="paragraph">
      <style:text-properties fo:color="#ff0000" fo:font-size="18pt" style:font-size-asian="18pt" style:font-size-complex="18pt"/>
    </style:style>
    <style:style style:name="P9" style:family="paragraph">
      <style:text-properties fo:color="#83caff" fo:font-size="18pt" style:font-size-asian="18pt" style:font-size-complex="18pt"/>
    </style:style>
    <style:style style:name="P10" style:family="paragraph">
      <style:text-properties fo:color="#00ff00" fo:font-size="18pt" style:font-size-asian="18pt" style:font-size-complex="18pt"/>
    </style:style>
    <style:style style:name="P11" style:family="paragraph">
      <style:text-properties fo:color="#00ff00"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16pt"/>
    </style:style>
    <style:style style:name="P14" style:family="paragraph">
      <style:text-properties fo:color="#83caff" fo:font-weight="bold" style:font-weight-asian="bold" style:font-weight-complex="bold"/>
    </style:style>
    <style:style style:name="P15" style:family="paragraph">
      <style:text-properties fo:font-size="16pt" fo:font-weight="bold" style:font-size-asian="18pt" style:font-size-complex="18pt"/>
    </style:style>
    <style:style style:name="P16" style:family="paragraph">
      <style:text-properties fo:color="#ff00ff" fo:font-size="16pt" fo:font-weight="bold" style:font-size-asian="18pt" style:font-size-complex="18pt"/>
    </style:style>
    <style:style style:name="P17" style:family="paragraph">
      <style:text-properties fo:color="#808000" fo:font-size="16pt" fo:font-weight="bold" style:font-size-asian="18pt" style:font-size-complex="18pt"/>
    </style:style>
    <style:style style:name="P18" style:family="paragraph">
      <style:text-properties fo:font-weight="bold" style:font-size-asian="18pt" style:font-size-complex="18pt"/>
    </style:style>
    <style:style style:name="P19" style:family="paragraph">
      <style:text-properties fo:color="#00ff00" fo:font-weight="bold" style:font-weight-asian="bold" style:font-weight-complex="bold"/>
    </style:style>
    <style:style style:name="P20" style:family="paragraph">
      <style:text-properties fo:color="#808000"/>
    </style:style>
    <style:style style:name="P21" style:family="paragraph">
      <style:text-properties fo:color="#83caff" fo:font-size="24pt" fo:font-weight="bold" style:font-size-asian="24pt" style:font-weight-asian="bold" style:font-size-complex="24pt" style:font-weight-complex="bold"/>
    </style:style>
    <style:style style:name="P22" style:family="paragraph">
      <style:text-properties fo:color="#808000" fo:font-size="18pt" fo:font-weight="bold" style:font-size-asian="18pt" style:font-size-complex="18pt"/>
    </style:style>
    <style:style style:name="P23" style:family="paragraph">
      <style:text-properties fo:font-size="16pt" fo:font-weight="bold" style:font-size-asian="16pt" style:font-size-complex="16pt"/>
    </style:style>
    <style:style style:name="P24" style:family="paragraph">
      <style:text-properties fo:font-size="16pt" fo:font-weight="bold"/>
    </style:style>
    <style:style style:name="P25" style:family="paragraph">
      <style:text-properties fo:color="#83ca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808000" fo:font-size="16pt" fo:font-weight="bold" style:font-size-asian="16pt" style:font-size-complex="16pt"/>
    </style:style>
    <style:style style:name="P27" style:family="paragraph">
      <style:text-properties fo:color="#83caff" fo:font-size="20pt" fo:font-weight="bold" style:font-weight-asian="bold" style:font-weight-complex="bold"/>
    </style:style>
    <style:style style:name="P28" style:family="paragraph">
      <style:text-properties fo:font-size="20pt"/>
    </style:style>
    <style:style style:name="P29" style:family="paragraph">
      <style:text-properties fo:color="#00ff00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style:text-properties fo:font-size="20pt" fo:font-weight="bold" style:font-weight-asian="bold" style:font-weight-complex="bold"/>
    </style:style>
    <style:style style:name="P32" style:family="paragraph">
      <style:text-properties fo:color="#808000" fo:font-size="16pt" fo:font-weight="bold" style:font-size-asian="16pt" style:font-weight-asian="bold" style:font-size-complex="16pt" style:font-weight-complex="bold"/>
    </style:style>
    <style:style style:name="P33" style:family="paragraph">
      <style:text-properties fo:color="#ffff00" fo:font-size="16pt" fo:font-weight="bold" style:font-size-asian="18pt" style:font-size-complex="18pt"/>
    </style:style>
    <style:style style:name="P34" style:family="paragraph">
      <style:text-properties fo:color="#83caff"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fo:text-align="start" style:text-autospace="none"/>
    </style:style>
    <style:style style:name="P36" style:family="paragraph">
      <style:paragraph-properties fo:text-align="start" style:text-autospace="none"/>
      <style:text-properties fo:color="#ff3366"/>
    </style:style>
    <style:style style:name="P37" style:family="paragraph">
      <style:paragraph-properties fo:text-align="center"/>
      <style:text-properties fo:color="#ff3333"/>
    </style:style>
    <style:style style:name="P38" style:family="paragraph">
      <style:paragraph-properties style:text-autospace="none"/>
      <style:text-properties fo:font-size="18pt" style:font-size-asian="18pt" style:font-size-complex="18pt"/>
    </style:style>
    <style:style style:name="P39" style:family="paragraph">
      <style:text-properties fo:color="#ff0000" style:text-outline="false" fo:text-shadow="none" style:font-size-asian="18pt" style:font-size-complex="18pt"/>
    </style:style>
    <style:style style:name="P40" style:family="paragraph">
      <style:text-properties fo:color="#0099ff" fo:font-family="Consolas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41" style:family="paragraph">
      <style:paragraph-properties fo:text-align="center"/>
      <style:text-properties fo:color="#ff0000"/>
    </style:style>
    <style:style style:name="P42" style:family="paragraph">
      <style:text-properties fo:color="#23ff23"/>
    </style:style>
    <style:style style:name="P43" style:family="paragraph">
      <style:text-properties fo:color="#0066cc"/>
    </style:style>
    <style:style style:name="P44" style:family="paragraph">
      <style:text-properties fo:color="#83caff" fo:font-size="28pt" fo:font-weight="bold" style:font-size-asian="28pt" style:font-weight-asian="bold" style:font-size-complex="28pt" style:font-weight-complex="bold"/>
    </style:style>
    <style:style style:name="P45" style:family="paragraph">
      <style:text-properties fo:color="#ffffff" fo:font-weight="bold" style:font-weight-asian="bold" style:font-weight-complex="bold"/>
    </style:style>
    <style:style style:name="P46" style:family="paragraph">
      <style:text-properties fo:font-size="20pt" fo:font-weight="bold" style:font-size-asian="20pt" style:font-weight-asian="bold" style:font-size-complex="20pt" style:font-weight-complex="bold"/>
    </style:style>
    <style:style style:name="P47" style:family="paragraph">
      <style:text-properties fo:color="#808000" fo:font-size="16pt" fo:font-weight="bold" style:font-size-asian="18pt" style:font-weight-asian="bold" style:font-size-complex="18pt" style:font-weight-complex="bold"/>
    </style:style>
    <style:style style:name="P48" style:family="paragraph">
      <style:text-properties fo:color="#99ccff" fo:font-size="20pt" fo:font-weight="bold" style:font-size-asian="20pt" style:font-weight-asian="bold" style:font-size-complex="20pt" style:font-weight-complex="bold"/>
    </style:style>
    <style:style style:name="P49" style:family="paragraph">
      <style:text-properties fo:color="#83caff"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dc2300"/>
    </style:style>
    <style:style style:name="T5" style:family="text">
      <style:text-properties fo:color="#83caff" fo:font-size="36pt" style:font-size-asian="36pt" style:font-size-complex="36pt"/>
    </style:style>
    <style:style style:name="T6" style:family="text">
      <style:text-properties fo:color="#ff0000" fo:font-size="36pt" style:font-size-asian="36pt" style:font-size-complex="36pt"/>
    </style:style>
    <style:style style:name="T7" style:family="text">
      <style:text-properties style:text-outline="false" style:text-line-through-style="none" fo:font-family="MyriadPro-Regular" style:font-family-generic="swiss" fo:font-size="48pt" fo:font-style="normal" fo:text-shadow="none" style:text-underline-style="none" fo:font-weight="normal" style:letter-kerning="true" style:font-family-asian="MyriadPro-Regular" style:font-family-generic-asian="swiss" style:font-size-asian="48pt" style:font-style-asian="normal" style:font-weight-asian="normal" style:font-family-complex="MyriadPro-Regular" style:font-family-generic-complex="swiss" style:font-size-complex="27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fo:font-family="MyriadPro-Bold" style:font-family-generic="swiss" fo:font-size="96pt" fo:font-style="normal" fo:text-shadow="none" style:text-underline-style="none" fo:font-weight="bold" style:letter-kerning="true" style:font-family-asian="MyriadPro-Bold" style:font-family-generic-asian="swiss" style:font-size-asian="96pt" style:font-style-asian="normal" style:font-weight-asian="bold" style:font-family-complex="MyriadPro-Bold" style:font-family-generic-complex="swiss" style:font-size-complex="54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0000"/>
    </style:style>
    <style:style style:name="T10" style:family="text">
      <style:text-properties fo:color="#ff9966"/>
    </style:style>
    <style:style style:name="T11" style:family="text">
      <style:text-properties fo:color="#00ff00" fo:font-size="20pt" style:font-size-asian="20pt" style:font-size-complex="20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color="#83caff"/>
    </style:style>
    <style:style style:name="T15" style:family="text">
      <style:text-properties fo:color="#ff0000" fo:font-size="18pt" style:font-size-asian="18pt" style:font-size-complex="18pt"/>
    </style:style>
    <style:style style:name="T16" style:family="text">
      <style:text-properties fo:color="#83caff" fo:font-size="18pt" style:font-size-asian="18pt" style:font-size-complex="18pt"/>
    </style:style>
    <style:style style:name="T17" style:family="text">
      <style:text-properties fo:color="#00ff00" fo:font-size="18pt" style:font-size-asian="18pt" style:font-size-complex="18pt"/>
    </style:style>
    <style:style style:name="T18" style:family="text">
      <style:text-properties fo:color="#00ff00"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6pt"/>
    </style:style>
    <style:style style:name="T22" style:family="text">
      <style:text-properties fo:color="#808019" fo:font-size="16pt" fo:font-weight="bold" style:font-weight-asian="bold" style:font-weight-complex="bold"/>
    </style:style>
    <style:style style:name="T23" style:family="text">
      <style:text-properties fo:color="#808000" fo:font-size="16pt" fo:font-weight="bold" style:font-weight-asian="bold" style:font-weight-complex="bold"/>
    </style:style>
    <style:style style:name="T24" style:family="text">
      <style:text-properties fo:color="#0047ff" fo:font-size="16pt" fo:font-weight="bold" style:font-weight-asian="bold" style:font-weight-complex="bold"/>
    </style:style>
    <style:style style:name="T25" style:family="text">
      <style:text-properties fo:color="#0000ff" fo:font-size="16pt" fo:font-weight="bold" style:font-weight-asian="bold" style:font-weight-complex="bold"/>
    </style:style>
    <style:style style:name="T26" style:family="text">
      <style:text-properties fo:color="#ffff00" fo:font-size="16pt" fo:font-weight="bold" style:font-weight-asian="bold" style:font-weight-complex="bold"/>
    </style:style>
    <style:style style:name="T27" style:family="text">
      <style:text-properties fo:color="#ff0000" fo:font-size="16pt" fo:font-weight="bold" style:font-weight-asian="bold" style:font-weight-complex="bold"/>
    </style:style>
    <style:style style:name="T28" style:family="text">
      <style:text-properties fo:color="#83caff" fo:font-weight="bold" style:font-weight-asian="bold" style:font-weight-complex="bold"/>
    </style:style>
    <style:style style:name="T29" style:family="text">
      <style:text-properties fo:color="#ffffff" fo:font-size="16pt" fo:font-weight="bold" style:font-size-asian="18pt" style:font-size-complex="18pt"/>
    </style:style>
    <style:style style:name="T30" style:family="text">
      <style:text-properties fo:color="#00ff00" fo:font-size="16pt" fo:font-weight="bold" style:font-size-asian="18pt" style:font-size-complex="18pt"/>
    </style:style>
    <style:style style:name="T31" style:family="text">
      <style:text-properties fo:color="#808000" fo:font-size="16pt" fo:font-weight="bold" style:font-size-asian="18pt" style:font-size-complex="18pt"/>
    </style:style>
    <style:style style:name="T32" style:family="text">
      <style:text-properties fo:color="#b84700" fo:font-size="16pt" fo:font-weight="bold" style:font-size-asian="18pt" style:font-size-complex="18pt"/>
    </style:style>
    <style:style style:name="T33" style:family="text">
      <style:text-properties fo:color="#ff0000" fo:font-size="16pt" fo:font-weight="bold" style:font-size-asian="18pt" style:font-size-complex="18pt"/>
    </style:style>
    <style:style style:name="T34" style:family="text">
      <style:text-properties fo:font-size="16pt" fo:font-weight="bold" style:font-size-asian="18pt" style:font-size-complex="18pt"/>
    </style:style>
    <style:style style:name="T35" style:family="text">
      <style:text-properties fo:color="#0047ff" fo:font-size="16pt" fo:font-weight="bold" style:font-size-asian="18pt" style:font-size-complex="18pt"/>
    </style:style>
    <style:style style:name="T36" style:family="text">
      <style:text-properties fo:color="#808019" fo:font-size="16pt" fo:font-weight="bold" style:font-size-asian="18pt" style:font-size-complex="18pt"/>
    </style:style>
    <style:style style:name="T37" style:family="text">
      <style:text-properties fo:color="#0000ff" fo:font-size="16pt" fo:font-weight="bold" style:font-size-asian="18pt" style:font-size-complex="18pt"/>
    </style:style>
    <style:style style:name="T38" style:family="text">
      <style:text-properties fo:color="#ff00ff" fo:font-size="16pt" fo:font-weight="bold" style:font-size-asian="18pt" style:font-size-complex="18pt"/>
    </style:style>
    <style:style style:name="T39" style:family="text">
      <style:text-properties fo:color="#00ff00" fo:font-weight="bold" style:font-weight-asian="bold" style:font-weight-complex="bold"/>
    </style:style>
    <style:style style:name="T40" style:family="text">
      <style:text-properties fo:color="#ffff00" fo:font-size="16pt" fo:font-weight="bold" style:font-size-asian="18pt" style:font-size-complex="18pt"/>
    </style:style>
    <style:style style:name="T41" style:family="text">
      <style:text-properties fo:font-weight="bold" style:font-size-asian="18pt" style:font-size-complex="18pt"/>
    </style:style>
    <style:style style:name="T42" style:family="text">
      <style:text-properties fo:color="#83caff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ffffff" fo:font-size="18pt" fo:font-weight="bold" style:font-size-asian="18pt" style:font-size-complex="18pt"/>
    </style:style>
    <style:style style:name="T44" style:family="text">
      <style:text-properties fo:color="#23ff23" fo:font-size="18pt" fo:font-weight="bold" style:font-size-asian="18pt" style:font-size-complex="18pt"/>
    </style:style>
    <style:style style:name="T45" style:family="text">
      <style:text-properties fo:color="#808000" fo:font-size="18pt" fo:font-weight="bold" style:font-size-asian="18pt" style:font-size-complex="18pt"/>
    </style:style>
    <style:style style:name="T46" style:family="text">
      <style:text-properties fo:color="#0047ff" fo:font-size="18pt" fo:font-weight="bold" style:font-size-asian="18pt" style:font-size-complex="18pt"/>
    </style:style>
    <style:style style:name="T47" style:family="text">
      <style:text-properties fo:color="#ff0000" fo:font-size="18pt" fo:font-weight="bold" style:font-size-asian="18pt" style:font-size-complex="18pt"/>
    </style:style>
    <style:style style:name="T48" style:family="text">
      <style:text-properties fo:color="#00ff00" fo:font-size="18pt" fo:font-weight="bold" style:font-size-asian="18pt" style:font-size-complex="18pt"/>
    </style:style>
    <style:style style:name="T49" style:family="text">
      <style:text-properties fo:color="#c0c0c0" fo:font-size="18pt" fo:font-weight="bold" style:font-size-asian="18pt" style:font-size-complex="18pt"/>
    </style:style>
    <style:style style:name="T50" style:family="text">
      <style:text-properties fo:color="#b84700" fo:font-size="18pt" fo:font-weight="bold" style:font-size-asian="18pt" style:font-size-complex="18pt"/>
    </style:style>
    <style:style style:name="T51" style:family="text">
      <style:text-properties fo:color="#0000ff" fo:font-size="18pt" fo:font-weight="bold" style:font-size-asian="18pt" style:font-size-complex="18pt"/>
    </style:style>
    <style:style style:name="T52" style:family="text">
      <style:text-properties fo:font-size="16pt" fo:font-weight="bold" style:font-size-asian="16pt" style:font-size-complex="16pt"/>
    </style:style>
    <style:style style:name="T53" style:family="text">
      <style:text-properties fo:color="#00ff00" fo:font-size="16pt" fo:font-weight="bold" style:font-size-asian="16pt" style:font-size-complex="16pt"/>
    </style:style>
    <style:style style:name="T54" style:family="text">
      <style:text-properties fo:color="#808000" fo:font-size="16pt" fo:font-weight="bold" style:font-size-asian="16pt" style:font-size-complex="16pt"/>
    </style:style>
    <style:style style:name="T55" style:family="text">
      <style:text-properties fo:color="#0047ff" fo:font-size="16pt" fo:font-weight="bold" style:font-size-asian="16pt" style:font-size-complex="16pt"/>
    </style:style>
    <style:style style:name="T56" style:family="text">
      <style:text-properties fo:color="#ffffff" fo:font-size="16pt" fo:font-weight="bold" style:font-size-asian="16pt" style:font-size-complex="16pt"/>
    </style:style>
    <style:style style:name="T57" style:family="text">
      <style:text-properties fo:color="#ff0000" fo:font-size="16pt" fo:font-weight="bold" style:font-size-asian="16pt" style:font-size-complex="16pt"/>
    </style:style>
    <style:style style:name="T58" style:family="text">
      <style:text-properties fo:color="#0000ff" fo:font-size="16pt" fo:font-weight="bold" style:font-size-asian="16pt" style:font-size-complex="16pt"/>
    </style:style>
    <style:style style:name="T59" style:family="text">
      <style:text-properties fo:color="#83caff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808019" fo:font-size="16pt" fo:font-weight="bold" style:font-size-asian="16pt" style:font-size-complex="16pt"/>
    </style:style>
    <style:style style:name="T61" style:family="text">
      <style:text-properties fo:color="#b84700" fo:font-size="16pt" fo:font-weight="bold" style:font-size-asian="16pt" style:font-size-complex="16pt"/>
    </style:style>
    <style:style style:name="T62" style:family="text">
      <style:text-properties fo:color="#ffff00" fo:font-size="16pt" fo:font-weight="bold" style:font-size-asian="16pt" style:font-size-complex="16pt"/>
    </style:style>
    <style:style style:name="T63" style:family="text">
      <style:text-properties fo:color="#808000" fo:font-size="16pt" fo:font-weight="bold" style:font-size-asian="16pt" style:font-weight-asian="normal" style:font-size-complex="16pt" style:font-weight-complex="normal"/>
    </style:style>
    <style:style style:name="T64" style:family="text">
      <style:text-properties fo:color="#ffffff" fo:font-size="16pt" fo:font-weight="bold" style:font-size-asian="16pt" style:font-weight-asian="normal" style:font-size-complex="16pt" style:font-weight-complex="normal"/>
    </style:style>
    <style:style style:name="T65" style:family="text">
      <style:text-properties fo:color="#00ff00" fo:font-size="16pt" fo:font-weight="bold" style:font-size-asian="16pt" style:font-weight-asian="normal" style:font-size-complex="16pt" style:font-weight-complex="normal"/>
    </style:style>
    <style:style style:name="T66" style:family="text">
      <style:text-properties fo:color="#ffff00" fo:font-size="16pt" fo:font-weight="bold" style:font-size-asian="16pt" style:font-weight-asian="normal" style:font-size-complex="16pt" style:font-weight-complex="normal"/>
    </style:style>
    <style:style style:name="T67" style:family="text">
      <style:text-properties fo:color="#0047ff" fo:font-size="16pt" fo:font-weight="bold" style:font-size-asian="16pt" style:font-weight-asian="normal" style:font-size-complex="16pt" style:font-weight-complex="normal"/>
    </style:style>
    <style:style style:name="T68" style:family="text">
      <style:text-properties fo:color="#808019" fo:font-size="16pt" fo:font-weight="bold" style:font-size-asian="16pt" style:font-weight-asian="normal" style:font-size-complex="16pt" style:font-weight-complex="normal"/>
    </style:style>
    <style:style style:name="T69" style:family="text">
      <style:text-properties fo:color="#ff0000" fo:font-size="16pt" fo:font-weight="bold" style:font-size-asian="16pt" style:font-weight-asian="normal" style:font-size-complex="16pt" style:font-weight-complex="normal"/>
    </style:style>
    <style:style style:name="T70" style:family="text">
      <style:text-properties fo:color="#83caff" fo:font-size="20pt" fo:font-weight="bold" style:font-weight-asian="bold" style:font-weight-complex="bold"/>
    </style:style>
    <style:style style:name="T71" style:family="text">
      <style:text-properties fo:color="#ffffff" fo:font-size="16pt" fo:font-weight="bold"/>
    </style:style>
    <style:style style:name="T72" style:family="text">
      <style:text-properties fo:color="#00ff00" fo:font-size="16pt" fo:font-weight="bold"/>
    </style:style>
    <style:style style:name="T73" style:family="text">
      <style:text-properties fo:color="#808000" fo:font-size="16pt" fo:font-weight="bold"/>
    </style:style>
    <style:style style:name="T74" style:family="text">
      <style:text-properties fo:color="#ffff00" fo:font-size="16pt" fo:font-weight="bold"/>
    </style:style>
    <style:style style:name="T75" style:family="text">
      <style:text-properties fo:color="#00ff00" fo:font-size="20pt" fo:font-weight="bold" style:font-weight-asian="bold" style:font-weight-complex="bold"/>
    </style:style>
    <style:style style:name="T76" style:family="text">
      <style:text-properties fo:color="#00ff00" fo:font-size="20pt"/>
    </style:style>
    <style:style style:name="T77" style:family="text">
      <style:text-properties fo:color="#808000" fo:font-size="16pt" fo:font-weight="bold" style:font-size-asian="16pt" style:font-weight-asian="bold" style:font-size-complex="16pt" style:font-weight-complex="bold"/>
    </style:style>
    <style:style style:name="T78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81" style:family="text">
      <style:text-properties fo:color="#00ff00" fo:font-size="16pt" fo:font-weight="bold" style:font-size-asian="16pt" style:font-weight-asian="bold" style:font-size-complex="16pt" style:font-weight-complex="bold"/>
    </style:style>
    <style:style style:name="T82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83" style:family="text">
      <style:text-properties fo:color="#c0c0c0" fo:font-size="16pt" fo:font-weight="bold" style:font-size-asian="16pt" style:font-size-complex="16pt"/>
    </style:style>
    <style:style style:name="T84" style:family="text">
      <style:text-properties fo:color="#ff00ff" fo:font-size="16pt" fo:font-weight="bold" style:font-size-asian="16pt" style:font-weight-asian="bold" style:font-size-complex="16pt" style:font-weight-complex="bold"/>
    </style:style>
    <style:style style:name="T85" style:family="text">
      <style:text-properties fo:font-size="20pt" fo:font-weight="bold" style:font-weight-asian="bold" style:font-weight-complex="bold"/>
    </style:style>
    <style:style style:name="T86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87" style:family="text">
      <style:text-properties fo:color="#808019" fo:font-size="16pt" fo:font-weight="bold" style:font-size-asian="16pt" style:font-weight-asian="bold" style:font-size-complex="16pt" style:font-weight-complex="bold"/>
    </style:style>
    <style:style style:name="T88" style:family="text">
      <style:text-properties fo:color="#83caff" fo:font-size="48pt" fo:font-weight="bold" style:font-size-asian="48pt" style:font-weight-asian="bold" style:font-size-complex="48pt" style:font-weight-complex="bold"/>
    </style:style>
    <style:style style:name="T89" style:family="text">
      <style:text-properties fo:color="#83caff" style:text-outline="false" style:text-line-through-style="none" fo:font-family="Consolas" style:font-style-name="Regular" style:font-family-generic="modern" style:font-pitch="fixed" fo:font-size="20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color="#ff3366" style:text-outline="false" style:text-line-through-style="none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3366" style:text-outline="false" style:text-line-through-style="none" fo:font-family="Consolas" style:font-style-name="Regular" style:font-family-generic="modern" style:font-pitch="fixed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3333" style:text-outline="false" style:text-line-through-style="none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ff3333" style:text-outline="false" style:text-line-through-style="none" fo:font-family="Consolas" style:font-style-name="Regular" style:font-family-generic="modern" style:font-pitch="fixed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ffff" style:text-outline="false" style:text-line-through-style="none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ff0000" style:text-outline="false" style:text-line-through-style="none" fo:font-family="Consolas" style:font-style-name="Regular" style:font-family-generic="modern" style:font-pitch="fixed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ff0000" style:text-outline="false" style:text-line-through-style="none" fo:font-family="Consolas" style:font-style-name="Regular" style:font-family-generic="modern" style:font-pitch="fixed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00ff00" style:text-outline="false" style:text-line-through-style="none" fo:font-family="Consolas" style:font-family-generic="modern" style:font-pitch="fixed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Arial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color="#0099ff" style:text-outline="false" style:text-line-through-style="none" fo:font-family="Consolas" style:font-family-generic="modern" style:font-pitch="fixed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ff00"/>
    </style:style>
    <style:style style:name="T101" style:family="text">
      <style:text-properties fo:color="#ffffff"/>
    </style:style>
    <style:style style:name="T102" style:family="text">
      <style:text-properties fo:color="#23ff23"/>
    </style:style>
    <style:style style:name="T103" style:family="text">
      <style:text-properties fo:color="#0066cc"/>
    </style:style>
    <style:style style:name="T104" style:family="text">
      <style:text-properties fo:color="#83caff" fo:font-size="28pt" fo:font-weight="bold" style:font-size-asian="28pt" style:font-weight-asian="bold" style:font-size-complex="28pt" style:font-weight-complex="bold"/>
    </style:style>
    <style:style style:name="T105" style:family="text">
      <style:text-properties fo:color="#ffffff" fo:font-weight="bold" style:font-weight-asian="bold" style:font-weight-complex="bold"/>
    </style:style>
    <style:style style:name="T106" style:family="text">
      <style:text-properties fo:font-size="16pt" fo:font-weight="bold" style:font-size-asian="16pt" style:font-weight-asian="bold" style:font-size-complex="16pt" style:font-weight-complex="bold"/>
    </style:style>
    <style:style style:name="T107" style:family="text">
      <style:text-properties fo:color="#ffff00"/>
    </style:style>
    <style:style style:name="T108" style:family="text">
      <style:text-properties fo:color="#808000" fo:font-size="16pt" style:font-size-asian="16pt" style:font-size-complex="16pt"/>
    </style:style>
    <style:style style:name="T109" style:family="text">
      <style:text-properties fo:color="#00ff00" fo:font-size="20pt" fo:font-weight="bold" style:font-size-asian="20pt" style:font-weight-asian="bold" style:font-size-complex="20pt" style:font-weight-complex="bold"/>
    </style:style>
    <style:style style:name="T110" style:family="text">
      <style:text-properties fo:color="#808000" fo:font-size="16pt" fo:font-weight="bold" style:font-size-asian="18pt" style:font-weight-asian="bold" style:font-size-complex="18pt" style:font-weight-complex="bold"/>
    </style:style>
    <style:style style:name="T111" style:family="text">
      <style:text-properties fo:color="#0047ff" fo:font-size="16pt" fo:font-weight="bold" style:font-size-asian="18pt" style:font-weight-asian="bold" style:font-size-complex="18pt" style:font-weight-complex="bold"/>
    </style:style>
    <style:style style:name="T112" style:family="text">
      <style:text-properties fo:color="#ff0000" fo:font-size="16pt" fo:font-weight="bold" style:font-size-asian="18pt" style:font-weight-asian="bold" style:font-size-complex="18pt" style:font-weight-complex="bold"/>
    </style:style>
    <style:style style:name="T113" style:family="text">
      <style:text-properties fo:color="#00ff00" fo:font-size="16pt" fo:font-weight="bold" style:font-size-asian="18pt" style:font-weight-asian="bold" style:font-size-complex="18pt" style:font-weight-complex="bold"/>
    </style:style>
    <style:style style:name="T114" style:family="text">
      <style:text-properties fo:color="#ffffff" fo:font-size="16pt" fo:font-weight="bold" style:font-size-asian="18pt" style:font-weight-asian="bold" style:font-size-complex="18pt" style:font-weight-complex="bold"/>
    </style:style>
    <style:style style:name="T115" style:family="text">
      <style:text-properties fo:color="#99ccff" fo:font-weight="bold" style:font-weight-asian="bold" style:font-weight-complex="bold"/>
    </style:style>
    <style:style style:name="T116" style:family="text">
      <style:text-properties fo:color="#00ff00" fo:font-size="20pt" fo:font-style="normal" fo:font-weight="bold" style:font-style-asian="normal" style:font-weight-asian="bold" style:font-style-complex="normal" style:font-weight-complex="bold"/>
    </style:style>
    <style:style style:name="T117" style:family="text">
      <style:text-properties fo:font-size="16pt" fo:font-weight="bold"/>
    </style:style>
    <style:style style:name="T118" style:family="text">
      <style:text-properties fo:color="#99ccff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ff00ff" fo:font-size="16pt" style:font-size-asian="16pt" style:font-size-complex="16pt"/>
    </style:style>
    <style:style style:name="T120" style:family="text">
      <style:text-properties fo:color="#0047ff"/>
    </style:style>
    <style:style style:name="T121" style:family="text">
      <style:text-properties fo:color="#00d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3.65cm" svg:height="19.813cm" svg:x="1.524cm" svg:y="-3.048cm" presentation:class="subtitle" presentation:user-transformed="true">
          <draw:text-box>
            <text:p><text:span text:style-name="T1"/></text:p>
            <text:p><text:span text:style-name="T1"/></text:p>
            <text:p><text:span text:style-name="T2">Mojolicious</text:span></text:p>
            <text:p><text:span text:style-name="T3"/></text:p>
            <text:p><text:span text:style-name="T4">intro to</text:span></text:p>
            <text:p><text:span text:style-name="T5">Authentication and Authorization</text:span></text:p>
            <text:p><text:span text:style-name="T6"/></text:p>
            <text:p><text:span text:style-name="T7"/></text:p>
            <text:p/>
            <text:p text:style-name="P1"><text:span text:style-name="T8"/></text:p>
          </draw:text-box>
        </draw:frame>
        <draw:frame draw:style-name="gr1" draw:text-style-name="P2" draw:layer="layout" svg:width="10.668cm" svg:height="2cm" svg:x="1.924cm" svg:y="8.924cm">
          <draw:text-box>
            <text:p xml:id="id1" text:id="id1"><text:span text:style-name="T9">Not part of the framework</text:span></text:p>
          </draw:text-box>
        </draw:frame>
        <draw:frame draw:style-name="gr2" draw:text-style-name="P3" draw:layer="layout" svg:width="3.228cm" svg:height="1.081cm" svg:x="1.924cm" svg:y="11.024cm">
          <draw:text-box>
            <text:p xml:id="id2" text:id="id2"><text:span text:style-name="T10">Plugins</text:span></text:p>
          </draw:text-box>
        </draw:frame>
        <draw:frame draw:style-name="gr3" draw:text-style-name="P4" draw:layer="layout" svg:width="14.05cm" svg:height="1.081cm" svg:x="7.032cm" svg:y="10.998cm">
          <draw:text-box>
            <text:p xml:id="id3" text:id="id3"><text:span text:style-name="T11">Mojolicious-Plugin-Autentication</text:span></text:p>
          </draw:text-box>
        </draw:frame>
        <draw:frame draw:style-name="gr2" draw:text-style-name="P4" draw:layer="layout" svg:width="12.965cm" svg:height="1.081cm" svg:x="7.032cm" svg:y="12.555cm">
          <draw:text-box>
            <text:p xml:id="id4" text:id="id4"><text:span text:style-name="T11">Mojolicious-Plugin-Author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-<text:span text:style-name="T12">Both Authn and Authz are not part of the FW</text:span></text:p>
              <text:p><text:span text:style-name="T12"/></text:p>
              <text:p><text:span text:style-name="T12"/></text:p>
              <text:p><text:span text:style-name="T12">-Authn and Authz s</text:span>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5" draw:text-style-name="P5" draw:layer="layout" svg:width="15cm" svg:height="2.232cm" svg:x="6.5cm" svg:y="0.768cm">
          <draw:text-box>
            <text:p><text:span text:style-name="T13">authentication</text:span></text:p>
          </draw:text-box>
        </draw:frame>
        <draw:frame draw:style-name="gr6" draw:text-style-name="P6" draw:layer="layout" svg:width="11.5cm" svg:height="1.081cm" svg:x="2cm" svg:y="3.5cm">
          <draw:text-box>
            <text:p xml:id="id5" text:id="id5"><text:span text:style-name="T14">You are who you say you are!</text:span></text:p>
          </draw:text-box>
        </draw:frame>
        <draw:frame draw:style-name="gr7" draw:text-style-name="P7" xml:id="id7" draw:id="id7" draw:layer="layout" svg:width="18.695cm" svg:height="2.301cm" svg:x="3.805cm" svg:y="7.2cm">
          <draw:image xlink:href="Pictures/10000000000003F1000000579647A622.jpg" xlink:type="simple" xlink:show="embed" xlink:actuate="onLoad">
            <text:p/>
          </draw:image>
        </draw:frame>
        <draw:frame draw:style-name="gr5" draw:text-style-name="P8" draw:layer="layout" svg:width="10.5cm" svg:height="0.996cm" svg:x="2cm" svg:y="5.304cm">
          <draw:text-box>
            <text:p xml:id="id6" text:id="id6"><text:span text:style-name="T15">Think Like a hacker!!</text:span></text:p>
          </draw:text-box>
        </draw:frame>
        <draw:frame draw:style-name="gr8" draw:text-style-name="P9" draw:layer="layout" svg:width="13cm" svg:height="0.996cm" svg:x="2cm" svg:y="10.7cm">
          <draw:text-box>
            <text:p xml:id="id8" text:id="id8"><text:span text:style-name="T16">So many ways to spoil your day</text:span></text:p>
          </draw:text-box>
        </draw:frame>
        <draw:frame draw:style-name="gr5" draw:text-style-name="P10" draw:layer="layout" svg:width="4.8cm" svg:height="0.996cm" svg:x="2.7cm" svg:y="12.204cm">
          <draw:text-box>
            <text:p xml:id="id9" text:id="id9"><text:span text:style-name="T17">POST/GET</text:span></text:p>
          </draw:text-box>
        </draw:frame>
        <draw:frame draw:style-name="gr2" draw:text-style-name="P2" draw:layer="layout" svg:width="1.891cm" svg:height="0.996cm" svg:x="4cm" svg:y="13.3cm">
          <draw:text-box>
            <text:p xml:id="id10" text:id="id10"><text:span text:style-name="T15">AJAX</text:span></text:p>
          </draw:text-box>
        </draw:frame>
        <draw:frame draw:style-name="gr2" draw:text-style-name="P2" draw:layer="layout" svg:width="3.321cm" svg:height="1.081cm" svg:x="2.7cm" svg:y="14.5cm">
          <draw:text-box>
            <text:p xml:id="id11" text:id="id11"><text:span text:style-name="T17">RESTful</text:span><text:span text:style-name="T9"> </text:span></text:p>
          </draw:text-box>
        </draw:frame>
        <draw:frame draw:style-name="gr9" draw:text-style-name="P2" draw:layer="layout" svg:width="8.526cm" svg:height="0.996cm" svg:x="3.974cm" svg:y="16cm">
          <draw:text-box>
            <text:p xml:id="id12" text:id="id12"><text:span text:style-name="T15">PUT/DELE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0" draw:text-style-name="P11" draw:layer="layout" svg:width="17.7cm" svg:height="1.242cm" svg:x="4.65cm" svg:y="0.519cm">
          <draw:text-box>
            <text:p><text:span text:style-name="T18">Mojolicious-Plugin-Authentication</text:span></text:p>
          </draw:text-box>
        </draw:frame>
        <draw:frame draw:style-name="gr5" draw:text-style-name="P12" draw:layer="layout" svg:width="2cm" svg:height="0.996cm" svg:x="3.03cm" svg:y="15.718cm">
          <draw:text-box>
            <text:p xml:id="id19" text:id="id19"><text:span text:style-name="T19">DB</text:span></text:p>
          </draw:text-box>
        </draw:frame>
        <draw:frame draw:style-name="gr5" draw:text-style-name="P12" draw:layer="layout" svg:width="4cm" svg:height="0.996cm" svg:x="7.53cm" svg:y="15.718cm">
          <draw:text-box>
            <text:p xml:id="id21" text:id="id21"><text:span text:style-name="T19">LDAP</text:span></text:p>
          </draw:text-box>
        </draw:frame>
        <draw:frame draw:style-name="gr5" draw:text-style-name="P12" draw:layer="layout" svg:width="2.5cm" svg:height="0.996cm" svg:x="5.03cm" svg:y="15.718cm">
          <draw:text-box>
            <text:p xml:id="id20" text:id="id20"><text:span text:style-name="T19">file</text:span></text:p>
          </draw:text-box>
        </draw:frame>
        <draw:frame draw:style-name="gr5" draw:text-style-name="P12" draw:layer="layout" svg:width="4.5cm" svg:height="0.996cm" svg:x="10.03cm" svg:y="15.718cm">
          <draw:text-box>
            <text:p xml:id="id22" text:id="id22"><text:span text:style-name="T19">Apache <text:s/></text:span></text:p>
          </draw:text-box>
        </draw:frame>
        <draw:frame draw:style-name="gr2" draw:text-style-name="P12" draw:layer="layout" svg:width="1.891cm" svg:height="0.996cm" svg:x="13.528cm" svg:y="15.718cm">
          <draw:text-box>
            <text:p xml:id="id23" text:id="id23"><text:span text:style-name="T19">'*' </text:span></text:p>
          </draw:text-box>
        </draw:frame>
        <draw:frame draw:style-name="gr11" xml:id="id16" draw:id="id16" draw:layer="layout" svg:width="5.955cm" svg:height="1.082cm" svg:x="1.2cm" svg:y="8.718cm">
          <draw:text-box>
            <text:p><text:span text:style-name="T20">validate_user</text:span> </text:p>
          </draw:text-box>
        </draw:frame>
        <draw:frame draw:style-name="gr12" draw:text-style-name="P13" xml:id="id17" draw:id="id17" draw:layer="layout" svg:width="18.202cm" svg:height="4.402cm" svg:x="1.208cm" svg:y="9.806cm">
          <draw:text-box>
            <text:p><text:span text:style-name="T21"><text:s text:c="4"/></text:span><text:span text:style-name="T22">s</text:span><text:span text:style-name="T23">u</text:span><text:span text:style-name="T22">b</text:span><text:span text:style-name="T23"> {</text:span></text:p>
            <text:p><text:span text:style-name="T23"><text:s text:c="8"/></text:span><text:span text:style-name="T23">my (</text:span><text:span text:style-name="T24">$app</text:span><text:span text:style-name="T23">,</text:span><text:span text:style-name="T25"> </text:span><text:span text:style-name="T24">$username</text:span><text:span text:style-name="T23">,</text:span><text:span text:style-name="T25"> </text:span><text:span text:style-name="T24">$password</text:span><text:span text:style-name="T23">,</text:span><text:span text:style-name="T25"> </text:span><text:span text:style-name="T24">$extradata</text:span><text:span text:style-name="T23">) = @_;</text:span></text:p>
            <text:p><text:span text:style-name="T23"><text:s text:c="8"/></text:span><text:span text:style-name="T26">...</text:span></text:p>
            <text:p><text:span text:style-name="T23"><text:s text:c="8"/></text:span><text:span text:style-name="T23">return </text:span><text:span text:style-name="T27">$uid</text:span><text:span text:style-name="T23">;</text:span></text:p>
            <text:p><text:span text:style-name="T23"><text:s text:c="4"/></text:span><text:span text:style-name="T23">}</text:span></text:p>
          </draw:text-box>
        </draw:frame>
        <draw:frame draw:style-name="gr2" xml:id="id14" draw:id="id14" draw:layer="layout" svg:width="4.396cm" svg:height="1.081cm" svg:x="1.2cm" svg:y="3.764cm">
          <draw:text-box>
            <text:p><text:span text:style-name="T20">load_user</text:span> </text:p>
          </draw:text-box>
        </draw:frame>
        <draw:frame draw:style-name="gr2" draw:text-style-name="P13" xml:id="id15" draw:id="id15" draw:layer="layout" svg:width="9.463cm" svg:height="3.531cm" svg:x="1.2cm" svg:y="5.005cm">
          <draw:text-box>
            <text:p><text:span text:style-name="T21"><text:s text:c="4"/></text:span><text:span text:style-name="T22">sub { </text:span></text:p>
            <text:p><text:span text:style-name="T22"><text:s text:c="8"/></text:span><text:span text:style-name="T22">my (</text:span><text:span text:style-name="T24">$app</text:span><text:span text:style-name="T22">, </text:span><text:span text:style-name="T24">$uid</text:span><text:span text:style-name="T22">) = @_;</text:span></text:p>
            <text:p><text:span text:style-name="T22"><text:s text:c="8"/></text:span><text:span text:style-name="T22">...</text:span></text:p>
            <text:p><text:span text:style-name="T22"><text:s text:c="8"/></text:span><text:span text:style-name="T22">return </text:span><text:span text:style-name="T27">$user</text:span><text:span text:style-name="T22">;</text:span></text:p>
            <text:p><text:span text:style-name="T22"><text:s text:c="4"/></text:span><text:span text:style-name="T22">}</text:span></text:p>
          </draw:text-box>
        </draw:frame>
        <draw:frame draw:style-name="gr2" draw:text-style-name="P6" draw:layer="layout" svg:width="7.512cm" svg:height="1.081cm" svg:x="1.078cm" svg:y="2.394cm">
          <draw:text-box>
            <text:p xml:id="id13" text:id="id13"><text:span text:style-name="T28">We supply the API</text:span><text:span text:style-name="T14"> </text:span></text:p>
          </draw:text-box>
        </draw:frame>
        <draw:frame draw:style-name="gr11" draw:text-style-name="P14" draw:layer="layout" svg:width="8.736cm" svg:height="1.082cm" svg:x="1.424cm" svg:y="14.136cm">
          <draw:text-box>
            <text:p xml:id="id18" text:id="id18"><text:span text:style-name="T28">You supply the guts!</text:span></text:p>
          </draw:text-box>
        </draw:frame>
        <draw:frame draw:style-name="gr13" draw:layer="layout" svg:width="3.279cm" svg:height="0.997cm" svg:x="14.986cm" svg:y="15.717cm">
          <draw:text-box>
            <text:p xml:id="id24" text:id="id24"><text:span text:style-name="T19">Whate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4" draw:text-style-name="P15" draw:layer="layout" svg:width="22.5cm" svg:height="14.5cm" svg:x="1.884cm" svg:y="3.386cm">
          <draw:text-box>
            <text:p xml:id="id25" text:id="id25"><text:span text:style-name="T29">plugin '</text:span><text:span text:style-name="T30">authentication</text:span><text:span text:style-name="T29">',</text:span><text:span text:style-name="T31"> {</text:span></text:p>
            <text:p xml:id="id27" text:id="id27"><text:span text:style-name="T32"><text:s text:c="3"/></text:span><text:span text:style-name="T32">autoload_user </text:span><text:span text:style-name="T29">=&gt; </text:span><text:span text:style-name="T30">1</text:span><text:span text:style-name="T31">,</text:span></text:p>
            <text:p><text:span text:style-name="T31"><text:s text:c="3"/></text:span></text:p>
          </draw:text-box>
        </draw:frame>
        <draw:frame draw:style-name="gr12" draw:text-style-name="P15" draw:layer="layout" svg:width="12.965cm" svg:height="11.403cm" svg:x="2.786cm" svg:y="4.737cm">
          <draw:text-box>
            <text:p xml:id="id28" text:id="id28"><text:span text:style-name="T33">validate_user</text:span><text:span text:style-name="T34"> =&gt; </text:span><text:span text:style-name="T31">sub {</text:span></text:p>
            <text:p xml:id="id29" text:id="id29"><text:span text:style-name="T31"><text:s text:c="8"/></text:span><text:span text:style-name="T31">my </text:span><text:span text:style-name="T35">$self</text:span><text:span text:style-name="T31"> = s</text:span><text:span text:style-name="T36">hif</text:span><text:span text:style-name="T31">t;</text:span></text:p>
            <text:p xml:id="id30" text:id="id30"><text:span text:style-name="T31"><text:s text:c="8"/></text:span><text:span text:style-name="T31">my </text:span><text:span text:style-name="T35">$un</text:span><text:span text:style-name="T31"> = shift || </text:span><text:span text:style-name="T29">''</text:span><text:span text:style-name="T31">;</text:span></text:p>
            <text:p xml:id="id31" text:id="id31"><text:span text:style-name="T31"><text:s text:c="8"/></text:span><text:span text:style-name="T31">my </text:span><text:span text:style-name="T35">$pw</text:span><text:span text:style-name="T37"> </text:span><text:span text:style-name="T31">= shift || </text:span><text:span text:style-name="T29">''</text:span><text:span text:style-name="T31">;</text:span></text:p>
            <text:p xml:id="id32" text:id="id32"><text:span text:style-name="T31"><text:s text:c="8"/></text:span><text:span text:style-name="T31">my </text:span><text:span text:style-name="T35">$extra</text:span><text:span text:style-name="T31"> = shift || {};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 xml:id="id33" text:id="id33"><text:span text:style-name="T31">};</text:span></text:p>
          </draw:text-box>
        </draw:frame>
        <draw:frame draw:style-name="gr15" draw:text-style-name="P16" draw:layer="layout" svg:width="11.5cm" svg:height="0.907cm" svg:x="5.184cm" svg:y="8.086cm">
          <draw:text-box>
            <text:p xml:id="id34" text:id="id34"><text:span text:style-name="T31">use</text:span><text:span text:style-name="T38"> Authen::Simple::DBI</text:span><text:span text:style-name="T31">;</text:span></text:p>
          </draw:text-box>
        </draw:frame>
        <draw:frame draw:style-name="gr16" draw:text-style-name="P17" draw:layer="layout" svg:width="17.5cm" svg:height="4.187cm" svg:x="5.198cm" svg:y="8.917cm">
          <draw:text-box>
            <text:p xml:id="id35" text:id="id35"><text:span text:style-name="T31">my </text:span><text:span text:style-name="T35">$authDB</text:span><text:span text:style-name="T31"> = </text:span><text:span text:style-name="T38">Authen::Simple::DBI-&gt;new</text:span><text:span text:style-name="T31">(</text:span></text:p>
            <text:p xml:id="id36" text:id="id36"><text:span text:style-name="T31"><text:s text:c="20"/></text:span><text:span text:style-name="T32"><text:s/></text:span><text:span text:style-name="T32">dsn </text:span><text:span text:style-name="T29">=&gt; '</text:span><text:span text:style-name="T30">DBI:Oracle:XE</text:span><text:span text:style-name="T29">'</text:span><text:span text:style-name="T32">,</text:span></text:p>
            <text:p xml:id="id37" text:id="id37"><text:span text:style-name="T32"><text:s text:c="21"/></text:span><text:span text:style-name="T32">username </text:span><text:span text:style-name="T29">=&gt; '</text:span><text:span text:style-name="T30">HR</text:span><text:span text:style-name="T29">'</text:span><text:span text:style-name="T32">,</text:span></text:p>
            <text:p xml:id="id38" text:id="id38"><text:span text:style-name="T32"><text:s text:c="21"/></text:span><text:span text:style-name="T32">password </text:span><text:span text:style-name="T29">=&gt; '</text:span><text:span text:style-name="T30">HR</text:span><text:span text:style-name="T29">'</text:span><text:span text:style-name="T32">,</text:span></text:p>
            <text:p xml:id="id39" text:id="id39"><text:span text:style-name="T32"><text:s text:c="21"/></text:span><text:span text:style-name="T32">statement</text:span><text:span text:style-name="T29"> =&gt; '</text:span><text:span text:style-name="T30">SELECT password FROM</text:span></text:p>
            <text:p xml:id="id40" text:id="id40"><text:span text:style-name="T30"><text:s text:c="21"/></text:span><text:span text:style-name="T30">brain_slug WHERE slug_id = ?</text:span><text:span text:style-name="T29">'</text:span><text:span text:style-name="T31">);</text:span></text:p>
          </draw:text-box>
        </draw:frame>
        <draw:frame draw:style-name="gr17" draw:text-style-name="P18" draw:layer="layout" svg:width="12.245cm" svg:height="2.22cm" svg:x="5.198cm" svg:y="13.004cm">
          <draw:text-box>
            <text:p xml:id="id41" text:id="id41"><text:span text:style-name="T31">return </text:span><text:span text:style-name="T35">$un</text:span></text:p>
            <text:p xml:id="id42" text:id="id42"><text:span text:style-name="T31"><text:s text:c="2"/></text:span><text:span text:style-name="T31">if (</text:span><text:span text:style-name="T35">$authDB-&gt;</text:span><text:span text:style-name="T38">authenticate</text:span><text:span text:style-name="T31">(</text:span><text:span text:style-name="T35">$un</text:span><text:span text:style-name="T31">,</text:span><text:span text:style-name="T35">$pw</text:span><text:span text:style-name="T36">)</text:span><text:span text:style-name="T31">);</text:span></text:p>
            <text:p xml:id="id43" text:id="id43"><text:span text:style-name="T31">return </text:span><text:span text:style-name="T36">undef</text:span><text:span text:style-name="T31">;</text:span></text:p>
          </draw:text-box>
        </draw:frame>
        <draw:frame draw:style-name="gr2" draw:text-style-name="P19" draw:layer="layout" svg:width="4.397cm" svg:height="1.081cm" svg:x="11.302cm" svg:y="0.5cm">
          <draw:text-box>
            <text:p><text:span text:style-name="T39">/auth_1.pl</text:span></text:p>
          </draw:text-box>
        </draw:frame>
        <draw:frame draw:style-name="gr11" draw:text-style-name="P14" draw:layer="layout" svg:width="5.565cm" svg:height="1.082cm" svg:x="0.808cm" svg:y="2.124cm">
          <draw:text-box>
            <text:p><text:span text:style-name="T28">validate_user</text:span></text:p>
          </draw:text-box>
        </draw:frame>
        <draw:frame draw:style-name="gr18" draw:text-style-name="P20" draw:layer="layout" svg:width="0.811cm" svg:height="0.907cm" svg:x="2.286cm" svg:y="16.256cm">
          <draw:text-box>
            <text:p xml:id="id26" text:id="id26"><text:span text:style-name="T3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9" draw:text-style-name="P15" draw:layer="layout" svg:width="17.5cm" svg:height="7.467cm" svg:x="1.778cm" svg:y="4.086cm">
          <draw:text-box>
            <text:p xml:id="id44" text:id="id44"><text:span text:style-name="T29">plugin '</text:span><text:span text:style-name="T30">authentication</text:span><text:span text:style-name="T29">',</text:span><text:span text:style-name="T31"> {</text:span></text:p>
            <text:p xml:id="id45" text:id="id45"><text:span text:style-name="T34"><text:s text:c="3"/></text:span><text:span text:style-name="T32">autoload_user </text:span><text:span text:style-name="T29">=&gt;</text:span><text:span text:style-name="T30"> 1</text:span><text:span text:style-name="T31">,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 xml:id="id46" text:id="id46"><text:span text:style-name="T31"><text:s text:c="3"/></text:span><text:span text:style-name="T33">validate_user</text:span><text:span text:style-name="T31"> =&gt; sub {</text:span></text:p>
            <text:p xml:id="id47" text:id="id47"><text:span text:style-name="T40"><text:s/></text:span><text:span text:style-name="T40">...</text:span></text:p>
            <text:p><text:span text:style-name="T31"/></text:p>
          </draw:text-box>
        </draw:frame>
        <draw:frame draw:style-name="gr20" draw:text-style-name="P18" draw:layer="layout" svg:width="10.239cm" svg:height="5.232cm" svg:x="7.214cm" svg:y="5.967cm">
          <draw:text-box>
            <text:p><text:span text:style-name="T41"><text:s/></text:span></text:p>
          </draw:text-box>
        </draw:frame>
        <draw:frame draw:style-name="gr21" draw:text-style-name="P18" draw:layer="layout" svg:width="8.227cm" svg:height="3.532cm" svg:x="2.674cm" svg:y="5.601cm">
          <draw:text-box>
            <text:p xml:id="id48" text:id="id48"><text:span text:style-name="T33">load_user</text:span><text:span text:style-name="T31"> </text:span><text:span text:style-name="T29">=&gt;</text:span><text:span text:style-name="T31"> sub {</text:span></text:p>
            <text:p xml:id="id49" text:id="id49"><text:span text:style-name="T31"><text:s text:c="8"/></text:span><text:span text:style-name="T31">my </text:span><text:span text:style-name="T35">$self</text:span><text:span text:style-name="T31"> = shift;</text:span></text:p>
            <text:p xml:id="id50" text:id="id50"><text:span text:style-name="T31"><text:s text:c="8"/></text:span><text:span text:style-name="T31">my </text:span><text:span text:style-name="T35">$uid</text:span><text:span text:style-name="T31"> <text:s/>= shift;</text:span></text:p>
            <text:p xml:id="id52" text:id="id52"><text:span text:style-name="T31"><text:s text:c="8"/></text:span><text:span text:style-name="T31">return </text:span><text:span text:style-name="T35">$uid</text:span><text:span text:style-name="T31">;</text:span></text:p>
            <text:p xml:id="id51" text:id="id51"><text:span text:style-name="T31">},</text:span></text:p>
          </draw:text-box>
        </draw:frame>
        <draw:frame draw:style-name="gr11" draw:text-style-name="P19" draw:layer="layout" svg:width="4.397cm" svg:height="1.082cm" svg:x="11.302cm" svg:y="0.5cm">
          <draw:text-box>
            <text:p><text:span text:style-name="T39">/auth_1.pl</text:span></text:p>
          </draw:text-box>
        </draw:frame>
        <draw:frame draw:style-name="gr11" draw:text-style-name="P14" draw:layer="layout" svg:width="4.007cm" svg:height="1.082cm" svg:x="0.716cm" svg:y="2.178cm">
          <draw:text-box>
            <text:p><text:span text:style-name="T28">load_us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1" draw:text-style-name="P21" draw:layer="layout" svg:width="7.812cm" svg:height="1.242cm" svg:x="0.824cm" svg:y="2.018cm">
          <draw:text-box>
            <text:p><text:span text:style-name="T42">authenticate</text:span></text:p>
          </draw:text-box>
        </draw:frame>
        <draw:frame draw:style-name="gr22" draw:text-style-name="P22" draw:layer="layout" svg:width="23.5cm" svg:height="9.191cm" svg:x="2cm" svg:y="4cm">
          <draw:text-box>
            <text:p xml:id="id53" text:id="id53"><text:span text:style-name="T43">post '</text:span><text:span text:style-name="T44">/logon</text:span><text:span text:style-name="T43">' =&gt;</text:span><text:span text:style-name="T45"> sub {</text:span></text:p>
            <text:p xml:id="id54" text:id="id54"><text:span text:style-name="T45"><text:s text:c="2"/></text:span><text:span text:style-name="T45">my</text:span><text:span text:style-name="T46"> $self</text:span><text:span text:style-name="T45"> </text:span><text:span text:style-name="T43">=</text:span><text:span text:style-name="T45"> shift;</text:span></text:p>
            <text:p xml:id="id56" text:id="id56"><text:span text:style-name="T45"><text:s text:c="2"/></text:span><text:span text:style-name="T45">if (</text:span><text:span text:style-name="T46">$self-&gt;</text:span><text:span text:style-name="T47">authenticate</text:span><text:span text:style-name="T45">(</text:span><text:span text:style-name="T46">$self-&gt;</text:span><text:span text:style-name="T45">param(</text:span><text:span text:style-name="T43">'</text:span><text:span text:style-name="T48">id</text:span><text:span text:style-name="T43">'</text:span><text:span text:style-name="T45">) </text:span></text:p>
            <text:p xml:id="id60" text:id="id60"><text:span text:style-name="T45"><text:s text:c="25"/></text:span><text:span text:style-name="T45">,</text:span><text:span text:style-name="T46">$self-&gt;</text:span><text:span text:style-name="T45">param(</text:span><text:span text:style-name="T49">'</text:span><text:span text:style-name="T48">pw</text:span><text:span text:style-name="T49">'</text:span><text:span text:style-name="T45">),</text:span></text:p>
            <text:p xml:id="id61" text:id="id61"><text:span text:style-name="T45"><text:s text:c="25"/></text:span><text:span text:style-name="T45">,{</text:span><text:span text:style-name="T50">brain_slug</text:span><text:span text:style-name="T43">=&gt;</text:span><text:span text:style-name="T46">$self-&gt;</text:span><text:span text:style-name="T45">param(</text:span><text:span text:style-name="T43">'</text:span><text:span text:style-name="T48">slug</text:span><text:span text:style-name="T43">'</text:span><text:span text:style-name="T45">)})) {</text:span></text:p>
            <text:p xml:id="id62" text:id="id62"><text:span text:style-name="T45"><text:s text:c="4"/></text:span></text:p>
            <text:p xml:id="id63" text:id="id63"><text:span text:style-name="T45"><text:s text:c="5"/></text:span><text:span text:style-name="T46">$self-&gt;</text:span><text:span text:style-name="T45">render(</text:span><text:span text:style-name="T43">'</text:span><text:span text:style-name="T48">home</text:span><text:span text:style-name="T43">'</text:span><text:span text:style-name="T45">);</text:span></text:p>
            <text:p xml:id="id57" text:id="id57"><text:span text:style-name="T51"><text:s/></text:span><text:span text:style-name="T45"><text:s/></text:span><text:span text:style-name="T45">}</text:span></text:p>
            <text:p xml:id="id58" text:id="id58"><text:span text:style-name="T45"><text:s text:c="2"/></text:span><text:span text:style-name="T45">else {</text:span></text:p>
            <text:p xml:id="id64" text:id="id64"><text:span text:style-name="T51"><text:s text:c="5"/></text:span><text:span text:style-name="T46">$self-&gt;</text:span><text:span text:style-name="T45">render(</text:span><text:span text:style-name="T43">'</text:span><text:span text:style-name="T48">index</text:span><text:span text:style-name="T43">'</text:span><text:span text:style-name="T45">);</text:span></text:p>
            <text:p xml:id="id59" text:id="id59"><text:span text:style-name="T45"><text:s text:c="2"/></text:span><text:span text:style-name="T45">}</text:span></text:p>
            <text:p xml:id="id55" text:id="id55"><text:span text:style-name="T45">};</text:span></text:p>
          </draw:text-box>
        </draw:frame>
        <draw:frame draw:style-name="gr11" draw:text-style-name="P19" draw:layer="layout" svg:width="4.397cm" svg:height="1.082cm" svg:x="11.302cm" svg:y="0.5cm">
          <draw:text-box>
            <text:p><text:span text:style-name="T39">/auth_1.p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23" draw:text-style-name="P23" draw:layer="layout" svg:width="6.682cm" svg:height="4.539cm" svg:x="1.619cm" svg:y="3.548cm">
          <draw:text-box>
            <text:p xml:id="id65" text:id="id65"><text:span text:style-name="T52">get '</text:span><text:span text:style-name="T53">/home</text:span><text:span text:style-name="T52">' =&gt; </text:span><text:span text:style-name="T54">sub {</text:span></text:p>
            <text:p xml:id="id66" text:id="id66"><text:span text:style-name="T54"><text:s text:c="2"/></text:span><text:span text:style-name="T54">my </text:span><text:span text:style-name="T55">$self</text:span><text:span text:style-name="T54"> = shift;</text:span></text:p>
            <text:p xml:id="id67" text:id="id67"><text:span text:style-name="T54"><text:s text:c="2"/></text:span></text:p>
            <text:p><text:span text:style-name="T54"/></text:p>
            <text:p><text:span text:style-name="T54"/></text:p>
            <text:p xml:id="id68" text:id="id68"><text:span text:style-name="T54">};</text:span></text:p>
          </draw:text-box>
        </draw:frame>
        <draw:frame draw:style-name="gr24" draw:text-style-name="P23" draw:layer="layout" svg:width="15.5cm" svg:height="1.564cm" svg:x="2.2cm" svg:y="5.136cm">
          <draw:text-box>
            <text:p xml:id="id69" text:id="id69"><text:span text:style-name="T55">$self-&gt;</text:span><text:span text:style-name="T54">redirect_to(</text:span><text:span text:style-name="T56">'</text:span><text:span text:style-name="T53">welcome</text:span><text:span text:style-name="T56">'</text:span><text:span text:style-name="T54">)</text:span></text:p>
            <text:p xml:id="id70" text:id="id70"><text:span text:style-name="T54"><text:s text:c="4"/></text:span><text:span text:style-name="T54">unless(</text:span><text:span text:style-name="T55">$self-&gt;</text:span><text:span text:style-name="T57">is_user_authenticated()</text:span><text:span text:style-name="T54">);</text:span></text:p>
          </draw:text-box>
        </draw:frame>
        <draw:frame draw:style-name="gr25" draw:text-style-name="P24" draw:layer="layout" svg:width="13.214cm" svg:height="4.187cm" svg:x="1.772cm" svg:y="11.5cm">
          <draw:text-box>
            <text:p xml:id="id72" text:id="id72"><text:span text:style-name="T52">get '</text:span><text:span text:style-name="T53">/welcome</text:span><text:span text:style-name="T52">' =&gt; </text:span><text:span text:style-name="T54">sub {</text:span></text:p>
            <text:p xml:id="id73" text:id="id73"><text:span text:style-name="T54"><text:s text:c="2"/></text:span><text:span text:style-name="T54">my </text:span><text:span text:style-name="T55">$self</text:span><text:span text:style-name="T58"> </text:span><text:span text:style-name="T54">= shift;</text:span></text:p>
            <text:p xml:id="id74" text:id="id74"><text:span text:style-name="T54"><text:s text:c="2"/></text:span></text:p>
            <text:p xml:id="id77" text:id="id77"><text:span text:style-name="T54"><text:s text:c="2"/></text:span><text:span text:style-name="T55">$self-&gt;</text:span><text:span text:style-name="T54">render(</text:span><text:span text:style-name="T56">'</text:span><text:span text:style-name="T53">index</text:span><text:span text:style-name="T56">'</text:span><text:span text:style-name="T54">);</text:span></text:p>
            <text:p xml:id="id75" text:id="id75"><text:span text:style-name="T54">};</text:span></text:p>
            <text:p><text:span text:style-name="T52"/></text:p>
          </draw:text-box>
        </draw:frame>
        <draw:frame draw:style-name="gr26" draw:text-style-name="P23" draw:layer="layout" svg:width="6.733cm" svg:height="1.5cm" svg:x="2.4cm" svg:y="12.792cm">
          <draw:text-box>
            <text:p xml:id="id76" text:id="id76"><text:span text:style-name="T55">$self-&gt;</text:span><text:span text:style-name="T57">logout</text:span><text:span text:style-name="T54">();</text:span></text:p>
          </draw:text-box>
        </draw:frame>
        <draw:frame draw:style-name="gr5" draw:text-style-name="P14" draw:layer="layout" svg:width="8.5cm" svg:height="1.081cm" svg:x="1cm" svg:y="9.919cm">
          <draw:text-box>
            <text:p xml:id="id71" text:id="id71"><text:span text:style-name="T28">logout</text:span></text:p>
          </draw:text-box>
        </draw:frame>
        <draw:frame draw:style-name="gr11" draw:text-style-name="P19" draw:layer="layout" svg:width="4.397cm" svg:height="1.082cm" svg:x="11.303cm" svg:y="0.5cm">
          <draw:text-box>
            <text:p><text:span text:style-name="T39">/auth_2.pl</text:span></text:p>
          </draw:text-box>
        </draw:frame>
        <draw:frame draw:style-name="gr11" draw:text-style-name="P14" draw:layer="layout" svg:width="8.681cm" svg:height="1.082cm" svg:x="0.725cm" svg:y="2.174cm">
          <draw:text-box>
            <text:p><text:span text:style-name="T59">is_user_authenticat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1" draw:text-style-name="P25" draw:layer="layout" svg:width="7.382cm" svg:height="1.082cm" svg:x="0.8cm" svg:y="2.2cm">
          <draw:text-box>
            <text:p><text:span text:style-name="T59">current_user</text:span></text:p>
          </draw:text-box>
        </draw:frame>
        <draw:frame draw:style-name="gr27" draw:text-style-name="P24" draw:layer="layout" svg:width="22.876cm" svg:height="13.371cm" svg:x="1cm" svg:y="3.377cm">
          <draw:text-box>
            <text:p xml:id="id78" text:id="id78"><text:span text:style-name="T57">load_user</text:span><text:span text:style-name="T54"> </text:span><text:span text:style-name="T56">=&gt;</text:span><text:span text:style-name="T54"> sub {</text:span></text:p>
            <text:p xml:id="id79" text:id="id79"><text:span text:style-name="T54"><text:s text:c="8"/></text:span><text:span text:style-name="T54">my </text:span><text:span text:style-name="T55">$self </text:span><text:span text:style-name="T54">= shift;</text:span></text:p>
            <text:p xml:id="id80" text:id="id80"><text:span text:style-name="T54"><text:s text:c="8"/></text:span><text:span text:style-name="T54">my</text:span><text:span text:style-name="T55"> $uid</text:span><text:span text:style-name="T54"> <text:s/>= shift;</text:span></text:p>
            <text:p xml:id="id82" text:id="id82"><text:span text:style-name="T54"><text:s text:c="8"/></text:span><text:span text:style-name="T54">my (</text:span><text:span text:style-name="T55">$first</text:span><text:span text:style-name="T60">,</text:span><text:span text:style-name="T55">$last</text:span><text:span text:style-name="T54">);</text:span></text:p>
            <text:p xml:id="id83" text:id="id83"><text:span text:style-name="T54"><text:s text:c="8"/></text:span><text:span text:style-name="T54">given (</text:span><text:span text:style-name="T58">$uid</text:span><text:span text:style-name="T54">) {</text:span></text:p>
            <text:p xml:id="id84" text:id="id84"><text:span text:style-name="T54"><text:s text:c="12"/></text:span><text:span text:style-name="T54">when (/</text:span><text:span text:style-name="T53">fry</text:span><text:span text:style-name="T54">/) {</text:span><text:span text:style-name="T55">$first</text:span><text:span text:style-name="T54">=</text:span><text:span text:style-name="T56">'</text:span><text:span text:style-name="T53">Philip</text:span><text:span text:style-name="T56">'</text:span><text:span text:style-name="T54">;</text:span><text:span text:style-name="T55">$last</text:span><text:span text:style-name="T54">=</text:span><text:span text:style-name="T56">'</text:span><text:span text:style-name="T53">Fry</text:span><text:span text:style-name="T56">'</text:span><text:span text:style-name="T54">}</text:span></text:p>
            <text:p xml:id="id85" text:id="id85"><text:span text:style-name="T54"><text:s text:c="12"/></text:span><text:span text:style-name="T54">when (/</text:span><text:span text:style-name="T53">bender</text:span><text:span text:style-name="T54">/) </text:span><text:span text:style-name="T60">{</text:span><text:span text:style-name="T55">$first</text:span><text:span text:style-name="T54">=</text:span><text:span text:style-name="T56">'</text:span><text:span text:style-name="T53">Bender</text:span><text:span text:style-name="T56">'</text:span><text:span text:style-name="T54">;</text:span><text:span text:style-name="T55">$last</text:span><text:span text:style-name="T54">=</text:span><text:span text:style-name="T56">'</text:span><text:span text:style-name="T53">Rodríguez</text:span><text:span text:style-name="T56">'</text:span><text:span text:style-name="T54">}</text:span></text:p>
            <text:p xml:id="id86" text:id="id86"><text:span text:style-name="T54"><text:s text:c="12"/></text:span><text:span text:style-name="T54">when (/</text:span><text:span text:style-name="T53">hermes</text:span><text:span text:style-name="T54">/) {</text:span><text:span text:style-name="T55">$first</text:span><text:span text:style-name="T54">=</text:span><text:span text:style-name="T56">'</text:span><text:span text:style-name="T53">Hermes</text:span><text:span text:style-name="T56">'</text:span><text:span text:style-name="T54">;</text:span><text:span text:style-name="T55">$last</text:span><text:span text:style-name="T54">=</text:span><text:span text:style-name="T56">'</text:span><text:span text:style-name="T53">Conrad</text:span><text:span text:style-name="T56">'</text:span><text:span text:style-name="T54">}</text:span></text:p>
            <text:p xml:id="id87" text:id="id87"><text:span text:style-name="T54"><text:s text:c="8"/></text:span><text:span text:style-name="T54">};</text:span></text:p>
            <text:p xml:id="id88" text:id="id88"><text:span text:style-name="T54"><text:s text:c="8"/></text:span><text:span text:style-name="T54">return {</text:span><text:span text:style-name="T61">first</text:span><text:span text:style-name="T56">=&gt;</text:span><text:span text:style-name="T55">$first</text:span><text:span text:style-name="T54">,</text:span><text:span text:style-name="T61">last</text:span><text:span text:style-name="T54"> </text:span><text:span text:style-name="T56">=&gt;</text:span><text:span text:style-name="T55">$last</text:span><text:span text:style-name="T54">};</text:span></text:p>
            <text:p xml:id="id81" text:id="id81"><text:span text:style-name="T54"><text:s/></text:span><text:span text:style-name="T54">},</text:span></text:p>
            <text:p xml:id="id89" text:id="id89"><text:span text:style-name="T54"><text:s/></text:span><text:span text:style-name="T62">...</text:span></text:p>
            <text:p xml:id="id90" text:id="id90"><text:span text:style-name="T63"><text:s/></text:span><text:span text:style-name="T64">get '</text:span><text:span text:style-name="T65">/home</text:span><text:span text:style-name="T64">'</text:span><text:span text:style-name="T63"> =&gt; sub {</text:span></text:p>
            <text:p xml:id="id91" text:id="id91"><text:span text:style-name="T66"><text:s/></text:span><text:span text:style-name="T66">...</text:span></text:p>
            <text:p xml:id="id92" text:id="id92"><text:span text:style-name="T63"><text:s text:c="3"/></text:span><text:span text:style-name="T63">my </text:span><text:span text:style-name="T67">$user</text:span><text:span text:style-name="T68"> =</text:span><text:span text:style-name="T63"> </text:span><text:span text:style-name="T67">$self-&gt;</text:span><text:span text:style-name="T69">current_user</text:span><text:span text:style-name="T63">();</text:span></text:p>
            <text:p xml:id="id93" text:id="id93"><text:span text:style-name="T67"><text:s text:c="3"/></text:span><text:span text:style-name="T67">$self-&gt;</text:span><text:span text:style-name="T68">stash</text:span><text:span text:style-name="T63">(</text:span><text:span text:style-name="T64">'</text:span><text:span text:style-name="T65">first</text:span><text:span text:style-name="T64">'</text:span><text:span text:style-name="T63"> = </text:span><text:span text:style-name="T67">$user</text:span><text:span text:style-name="T68">-&gt;</text:span><text:span text:style-name="T63">{</text:span><text:span text:style-name="T64">'</text:span><text:span text:style-name="T65">first</text:span><text:span text:style-name="T64">'</text:span><text:span text:style-name="T63">};</text:span></text:p>
            <text:p xml:id="id94" text:id="id94"><text:span text:style-name="T66"><text:s/></text:span><text:span text:style-name="T66">...</text:span></text:p>
            <text:p xml:id="id95" text:id="id95"><text:span text:style-name="T64"><text:s/></text:span><text:span text:style-name="T64">@@ home.html.ep</text:span></text:p>
            <text:p xml:id="id96" text:id="id96"><text:span text:style-name="T66"><text:s/></text:span><text:span text:style-name="T66">...</text:span></text:p>
            <text:p xml:id="id97" text:id="id97"><text:span text:style-name="T63"><text:s text:c="3"/></text:span><text:span text:style-name="T63">&lt;%=</text:span><text:span text:style-name="T67"> $first</text:span><text:span text:style-name="T63"> %&gt; </text:span><text:span text:style-name="T64">says:&lt;BR&gt;</text:span></text:p>
          </draw:text-box>
        </draw:frame>
        <draw:frame draw:style-name="gr28" draw:text-style-name="P26" draw:layer="layout" svg:width="21.61cm" svg:height="6.062cm" svg:x="0.996cm" svg:y="4.633cm">
          <draw:text-box>
            <text:p><text:span text:style-name="T54"><text:s/></text:span></text:p>
          </draw:text-box>
        </draw:frame>
        <draw:frame draw:style-name="gr11" draw:text-style-name="P19" draw:layer="layout" svg:width="4.397cm" svg:height="1.082cm" svg:x="11.304cm" svg:y="0.5cm">
          <draw:text-box>
            <text:p><text:span text:style-name="T39">/auth_3.p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1" draw:text-style-name="P6" draw:layer="layout" svg:width="5.955cm" svg:height="1.082cm" svg:x="0.857cm" svg:y="2.194cm">
          <draw:text-box>
            <text:p><text:span text:style-name="T28">Configuration</text:span><text:span text:style-name="T14"> </text:span></text:p>
          </draw:text-box>
        </draw:frame>
        <draw:frame draw:style-name="gr29" draw:text-style-name="P23" xml:id="id98" draw:id="id98" draw:layer="layout" svg:width="16.86cm" svg:height="1cm" svg:x="1.016cm" svg:y="5.096cm">
          <draw:text-box>
            <text:p><text:span text:style-name="T55">$app-&gt;</text:span><text:span text:style-name="T54">sessions-&gt;</text:span><text:span text:style-name="T57">default_expiration</text:span><text:span text:style-name="T52">(</text:span><text:span text:style-name="T53">3600</text:span><text:span text:style-name="T52">); </text:span></text:p>
          </draw:text-box>
        </draw:frame>
        <draw:frame draw:style-name="gr30" draw:text-style-name="P23" xml:id="id99" draw:id="id99" draw:layer="layout" svg:width="21.5cm" svg:height="5cm" svg:x="1.06cm" svg:y="7cm">
          <draw:text-box>
            <text:p><text:span text:style-name="T55">$self-&gt;</text:span><text:span text:style-name="T54">plugin(</text:span><text:span text:style-name="T52">'</text:span><text:span text:style-name="T53">authentication</text:span><text:span text:style-name="T52">' =&gt; </text:span><text:span text:style-name="T54">{</text:span><text:span text:style-name="T61">load_user <text:s text:c="3"/></text:span><text:span text:style-name="T52"><text:s/>=&gt; </text:span><text:span text:style-name="T54">sub {</text:span><text:span text:style-name="T52"> </text:span><text:span text:style-name="T62">...</text:span><text:span text:style-name="T52"> </text:span><text:span text:style-name="T54">}</text:span><text:span text:style-name="T52">,</text:span></text:p>
            <text:p><text:span text:style-name="T52"><text:s text:c="35"/></text:span><text:span text:style-name="T61">validate_user</text:span><text:span text:style-name="T52"> =&gt; </text:span><text:span text:style-name="T54">sub {</text:span><text:span text:style-name="T52"> </text:span><text:span text:style-name="T62">...</text:span><text:span text:style-name="T52"> </text:span><text:span text:style-name="T54">}</text:span><text:span text:style-name="T52">,</text:span></text:p>
            <text:p><text:span text:style-name="T52"><text:s text:c="8"/></text:span></text:p>
            <text:p><text:span text:style-name="T52"/></text:p>
            <text:p><text:span text:style-name="T52"/></text:p>
            <text:p><text:span text:style-name="T52"/></text:p>
            <text:p><text:span text:style-name="T54">});</text:span></text:p>
          </draw:text-box>
        </draw:frame>
        <draw:frame draw:style-name="gr31" draw:text-style-name="P23" xml:id="id101" draw:id="id101" draw:layer="layout" svg:width="7.183cm" svg:height="0.908cm" svg:x="11.86cm" svg:y="9.092cm">
          <draw:text-box>
            <text:p><text:span text:style-name="T61">autoload_user <text:s/></text:span><text:span text:style-name="T52"><text:s/>=&gt; </text:span><text:span text:style-name="T53">1</text:span><text:span text:style-name="T52">,</text:span></text:p>
          </draw:text-box>
        </draw:frame>
        <draw:frame draw:style-name="gr31" draw:text-style-name="P23" xml:id="id102" draw:id="id102" draw:layer="layout" svg:width="10.582cm" svg:height="0.908cm" svg:x="11.86cm" svg:y="9.892cm">
          <draw:text-box>
            <text:p><text:span text:style-name="T61">session_key <text:s text:c="3"/></text:span><text:span text:style-name="T52"><text:s/>=&gt; '</text:span><text:span text:style-name="T53">brain_slug</text:span><text:span text:style-name="T52">',</text:span></text:p>
          </draw:text-box>
        </draw:frame>
        <draw:frame draw:style-name="gr31" draw:text-style-name="P23" xml:id="id100" draw:id="id100" draw:layer="layout" svg:width="11cm" svg:height="0.908cm" svg:x="11.86cm" svg:y="8.392cm">
          <draw:text-box>
            <text:p><text:span text:style-name="T61">current_user_fn</text:span><text:span text:style-name="T52"> =&gt; '</text:span><text:span text:style-name="T53">get_slug</text:span><text:span text:style-name="T52">',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draw:style-name="gr32" draw:text-style-name="P25" draw:layer="layout" svg:width="9.253cm" svg:height="1.081cm" svg:x="0.847cm" svg:y="2.2cm">
          <draw:text-box>
            <text:p><text:span text:style-name="T59">Routes - Conditional</text:span></text:p>
          </draw:text-box>
        </draw:frame>
        <draw:frame draw:style-name="gr33" draw:text-style-name="P23" draw:layer="layout" svg:width="15.08cm" svg:height="3.531cm" svg:x="2cm" svg:y="4cm">
          <draw:text-box>
            <text:p xml:id="id103" text:id="id103"><text:span text:style-name="T52">get '</text:span><text:span text:style-name="T53">/home</text:span><text:span text:style-name="T52">' =&gt; </text:span><text:span text:style-name="T54">sub {</text:span></text:p>
            <text:p xml:id="id104" text:id="id104"><text:span text:style-name="T54"><text:s text:c="2"/></text:span><text:span text:style-name="T54">my </text:span><text:span text:style-name="T55">$self</text:span><text:span text:style-name="T54"> = shift;</text:span></text:p>
            <text:p xml:id="id106" text:id="id106"><text:span text:style-name="T54"><text:s text:c="2"/></text:span><text:span text:style-name="T55">$self-&gt;</text:span><text:span text:style-name="T54">redirect_to(</text:span><text:span text:style-name="T56">'</text:span><text:span text:style-name="T53">welcome</text:span><text:span text:style-name="T56">'</text:span><text:span text:style-name="T54">)</text:span></text:p>
            <text:p xml:id="id107" text:id="id107"><text:span text:style-name="T54"><text:s text:c="4"/></text:span><text:span text:style-name="T54">unless(</text:span><text:span text:style-name="T55">$self-&gt;</text:span><text:span text:style-name="T57">is_user_authenticated</text:span><text:span text:style-name="T54">());</text:span></text:p>
            <text:p xml:id="id105" text:id="id105"><text:span text:style-name="T54"><text:s text:c="2"/></text:span><text:span text:style-name="T62">...</text:span></text:p>
          </draw:text-box>
        </draw:frame>
        <draw:frame draw:style-name="gr11" draw:text-style-name="P23" draw:layer="layout" svg:width="18.028cm" svg:height="2.219cm" svg:x="2cm" svg:y="8.418cm">
          <draw:text-box>
            <text:p xml:id="id108" text:id="id108"><text:span text:style-name="T52">get '</text:span><text:span text:style-name="T53">/home</text:span><text:span text:style-name="T52">' =&gt; <text:s/></text:span><text:span text:style-name="T54">(</text:span><text:span text:style-name="T57">authenticated</text:span><text:span text:style-name="T52"> =&gt; </text:span><text:span text:style-name="T53">1</text:span><text:span text:style-name="T54">)</text:span><text:span text:style-name="T52"> =&gt;</text:span><text:span text:style-name="T54"> sub {</text:span></text:p>
            <text:p xml:id="id109" text:id="id109"><text:span text:style-name="T54"><text:s text:c="2"/></text:span><text:span text:style-name="T62">...</text:span></text:p>
            <text:p><text:span text:style-name="T54"/></text:p>
          </draw:text-box>
        </draw:frame>
        <draw:frame draw:style-name="gr11" draw:text-style-name="P19" draw:layer="layout" svg:width="4.397cm" svg:height="1.082cm" svg:x="11.305cm" svg:y="0.5cm">
          <draw:text-box>
            <text:p><text:span text:style-name="T39">/auth_4.p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34" draw:text-style-name="P27" xml:id="id113" draw:id="id113" draw:layer="layout" svg:width="3.618cm" svg:height="1.081cm" svg:x="0.797cm" svg:y="7.059cm">
          <draw:text-box>
            <text:p><text:span text:style-name="T70">Full App</text:span></text:p>
          </draw:text-box>
        </draw:frame>
        <draw:frame draw:style-name="gr31" draw:text-style-name="P24" draw:layer="layout" svg:width="18.95cm" svg:height="10.747cm" svg:x="1.37cm" svg:y="3.531cm">
          <draw:text-box>
            <text:p xml:id="id110" text:id="id110"><text:span text:style-name="T71">plugin '</text:span><text:span text:style-name="T72">authentication</text:span><text:span text:style-name="T71">',</text:span><text:span text:style-name="T73"> { </text:span></text:p>
            <text:p xml:id="id111" text:id="id111"><text:span text:style-name="T73"><text:s text:c="2"/></text:span><text:span text:style-name="T74">...</text:span></text:p>
            <text:p xml:id="id112" text:id="id112"><text:span text:style-name="T73">};</text:span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><text:span text:style-name="T73"/></text:p>
            <text:p xml:id="id114" text:id="id114"><text:span text:style-name="T54">sub </text:span><text:span text:style-name="T56">startup</text:span><text:span text:style-name="T54"> {</text:span></text:p>
            <text:p xml:id="id115" text:id="id115"><text:span text:style-name="T54"><text:s text:c="2"/></text:span><text:span text:style-name="T54">my </text:span><text:span text:style-name="T55">$self </text:span><text:span text:style-name="T54">= shift;</text:span></text:p>
            <text:p xml:id="id116" text:id="id116"><text:span text:style-name="T54"><text:s text:c="2"/></text:span><text:span text:style-name="T62">...</text:span></text:p>
            <text:p xml:id="id118" text:id="id118"><text:span text:style-name="T54"><text:s text:c="2"/></text:span><text:span text:style-name="T55">$self-&gt;</text:span><text:span text:style-name="T56">plugin</text:span><text:span text:style-name="T54">(</text:span><text:span text:style-name="T56">'</text:span><text:span text:style-name="T53">authentication</text:span><text:span text:style-name="T56">',</text:span><text:span text:style-name="T54"> {</text:span></text:p>
            <text:p xml:id="id119" text:id="id119"><text:span text:style-name="T54"><text:s text:c="5"/></text:span><text:span text:style-name="T62">...</text:span></text:p>
            <text:p xml:id="id120" text:id="id120"><text:span text:style-name="T54"><text:s text:c="2"/></text:span><text:span text:style-name="T54">});</text:span></text:p>
            <text:p xml:id="id117" text:id="id117"><text:span text:style-name="T54"><text:s text:c="2"/></text:span></text:p>
            <text:p xml:id="id121" text:id="id121"><text:span text:style-name="T54">}</text:span></text:p>
          </draw:text-box>
        </draw:frame>
        <draw:frame draw:style-name="gr11" draw:text-style-name="P19" draw:layer="layout" svg:width="5.612cm" svg:height="1.082cm" svg:x="10.694cm" svg:y="0.5cm">
          <draw:text-box>
            <text:p><text:span text:style-name="T75"><text:s/></text:span><text:span text:style-name="T75">aa\lib\AA.pm</text:span></text:p>
          </draw:text-box>
        </draw:frame>
        <draw:frame draw:style-name="gr34" draw:text-style-name="P27" draw:layer="layout" svg:width="4.007cm" svg:height="1.081cm" svg:x="0.797cm" svg:y="2.16cm">
          <draw:text-box>
            <text:p><text:span text:style-name="T70">Light Ap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2" draw:text-style-name="P27" draw:layer="layout" svg:width="2.839cm" svg:height="1.081cm" svg:x="0.761cm" svg:y="2.2cm">
          <draw:text-box>
            <text:p><text:span text:style-name="T70">Routes</text:span></text:p>
          </draw:text-box>
        </draw:frame>
        <draw:frame draw:style-name="gr11" draw:text-style-name="P29" draw:layer="layout" svg:width="5.612cm" svg:height="1.082cm" svg:x="10.694cm" svg:y="0.5cm">
          <draw:text-box>
            <text:p><text:span text:style-name="T76"><text:s/></text:span><text:span text:style-name="T75">aa\lib\AA.pm</text:span></text:p>
          </draw:text-box>
        </draw:frame>
        <draw:frame draw:style-name="gr35" draw:layer="layout" svg:width="25.908cm" svg:height="6.811cm" svg:x="0.762cm" svg:y="3.846cm">
          <draw:text-box>
            <text:p xml:id="id122" text:id="id122"><text:span text:style-name="T77">my </text:span><text:span text:style-name="T78">$r</text:span><text:span text:style-name="T79"> </text:span><text:span text:style-name="T77">= </text:span><text:span text:style-name="T78">$self-&gt;</text:span><text:span text:style-name="T77">routes;</text:span></text:p>
            <text:p xml:id="id123" text:id="id123"><text:span text:style-name="T77"># Normal route to controller</text:span></text:p>
            <text:p><text:span text:style-name="T77"/></text:p>
            <text:p xml:id="id124" text:id="id124"><text:span text:style-name="T78">$r-&gt;</text:span><text:span text:style-name="T77">route(</text:span><text:span text:style-name="T80">'/</text:span><text:span text:style-name="T81">welcome</text:span><text:span text:style-name="T80">'</text:span><text:span text:style-name="T77">)-&gt;to(</text:span><text:span text:style-name="T80">'</text:span><text:span text:style-name="T82">example</text:span><text:span text:style-name="T81">#</text:span><text:span text:style-name="T82">welcome</text:span><text:span text:style-name="T80">'</text:span><text:span text:style-name="T77">);</text:span></text:p>
            <text:p><text:span text:style-name="T77"/></text:p>
            <text:p xml:id="id125" text:id="id125"><text:span text:style-name="T78">$r-&gt;</text:span><text:span text:style-name="T77">route(</text:span><text:span text:style-name="T80">'</text:span><text:span text:style-name="T81">/login</text:span><text:span text:style-name="T80">'</text:span><text:span text:style-name="T77">)-&gt;via(</text:span><text:span text:style-name="T80">'</text:span><text:span text:style-name="T81">get</text:span><text:span text:style-name="T80">'</text:span><text:span text:style-name="T77">)-&gt;to(</text:span><text:span text:style-name="T80">'</text:span><text:span text:style-name="T82">authn</text:span><text:span text:style-name="T81">#</text:span><text:span text:style-name="T82">form</text:span><text:span text:style-name="T80">'</text:span><text:span text:style-name="T77">)-&gt;name(</text:span><text:span text:style-name="T80">'</text:span><text:span text:style-name="T81">authn_form</text:span><text:span text:style-name="T80">'</text:span><text:span text:style-name="T77">);</text:span></text:p>
            <text:p><text:span text:style-name="T58"/></text:p>
            <text:p xml:id="id126" text:id="id126"><text:span text:style-name="T55">$r-&gt;</text:span><text:span text:style-name="T54">route(</text:span><text:span text:style-name="T56">'</text:span><text:span text:style-name="T53">/login</text:span><text:span text:style-name="T56">'</text:span><text:span text:style-name="T54">)-&gt;via(</text:span><text:span text:style-name="T56">'</text:span><text:span text:style-name="T53">post</text:span><text:span text:style-name="T56">'</text:span><text:span text:style-name="T54">)-&gt;to(</text:span><text:span text:style-name="T56">'</text:span><text:span text:style-name="T57">authn</text:span><text:span text:style-name="T53">#</text:span><text:span text:style-name="T57">login</text:span><text:span text:style-name="T56">'</text:span><text:span text:style-name="T54">);</text:span></text:p>
            <text:p><text:span text:style-name="T54"/></text:p>
            <text:p xml:id="id127" text:id="id127"><text:span text:style-name="T55">$r-&gt;</text:span><text:span text:style-name="T54">route(</text:span><text:span text:style-name="T56">'</text:span><text:span text:style-name="T53">/home</text:span><text:span text:style-name="T56">'</text:span><text:span text:style-name="T54">)-&gt;</text:span><text:span text:style-name="T57">over</text:span><text:span text:style-name="T54">(</text:span><text:span text:style-name="T57">authenticated</text:span><text:span text:style-name="T54"> </text:span><text:span text:style-name="T56">=&gt;</text:span><text:span text:style-name="T54"> 1)-&gt;to(</text:span><text:span text:style-name="T56">'</text:span><text:span text:style-name="T57">example</text:span><text:span text:style-name="T53">#</text:span><text:span text:style-name="T57">home</text:span><text:span text:style-name="T56">'</text:span><text:span text:style-name="T54">)-&gt;name(</text:span><text:span text:style-name="T56">'</text:span><text:span text:style-name="T53">home</text:span><text:span text:style-name="T56">'</text:span><text:span text:style-name="T54">);</text:span><text:span text:style-name="T7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2" draw:text-style-name="P26" draw:layer="layout" svg:width="17.639cm" svg:height="4.402cm" svg:x="0.903cm" svg:y="4.826cm">
          <draw:text-box>
            <text:p xml:id="id128" text:id="id128"><text:span text:style-name="T54">sub </text:span><text:span text:style-name="T56">home</text:span><text:span text:style-name="T54"> {</text:span></text:p>
            <text:p xml:id="id129" text:id="id129"><text:span text:style-name="T54"><text:s text:c="2"/></text:span><text:span text:style-name="T54">my </text:span><text:span text:style-name="T55">$self</text:span><text:span text:style-name="T54"> = shift;</text:span></text:p>
            <text:p xml:id="id131" text:id="id131"><text:span text:style-name="T54"><text:s text:c="2"/></text:span><text:span text:style-name="T54">my</text:span><text:span text:style-name="T55"> $user</text:span><text:span text:style-name="T54"> = </text:span><text:span text:style-name="T55">$self-&gt;</text:span><text:span text:style-name="T57">current_user</text:span><text:span text:style-name="T54">();</text:span></text:p>
            <text:p xml:id="id132" text:id="id132"><text:span text:style-name="T54"><text:s text:c="2"/></text:span><text:span text:style-name="T55">$self-&gt;</text:span><text:span text:style-name="T54">stash( </text:span><text:span text:style-name="T61">first</text:span><text:span text:style-name="T56"> =&gt; </text:span><text:span text:style-name="T55">$user-&gt;</text:span><text:span text:style-name="T54">{</text:span><text:span text:style-name="T56">'</text:span><text:span text:style-name="T53">first</text:span><text:span text:style-name="T56">'</text:span><text:span text:style-name="T54">});</text:span></text:p>
            <text:p xml:id="id130" text:id="id130"><text:span text:style-name="T54">}</text:span></text:p>
          </draw:text-box>
        </draw:frame>
        <draw:frame draw:style-name="gr11" draw:text-style-name="P14" draw:layer="layout" svg:width="4.397cm" svg:height="1.082cm" svg:x="0.808cm" svg:y="2.174cm">
          <draw:text-box>
            <text:p><text:span text:style-name="T28">Controller</text:span></text:p>
          </draw:text-box>
        </draw:frame>
        <draw:frame draw:style-name="gr11" draw:text-style-name="P30" draw:layer="layout" svg:width="9.786cm" svg:height="1.082cm" svg:x="9.518cm" svg:y="0.696cm">
          <draw:text-box>
            <text:p><text:span text:style-name="T75">aa\lib\AA\Example.p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7.512cm" svg:height="1.081cm" svg:x="10.014cm" svg:y="0.508cm">
          <draw:text-box>
            <text:p><text:span text:style-name="T75">aa\lib\AA\Authn.pm</text:span></text:p>
          </draw:text-box>
        </draw:frame>
        <draw:frame draw:style-name="gr36" draw:text-style-name="P26" draw:layer="layout" svg:width="7.902cm" svg:height="3cm" svg:x="1.016cm" svg:y="5.3cm">
          <draw:text-box>
            <text:p xml:id="id135" text:id="id135"><text:span text:style-name="T54">sub </text:span><text:span text:style-name="T57">form</text:span><text:span text:style-name="T54"> {</text:span></text:p>
            <text:p xml:id="id136" text:id="id136"><text:span text:style-name="T54"><text:s text:c="2"/></text:span><text:span text:style-name="T54">my </text:span><text:span text:style-name="T55">$self</text:span><text:span text:style-name="T54"> = shift;</text:span></text:p>
            <text:p xml:id="id137" text:id="id137"><text:span text:style-name="T54">}</text:span></text:p>
          </draw:text-box>
        </draw:frame>
        <draw:frame draw:style-name="gr37" draw:text-style-name="P23" draw:layer="layout" svg:width="21.797cm" svg:height="9cm" svg:x="1.016cm" svg:y="8.2cm">
          <draw:text-box>
            <text:p xml:id="id138" text:id="id138"><text:span text:style-name="T54">sub </text:span><text:span text:style-name="T57">login</text:span><text:span text:style-name="T54"> {</text:span></text:p>
            <text:p xml:id="id139" text:id="id139"><text:span text:style-name="T52"><text:s text:c="2"/></text:span><text:span text:style-name="T54">my </text:span><text:span text:style-name="T55">$self </text:span><text:span text:style-name="T56">=</text:span><text:span text:style-name="T54"> shift;</text:span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><text:span text:style-name="T52"/></text:p>
            <text:p xml:id="id140" text:id="id140"><text:span text:style-name="T54">}</text:span></text:p>
          </draw:text-box>
        </draw:frame>
        <draw:frame draw:style-name="gr38" draw:text-style-name="P23" draw:layer="layout" svg:width="20.5cm" svg:height="7.702cm" svg:x="1.016cm" svg:y="9.098cm">
          <draw:text-box>
            <text:p><text:span text:style-name="T52"/></text:p>
            <text:p xml:id="id141" text:id="id141"><text:span text:style-name="T54"><text:s text:c="2"/></text:span><text:span text:style-name="T54">if (</text:span><text:span text:style-name="T55">$self-&gt;</text:span><text:span text:style-name="T57">authenticate</text:span><text:span text:style-name="T54">( </text:span></text:p>
            <text:p xml:id="id146" text:id="id146"><text:span text:style-name="T54"><text:s text:c="25"/></text:span><text:span text:style-name="T54">,</text:span><text:span text:style-name="T55">$self-&gt;</text:span><text:span text:style-name="T54">param(</text:span><text:span text:style-name="T83">'</text:span><text:span text:style-name="T53">pw</text:span><text:span text:style-name="T83">'</text:span><text:span text:style-name="T54">)</text:span></text:p>
            <text:p xml:id="id147" text:id="id147"><text:span text:style-name="T54"><text:s text:c="25"/></text:span><text:span text:style-name="T54">,{</text:span><text:span text:style-name="T61">brain_slug</text:span><text:span text:style-name="T56">=&gt;</text:span><text:span text:style-name="T55">$self-&gt;</text:span><text:span text:style-name="T54">param(</text:span><text:span text:style-name="T56">'</text:span><text:span text:style-name="T53">slug</text:span><text:span text:style-name="T56">'</text:span><text:span text:style-name="T54">)})) {</text:span></text:p>
            <text:p xml:id="id148" text:id="id148"><text:span text:style-name="T54"><text:s text:c="4"/></text:span><text:span text:style-name="T55">$self-&gt;</text:span><text:span text:style-name="T57">redirect_to</text:span><text:span text:style-name="T54">(</text:span><text:span text:style-name="T56">'</text:span><text:span text:style-name="T53">home</text:span><text:span text:style-name="T56">'</text:span><text:span text:style-name="T54">);</text:span></text:p>
            <text:p xml:id="id142" text:id="id142"><text:span text:style-name="T58"><text:s/></text:span><text:span text:style-name="T54"><text:s/></text:span><text:span text:style-name="T54">}</text:span></text:p>
            <text:p xml:id="id143" text:id="id143"><text:span text:style-name="T54"><text:s text:c="2"/></text:span><text:span text:style-name="T54">else {</text:span></text:p>
            <text:p xml:id="id149" text:id="id149"><text:span text:style-name="T58"><text:s text:c="3"/></text:span><text:span text:style-name="T55"><text:s/></text:span><text:span text:style-name="T55">$self-&gt;</text:span><text:span text:style-name="T57">redirect_to</text:span><text:span text:style-name="T54">(</text:span><text:span text:style-name="T56">'</text:span><text:span text:style-name="T53">authn_form</text:span><text:span text:style-name="T56">'</text:span><text:span text:style-name="T54">);</text:span></text:p>
            <text:p xml:id="id144" text:id="id144"><text:span text:style-name="T54"><text:s text:c="2"/></text:span><text:span text:style-name="T54">}</text:span></text:p>
          </draw:text-box>
        </draw:frame>
        <draw:frame draw:style-name="gr2" draw:text-style-name="P14" draw:layer="layout" svg:width="5.955cm" svg:height="1.081cm" svg:x="0.783cm" svg:y="2.24cm">
          <draw:text-box>
            <text:p><text:span text:style-name="T28">New Controller</text:span></text:p>
          </draw:text-box>
        </draw:frame>
        <draw:frame draw:style-name="gr39" draw:text-style-name="P32" draw:layer="layout" svg:width="16.47cm" svg:height="1.912cm" svg:x="1.016cm" svg:y="3.521cm">
          <draw:text-box>
            <text:p xml:id="id133" text:id="id133"><text:span text:style-name="T77">package </text:span><text:span text:style-name="T84">AA::Authn</text:span><text:span text:style-name="T77">;</text:span></text:p>
            <text:p xml:id="id134" text:id="id134"><text:span text:style-name="T77">use </text:span><text:span text:style-name="T84">Mojo::Base</text:span><text:span text:style-name="T77"> </text:span><text:span text:style-name="T80">'</text:span><text:span text:style-name="T81">Mojolicious::Controller</text:span><text:span text:style-name="T80">'</text:span><text:span text:style-name="T77">;</text:span></text:p>
          </draw:text-box>
        </draw:frame>
        <draw:frame draw:style-name="gr31" xml:id="id145" draw:id="id145" draw:layer="layout" svg:width="6.064cm" svg:height="0.908cm" svg:x="9.001cm" svg:y="9.724cm">
          <draw:text-box>
            <text:p><text:span text:style-name="T55">$self-&gt;</text:span><text:span text:style-name="T54">param(</text:span><text:span text:style-name="T56">'</text:span><text:span text:style-name="T53">id</text:span><text:span text:style-name="T56">'</text:span><text:span text:style-name="T5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40" draw:text-style-name="P27" draw:layer="layout" svg:width="6.733cm" svg:height="1.081cm" svg:x="0.762cm" svg:y="2.2cm">
          <draw:text-box>
            <text:p><text:span text:style-name="T70">Even More Routes</text:span></text:p>
          </draw:text-box>
        </draw:frame>
        <draw:frame draw:style-name="gr11" draw:text-style-name="P31" draw:layer="layout" svg:width="7.338cm" svg:height="1.082cm" svg:x="9.426cm" svg:y="0.65cm">
          <draw:text-box>
            <text:p><text:span text:style-name="T85"><text:s/></text:span><text:span text:style-name="T75">aa\lib\AA.pm</text:span></text:p>
          </draw:text-box>
        </draw:frame>
        <draw:frame draw:style-name="gr31" draw:text-style-name="P15" xml:id="id150" draw:id="id150" draw:layer="layout" svg:width="24.913cm" svg:height="0.908cm" svg:x="1.37cm" svg:y="4.8cm">
          <draw:text-box>
            <text:p><text:span text:style-name="T35">$r-&gt;</text:span><text:span text:style-name="T31">route(</text:span><text:span text:style-name="T29">'</text:span><text:span text:style-name="T30">/home</text:span><text:span text:style-name="T29">'</text:span><text:span text:style-name="T31">)-&gt;over(</text:span><text:span text:style-name="T33">authenticated</text:span><text:span text:style-name="T31"> </text:span><text:span text:style-name="T29">=&gt;</text:span><text:span text:style-name="T31"> 1)-&gt;to(</text:span><text:span text:style-name="T29">'</text:span><text:span text:style-name="T33">example</text:span><text:span text:style-name="T30">#</text:span><text:span text:style-name="T33">home</text:span><text:span text:style-name="T29">'</text:span><text:span text:style-name="T31">)-&gt;name(</text:span><text:span text:style-name="T29">'</text:span><text:span text:style-name="T30">home</text:span><text:span text:style-name="T29">'</text:span><text:span text:style-name="T31">);</text:span></text:p>
          </draw:text-box>
        </draw:frame>
        <draw:frame draw:style-name="gr31" draw:text-style-name="P15" xml:id="id151" draw:id="id151" draw:layer="layout" svg:width="24.913cm" svg:height="0.908cm" svg:x="1.37cm" svg:y="6cm">
          <draw:text-box>
            <text:p><text:span text:style-name="T35">$r-&gt;</text:span><text:span text:style-name="T31">route(</text:span><text:span text:style-name="T29">'</text:span><text:span text:style-name="T30">/slug</text:span><text:span text:style-name="T29">'</text:span><text:span text:style-name="T31">)-&gt;over(</text:span><text:span text:style-name="T33">authenticated</text:span><text:span text:style-name="T31"> </text:span><text:span text:style-name="T29">=&gt;</text:span><text:span text:style-name="T31"> 1)-&gt;to(</text:span><text:span text:style-name="T29">'</text:span><text:span text:style-name="T33">example</text:span><text:span text:style-name="T30">#</text:span><text:span text:style-name="T33">slug</text:span><text:span text:style-name="T29">'</text:span><text:span text:style-name="T31">)-&gt;name(</text:span><text:span text:style-name="T29">'</text:span><text:span text:style-name="T30">slug</text:span><text:span text:style-name="T29">'</text:span><text:span text:style-name="T31">);</text:span></text:p>
          </draw:text-box>
        </draw:frame>
        <draw:frame draw:style-name="gr31" draw:text-style-name="P33" xml:id="id152" draw:id="id152" draw:layer="layout" svg:width="24.913cm" svg:height="0.908cm" svg:x="1.37cm" svg:y="7.2cm">
          <draw:text-box>
            <text:p><text:span text:style-name="T40">...</text:span></text:p>
          </draw:text-box>
        </draw:frame>
        <draw:frame draw:style-name="gr31" draw:text-style-name="P15" xml:id="id153" draw:id="id153" draw:layer="layout" svg:width="24.913cm" svg:height="0.908cm" svg:x="1.37cm" svg:y="8.49cm">
          <draw:text-box>
            <text:p><text:span text:style-name="T35">$r-&gt;</text:span><text:span text:style-name="T31">route(</text:span><text:span text:style-name="T29">'</text:span><text:span text:style-name="T30">/cat</text:span><text:span text:style-name="T29">'</text:span><text:span text:style-name="T31">)-&gt;over(</text:span><text:span text:style-name="T33">authenticated</text:span><text:span text:style-name="T31"> </text:span><text:span text:style-name="T29">=&gt;</text:span><text:span text:style-name="T31"> 1)-&gt;to(</text:span><text:span text:style-name="T29">'</text:span><text:span text:style-name="T33">example</text:span><text:span text:style-name="T30">#</text:span><text:span text:style-name="T33">cat</text:span><text:span text:style-name="T29">'</text:span><text:span text:style-name="T31">)-&gt;name(</text:span><text:span text:style-name="T29">'</text:span><text:span text:style-name="T30">cat</text:span><text:span text:style-name="T29">'</text:span><text:span text:style-name="T31">);</text:span></text:p>
          </draw:text-box>
        </draw:frame>
        <draw:frame draw:style-name="gr31" draw:text-style-name="P15" xml:id="id155" draw:id="id155" draw:layer="layout" svg:width="24.913cm" svg:height="0.908cm" svg:x="1.37cm" svg:y="10.922cm">
          <draw:text-box>
            <text:p><text:span text:style-name="T35">$r-&gt;</text:span><text:span text:style-name="T31">route(</text:span><text:span text:style-name="T29">'</text:span><text:span text:style-name="T30">/dog</text:span><text:span text:style-name="T29">'</text:span><text:span text:style-name="T31">)-&gt;over(</text:span><text:span text:style-name="T33">authenticated</text:span><text:span text:style-name="T31"> </text:span><text:span text:style-name="T29">=&gt;</text:span><text:span text:style-name="T31"> 1)-&gt;to(</text:span><text:span text:style-name="T29">'</text:span><text:span text:style-name="T33">example</text:span><text:span text:style-name="T30">#</text:span><text:span text:style-name="T33">dog</text:span><text:span text:style-name="T29">'</text:span><text:span text:style-name="T31">)-&gt;name(</text:span><text:span text:style-name="T29">'</text:span><text:span text:style-name="T30">dog</text:span><text:span text:style-name="T29">'</text:span><text:span text:style-name="T31">);</text:span></text:p>
          </draw:text-box>
        </draw:frame>
        <draw:frame draw:style-name="gr31" draw:text-style-name="P33" xml:id="id154" draw:id="id154" draw:layer="layout" svg:width="24.913cm" svg:height="0.908cm" svg:x="1.37cm" svg:y="9.5cm">
          <draw:text-box>
            <text:p><text:span text:style-name="T40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41" draw:text-style-name="P27" draw:layer="layout" svg:width="2.839cm" svg:height="1.081cm" svg:x="0.762cm" svg:y="2.2cm">
          <draw:text-box>
            <text:p><text:span text:style-name="T70">Bridge</text:span></text:p>
          </draw:text-box>
        </draw:frame>
        <draw:frame draw:style-name="gr11" draw:text-style-name="P31" draw:layer="layout" svg:width="7.338cm" svg:height="1.082cm" svg:x="9.426cm" svg:y="0.65cm">
          <draw:text-box>
            <text:p><text:span text:style-name="T85"><text:s/></text:span><text:span text:style-name="T75">aa\lib\AA.pm</text:span></text:p>
          </draw:text-box>
        </draw:frame>
        <draw:frame draw:style-name="gr31" draw:text-style-name="P15" xml:id="id158" draw:id="id158" draw:layer="layout" svg:width="24.913cm" svg:height="0.908cm" svg:x="1.42cm" svg:y="5.5cm">
          <draw:text-box draw:corner-radius="0.08cm">
            <text:p><text:span text:style-name="T35">$r-&gt;</text:span><text:span text:style-name="T31">route(</text:span><text:span text:style-name="T29">'</text:span><text:span text:style-name="T30">/home</text:span><text:span text:style-name="T29">'</text:span><text:span text:style-name="T31">)-&gt;</text:span><text:span text:style-name="T33">over</text:span><text:span text:style-name="T31">(authenticated </text:span><text:span text:style-name="T29">=&gt;</text:span><text:span text:style-name="T31"> </text:span><text:span text:style-name="T30">1</text:span><text:span text:style-name="T31">)-&gt;to(</text:span><text:span text:style-name="T29">'</text:span><text:span text:style-name="T33">example</text:span><text:span text:style-name="T30">#</text:span><text:span text:style-name="T33">home</text:span><text:span text:style-name="T29">'</text:span><text:span text:style-name="T31">)-&gt;name(</text:span><text:span text:style-name="T29">'</text:span><text:span text:style-name="T30">home</text:span><text:span text:style-name="T29">'</text:span><text:span text:style-name="T31">);</text:span></text:p>
          </draw:text-box>
        </draw:frame>
        <draw:frame draw:style-name="gr11" draw:text-style-name="P18" xml:id="id161" draw:id="id161" draw:layer="layout" svg:width="13.58cm" svg:height="1.082cm" svg:x="1.42cm" svg:y="9.518cm">
          <draw:text-box>
            <text:p><text:span text:style-name="T31">my </text:span><text:span text:style-name="T35">$rn</text:span><text:span text:style-name="T31"> = </text:span><text:span text:style-name="T35">$r-&gt;</text:span><text:span text:style-name="T33">bridge</text:span><text:span text:style-name="T31">-&gt;to(</text:span><text:span text:style-name="T29">'</text:span><text:span text:style-name="T33">authn</text:span><text:span text:style-name="T30">#</text:span><text:span text:style-name="T33">check</text:span><text:span text:style-name="T29">'</text:span><text:span text:style-name="T31">);</text:span></text:p>
          </draw:text-box>
        </draw:frame>
        <draw:frame draw:style-name="gr31" draw:text-style-name="P15" xml:id="id162" draw:id="id162" draw:layer="layout" svg:width="18cm" svg:height="0.908cm" svg:x="1.42cm" svg:y="10.8cm">
          <draw:text-box>
            <text:p><text:span text:style-name="T35">$rn-&gt;</text:span><text:span text:style-name="T31">route(</text:span><text:span text:style-name="T29">'</text:span><text:span text:style-name="T30">/home</text:span><text:span text:style-name="T29">'</text:span><text:span text:style-name="T31">)-&gt;to(</text:span><text:span text:style-name="T29">'</text:span><text:span text:style-name="T33">example</text:span><text:span text:style-name="T30">#</text:span><text:span text:style-name="T33">home</text:span><text:span text:style-name="T29">'</text:span><text:span text:style-name="T31">)-&gt;name(</text:span><text:span text:style-name="T29">'</text:span><text:span text:style-name="T30">home</text:span><text:span text:style-name="T29">'</text:span><text:span text:style-name="T31">);</text:span></text:p>
          </draw:text-box>
        </draw:frame>
        <draw:frame draw:style-name="gr31" draw:text-style-name="P15" xml:id="id163" draw:id="id163" draw:layer="layout" svg:width="17.188cm" svg:height="0.908cm" svg:x="1.42cm" svg:y="11.841cm">
          <draw:text-box>
            <text:p><text:span text:style-name="T35">$rn-&gt;</text:span><text:span text:style-name="T31">route(</text:span><text:span text:style-name="T29">'</text:span><text:span text:style-name="T30">/slug</text:span><text:span text:style-name="T29">'</text:span><text:span text:style-name="T31">)-&gt;to(</text:span><text:span text:style-name="T29">'</text:span><text:span text:style-name="T33">example</text:span><text:span text:style-name="T30">#</text:span><text:span text:style-name="T33">slug</text:span><text:span text:style-name="T29">'</text:span><text:span text:style-name="T31">)-&gt;name(</text:span><text:span text:style-name="T29">'</text:span><text:span text:style-name="T30">slug</text:span><text:span text:style-name="T29">'</text:span><text:span text:style-name="T31">);</text:span></text:p>
          </draw:text-box>
        </draw:frame>
        <draw:frame draw:style-name="gr31" draw:text-style-name="P15" xml:id="id164" draw:id="id164" draw:layer="layout" svg:width="20.5cm" svg:height="0.908cm" svg:x="1.42cm" svg:y="13.092cm">
          <draw:text-box>
            <text:p><text:span text:style-name="T35">$r-&gt;</text:span><text:span text:style-name="T31">route(</text:span><text:span text:style-name="T29">'</text:span><text:span text:style-name="T30">/logout</text:span><text:span text:style-name="T29">'</text:span><text:span text:style-name="T31">)-&gt;to(</text:span><text:span text:style-name="T29">'</text:span><text:span text:style-name="T33">authn</text:span><text:span text:style-name="T30">#</text:span><text:span text:style-name="T33">delete</text:span><text:span text:style-name="T29">'</text:span><text:span text:style-name="T31">)-&gt;name(</text:span><text:span text:style-name="T29">'</text:span><text:span text:style-name="T30">authn_delete</text:span><text:span text:style-name="T29">'</text:span><text:span text:style-name="T31">);</text:span></text:p>
          </draw:text-box>
        </draw:frame>
        <draw:frame draw:style-name="gr31" draw:layer="layout" svg:width="7.3cm" svg:height="1.563cm" svg:x="1.5cm" svg:y="4.1cm">
          <draw:text-box>
            <text:p xml:id="id156" text:id="id156"><text:span text:style-name="T77">my </text:span><text:span text:style-name="T78">$r</text:span><text:span text:style-name="T79"> </text:span><text:span text:style-name="T77">= </text:span><text:span text:style-name="T78">$self-&gt;</text:span><text:span text:style-name="T77">routes;</text:span></text:p>
            <text:p xml:id="id157" text:id="id157"><text:span text:style-name="T86">...</text:span></text:p>
          </draw:text-box>
        </draw:frame>
        <draw:frame draw:style-name="gr31" draw:layer="layout" svg:width="7.3cm" svg:height="1.563cm" svg:x="1.4cm" svg:y="8.101cm">
          <draw:text-box>
            <text:p xml:id="id159" text:id="id159"><text:span text:style-name="T77">my </text:span><text:span text:style-name="T78">$r</text:span><text:span text:style-name="T79"> </text:span><text:span text:style-name="T77">= </text:span><text:span text:style-name="T78">$self-&gt;</text:span><text:span text:style-name="T77">routes;</text:span></text:p>
            <text:p xml:id="id160" text:id="id160"><text:span text:style-name="T86">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7.512cm" svg:height="1.081cm" svg:x="9.8cm" svg:y="0.7cm">
          <draw:text-box>
            <text:p><text:span text:style-name="T75">aa\lib\AA\Authn.pm</text:span></text:p>
          </draw:text-box>
        </draw:frame>
        <draw:frame draw:style-name="gr42" draw:text-style-name="P23" xml:id="id165" draw:id="id165" draw:layer="layout" svg:width="19.441cm" svg:height="11.042cm" svg:x="2.012cm" svg:y="3.958cm">
          <draw:text-box>
            <text:p><text:span text:style-name="T52"/></text:p>
            <text:p><text:span text:style-name="T54">sub </text:span><text:span text:style-name="T56">check</text:span><text:span text:style-name="T54"> {</text:span></text:p>
            <text:p xml:id="id166" text:id="id166"><text:span text:style-name="T54"><text:s text:c="2"/></text:span><text:span text:style-name="T54">my </text:span><text:span text:style-name="T55">$self</text:span><text:span text:style-name="T54"> = shift;</text:span></text:p>
            <text:p xml:id="id168" text:id="id168"><text:span text:style-name="T54"><text:s/></text:span><text:span text:style-name="T55"><text:s/></text:span><text:span text:style-name="T55">$self-&gt;</text:span><text:span text:style-name="T54">redirect_to(</text:span><text:span text:style-name="T56">'</text:span><text:span text:style-name="T53">authn_form</text:span><text:span text:style-name="T56">'</text:span><text:span text:style-name="T54">) and return </text:span><text:span text:style-name="T53">0</text:span><text:span text:style-name="T54"> </text:span></text:p>
            <text:p xml:id="id169" text:id="id169"><text:span text:style-name="T54"><text:s text:c="4"/></text:span><text:span text:style-name="T54">unless(</text:span><text:span text:style-name="T55">$self-&gt;</text:span><text:span text:style-name="T57">is_user_authenticated</text:span><text:span text:style-name="T54">());</text:span></text:p>
            <text:p xml:id="id170" text:id="id170"><text:span text:style-name="T54"><text:s text:c="2"/></text:span><text:span text:style-name="T54">return </text:span><text:span text:style-name="T53">1</text:span><text:span text:style-name="T54">;</text:span></text:p>
            <text:p xml:id="id167" text:id="id167"><text:span text:style-name="T54">}</text:span></text:p>
            <text:p><text:span text:style-name="T52"/></text:p>
          </draw:text-box>
        </draw:frame>
        <draw:frame draw:style-name="gr43" draw:text-style-name="P23" xml:id="id171" draw:id="id171" draw:layer="layout" svg:width="15.335cm" svg:height="4.844cm" svg:x="2.012cm" svg:y="9.656cm">
          <draw:text-box>
            <text:p><text:span text:style-name="T54">sub </text:span><text:span text:style-name="T56">delete</text:span><text:span text:style-name="T54"> {</text:span></text:p>
            <text:p xml:id="id172" text:id="id172"><text:span text:style-name="T54"><text:s text:c="2"/></text:span><text:span text:style-name="T54">my </text:span><text:span text:style-name="T55">$self</text:span><text:span text:style-name="T54"> = shift;</text:span></text:p>
            <text:p xml:id="id174" text:id="id174"><text:span text:style-name="T54"><text:s text:c="2"/></text:span><text:span text:style-name="T55">$self-&gt;</text:span><text:span text:style-name="T57">logout</text:span><text:span text:style-name="T54">();</text:span></text:p>
            <text:p xml:id="id175" text:id="id175"><text:span text:style-name="T54"><text:s/></text:span><text:span text:style-name="T55"><text:s/></text:span><text:span text:style-name="T55">$self-&gt;</text:span><text:span text:style-name="T54">redirect_to(</text:span><text:span text:style-name="T56">'</text:span><text:span text:style-name="T53">authn_form</text:span><text:span text:style-name="T56">'</text:span><text:span text:style-name="T54">);</text:span></text:p>
            <text:p xml:id="id173" text:id="id173"><text:span text:style-name="T54">}</text:span></text:p>
            <text:p><text:span text:style-name="T52"/></text:p>
          </draw:text-box>
        </draw:frame>
        <draw:frame draw:style-name="gr11" draw:text-style-name="P14" draw:layer="layout" svg:width="4.397cm" svg:height="1.082cm" svg:x="0.854cm" svg:y="2.218cm">
          <draw:text-box>
            <text:p><text:span text:style-name="T28">Controll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11.797cm" svg:height="1.081cm" svg:x="7.602cm" svg:y="0.508cm">
          <draw:text-box>
            <text:p><text:span text:style-name="T75">aa\templates\lib\slug.htm</text:span><text:span text:style-name="T39">l.ep</text:span></text:p>
          </draw:text-box>
        </draw:frame>
        <draw:frame draw:style-name="gr44" draw:text-style-name="P32" draw:layer="layout" svg:width="18.807cm" svg:height="9.435cm" svg:x="1.5cm" svg:y="3.808cm">
          <draw:text-box>
            <text:p xml:id="id176" text:id="id176"><text:span text:style-name="T77">% layout </text:span><text:span text:style-name="T80">'</text:span><text:span text:style-name="T81">default</text:span><text:span text:style-name="T80">'</text:span><text:span text:style-name="T77">;</text:span></text:p>
            <text:p xml:id="id177" text:id="id177"><text:span text:style-name="T77">% title </text:span><text:span text:style-name="T80">'</text:span><text:span text:style-name="T81">Slug</text:span><text:span text:style-name="T80">'</text:span><text:span text:style-name="T77">;</text:span></text:p>
            <text:p><text:span text:style-name="T77"/></text:p>
            <text:p xml:id="id178" text:id="id178"><text:span text:style-name="T80">My Slug&lt;BR&gt;</text:span></text:p>
            <text:p><text:span text:style-name="T80"/></text:p>
            <text:p xml:id="id179" text:id="id179"><text:span text:style-name="T80">Make all hosts go to the brain slug planet!</text:span></text:p>
            <text:p><text:span text:style-name="T80"/></text:p>
            <text:p xml:id="id180" text:id="id180"><text:span text:style-name="T77">% my </text:span><text:span text:style-name="T78">$user</text:span><text:span text:style-name="T77"> = </text:span><text:span text:style-name="T78"><text:s/>$self-&gt;</text:span><text:span text:style-name="T82">current_user</text:span><text:span text:style-name="T77">();</text:span></text:p>
            <text:p><text:span text:style-name="T77"/></text:p>
            <text:p xml:id="id181" text:id="id181"><text:span text:style-name="T80">&lt;BR&gt;</text:span></text:p>
            <text:p><text:span text:style-name="T80"/></text:p>
            <text:p xml:id="id182" text:id="id182"><text:span text:style-name="T80">My Host is</text:span><text:span text:style-name="T77"> &lt;%= </text:span><text:span text:style-name="T78">$user</text:span><text:span text:style-name="T87">-&gt;</text:span><text:span text:style-name="T77">{</text:span><text:span text:style-name="T81">last</text:span><text:span text:style-name="T77">}</text:span><text:span text:style-name="T80"> </text:span><text:span text:style-name="T77">%&gt;</text:span><text:span text:style-name="T80">,</text:span><text:span text:style-name="T77">&lt;%= </text:span><text:span text:style-name="T78">$user</text:span><text:span text:style-name="T77">-&gt;{</text:span><text:span text:style-name="T81">first</text:span><text:span text:style-name="T77">} %&gt;</text:span></text:p>
            <text:p><text:span text:style-name="T80"/></text:p>
            <text:p xml:id="id183" text:id="id183"><text:span text:style-name="T80">&lt;BR&gt;Click &lt;a href="</text:span><text:span text:style-name="T82">/logout</text:span><text:span text:style-name="T80">" &gt;here&lt;/a&gt; to log out!</text:span></text:p>
          </draw:text-box>
        </draw:frame>
        <draw:frame draw:style-name="gr11" draw:text-style-name="P14" draw:layer="layout" svg:width="10.834cm" svg:height="1.082cm" svg:x="0.804cm" svg:y="2.218cm">
          <draw:text-box>
            <text:p><text:span text:style-name="T28">On a Templ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5" draw:text-style-name="P34" draw:layer="layout" svg:width="13cm" svg:height="2.232cm" svg:x="7cm" svg:y="0.5cm">
          <draw:text-box>
            <text:p><text:span text:style-name="T88">Authorization</text:span></text:p>
          </draw:text-box>
        </draw:frame>
        <draw:frame draw:style-name="gr6" draw:text-style-name="P14" xml:id="id184" draw:id="id184" draw:layer="layout" svg:width="11cm" svg:height="1.081cm" svg:x="1.5cm" svg:y="3.119cm">
          <draw:text-box>
            <text:p><text:span text:style-name="T89">What you can or cannot do</text:span><text:span text:style-name="T28">!</text:span></text:p>
          </draw:text-box>
        </draw:frame>
        <draw:frame draw:style-name="gr45" draw:text-style-name="P36" xml:id="id185" draw:id="id185" draw:layer="layout" svg:width="12.5cm" svg:height="0.986cm" svg:x="0cm" svg:y="5.007cm">
          <draw:image xlink:href="Pictures/2000000B00003B88000001E70FC8C278.svm" xlink:type="simple" xlink:show="embed" xlink:actuate="onLoad">
            <text:p text:style-name="P35"><text:span text:style-name="T90">Identify trust boundaries</text:span><text:span text:style-name="T91"> </text:span></text:p>
          </draw:image>
        </draw:frame>
        <draw:frame draw:style-name="gr45" draw:text-style-name="P37" xml:id="id186" draw:id="id186" draw:layer="layout" svg:width="7.808cm" svg:height="1cm" svg:x="12.792cm" svg:y="5cm">
          <draw:image xlink:href="Pictures/2000000B00003B88000001E7DC9C6178.svm" xlink:type="simple" xlink:show="embed" xlink:actuate="onLoad">
            <text:p text:style-name="P1"><text:span text:style-name="T92">Consider granularity</text:span><text:span text:style-name="T93"> </text:span></text:p>
          </draw:image>
        </draw:frame>
        <draw:frame draw:style-name="gr2" draw:text-style-name="P38" xml:id="id187" draw:id="id187" draw:layer="layout" svg:width="4.32cm" svg:height="0.996cm" svg:x="1.5cm" svg:y="7.154cm">
          <draw:text-box>
            <text:p text:style-name="P1"><text:span text:style-name="T94">White-List </text:span></text:p>
          </draw:text-box>
        </draw:frame>
        <draw:frame draw:style-name="gr2" draw:text-style-name="P39" xml:id="id188" draw:id="id188" draw:layer="layout" svg:width="4.362cm" svg:height="1.081cm" svg:x="12.792cm" svg:y="7.112cm">
          <draw:text-box>
            <text:p text:style-name="P1"><text:span text:style-name="T95">Black-List</text:span><text:span text:style-name="T96"> </text:span></text:p>
          </draw:text-box>
        </draw:frame>
        <draw:frame draw:style-name="gr2" xml:id="id189" draw:id="id189" draw:layer="layout" svg:width="4.515cm" svg:height="1.064cm" svg:x="1.5cm" svg:y="8.988cm">
          <draw:text-box>
            <text:p text:style-name="P1"><text:span text:style-name="T97">Declarative</text:span><text:span text:style-name="T98"> </text:span></text:p>
          </draw:text-box>
        </draw:frame>
        <draw:frame draw:style-name="gr2" draw:text-style-name="P40" xml:id="id190" draw:id="id190" draw:layer="layout" svg:width="4.668cm" svg:height="0.996cm" svg:x="12.792cm" svg:y="9.022cm">
          <draw:text-box>
            <text:p text:style-name="P1"><text:span text:style-name="T99">Programmatic</text:span></text:p>
          </draw:text-box>
        </draw:frame>
        <draw:frame draw:style-name="gr2" xml:id="id192" draw:id="id192" draw:layer="layout" svg:width="2.06cm" svg:height="1.081cm" svg:x="2cm" svg:y="14.419cm">
          <draw:text-box>
            <text:p><text:span text:style-name="T100">User</text:span></text:p>
          </draw:text-box>
        </draw:frame>
        <draw:frame draw:style-name="gr2" draw:text-style-name="P41" xml:id="id193" draw:id="id193" draw:layer="layout" svg:width="4.007cm" svg:height="1.911cm" svg:x="3.9cm" svg:y="13.629cm">
          <draw:text-box>
            <text:p text:style-name="P7"><text:span text:style-name="T9">Can Play</text:span></text:p>
            <text:p text:style-name="P7"><text:span text:style-name="T101">--------&gt;</text:span></text:p>
          </draw:text-box>
        </draw:frame>
        <draw:frame draw:style-name="gr2" xml:id="id194" draw:id="id194" draw:layer="layout" svg:width="2.06cm" svg:height="1.081cm" svg:x="8cm" svg:y="14.419cm">
          <draw:text-box>
            <text:p><text:span text:style-name="T100">Role</text:span></text:p>
          </draw:text-box>
        </draw:frame>
        <draw:frame draw:style-name="gr2" draw:text-style-name="P42" xml:id="id196" draw:id="id196" draw:layer="layout" svg:width="4.007cm" svg:height="1.081cm" svg:x="12.434cm" svg:y="14.419cm">
          <draw:text-box>
            <text:p><text:span text:style-name="T102">Privilege</text:span></text:p>
          </draw:text-box>
        </draw:frame>
        <draw:frame draw:style-name="gr2" draw:text-style-name="P41" xml:id="id195" draw:id="id195" draw:layer="layout" svg:width="2.839cm" svg:height="1.911cm" svg:x="9.772cm" svg:y="13.629cm">
          <draw:text-box>
            <text:p text:style-name="P7"><text:span text:style-name="T9">Has</text:span></text:p>
            <text:p text:style-name="P7"><text:span text:style-name="T101">-----&gt;</text:span></text:p>
          </draw:text-box>
        </draw:frame>
        <draw:frame draw:style-name="gr2" xml:id="id197" draw:id="id197" draw:layer="layout" svg:width="2.839cm" svg:height="1.081cm" svg:x="19.672cm" svg:y="14.419cm">
          <draw:text-box>
            <text:p><text:span text:style-name="T100">Action</text:span></text:p>
          </draw:text-box>
        </draw:frame>
        <draw:frame draw:style-name="gr11" draw:text-style-name="P41" xml:id="id198" draw:id="id198" draw:layer="layout" svg:width="3.7cm" svg:height="1.911cm" svg:x="16.3cm" svg:y="13.628cm">
          <draw:text-box>
            <text:p text:style-name="P7"><text:span text:style-name="T9">Needs</text:span></text:p>
            <text:p text:style-name="P7"><text:span text:style-name="T101">&lt;------</text:span></text:p>
          </draw:text-box>
        </draw:frame>
        <draw:frame draw:style-name="gr11" draw:text-style-name="P43" xml:id="id191" draw:id="id191" draw:layer="layout" svg:width="12.965cm" svg:height="1.082cm" svg:x="1.5cm" svg:y="11.384cm">
          <draw:text-box>
            <text:p><text:span text:style-name="T103">Role-Based Access Control (RBAC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1" draw:text-style-name="P44" draw:layer="layout" svg:width="17.886cm" svg:height="1.403cm" svg:x="4.657cm" svg:y="0.6cm">
          <draw:text-box>
            <text:p><text:span text:style-name="T104">Mojolicious-Plugin-Authorization</text:span></text:p>
          </draw:text-box>
        </draw:frame>
        <draw:frame draw:style-name="gr46" draw:layer="layout" svg:width="18.418cm" svg:height="3.705cm" svg:x="0.5cm" svg:y="4.5cm">
          <draw:text-box>
            <text:p xml:id="id200" text:id="id200"><text:s text:c="3"/><text:span text:style-name="T77">sub {</text:span></text:p>
            <text:p xml:id="id201" text:id="id201"><text:span text:style-name="T77"><text:s text:c="8"/></text:span><text:span text:style-name="T77">my (</text:span><text:span text:style-name="T78">$app</text:span><text:span text:style-name="T77">, </text:span><text:span text:style-name="T82">$privilege</text:span><text:span text:style-name="T77">,</text:span><text:span text:style-name="T78">$extradata</text:span><text:span text:style-name="T77">) = @_;</text:span></text:p>
            <text:p xml:id="id202" text:id="id202"><text:span text:style-name="T77"><text:s text:c="8"/></text:span><text:span text:style-name="T86">...</text:span></text:p>
            <text:p xml:id="id203" text:id="id203"><text:span text:style-name="T77"><text:s text:c="8"/></text:span><text:span text:style-name="T77">return </text:span><text:span text:style-name="T82">1|0</text:span><text:span text:style-name="T77">;</text:span></text:p>
            <text:p xml:id="id204" text:id="id204"><text:span text:style-name="T77"><text:s text:c="4"/></text:span><text:span text:style-name="T77">}</text:span></text:p>
          </draw:text-box>
        </draw:frame>
        <draw:frame draw:style-name="gr11" draw:text-style-name="P45" xml:id="id199" draw:id="id199" draw:layer="layout" svg:width="3.618cm" svg:height="1.082cm" svg:x="0.8cm" svg:y="3.218cm">
          <draw:text-box>
            <text:p><text:span text:style-name="T105">has_priv</text:span></text:p>
          </draw:text-box>
        </draw:frame>
        <draw:frame draw:style-name="gr11" draw:text-style-name="P45" xml:id="id205" draw:id="id205" draw:layer="layout" svg:width="7cm" svg:height="1.082cm" svg:x="0.8cm" svg:y="9.2cm">
          <draw:text-box>
            <text:p><text:span text:style-name="T105">is_role</text:span></text:p>
          </draw:text-box>
        </draw:frame>
        <draw:frame draw:style-name="gr2" draw:text-style-name="P32" xml:id="id206" draw:id="id206" draw:layer="layout" svg:width="12.244cm" svg:height="3.531cm" svg:x="1.64cm" svg:y="10.569cm">
          <draw:text-box>
            <text:p><text:span text:style-name="T77">sub {</text:span></text:p>
            <text:p><text:span text:style-name="T77"><text:s text:c="4"/></text:span><text:span text:style-name="T77">my (</text:span><text:span text:style-name="T78">$app</text:span><text:span text:style-name="T77">, </text:span><text:span text:style-name="T82">$role</text:span><text:span text:style-name="T77">,</text:span><text:span text:style-name="T78"> $extradata</text:span><text:span text:style-name="T77">) = @_;</text:span></text:p>
            <text:p><text:span text:style-name="T77"><text:s text:c="4"/></text:span><text:span text:style-name="T86">...</text:span></text:p>
            <text:p><text:span text:style-name="T77"><text:s text:c="4"/></text:span><text:span text:style-name="T77">return </text:span><text:span text:style-name="T82">1|0</text:span><text:span text:style-name="T77">;</text:span></text:p>
            <text:p><text:span text:style-name="T7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1" draw:text-style-name="P45" xml:id="id207" draw:id="id207" draw:layer="layout" svg:width="4.397cm" svg:height="1.082cm" svg:x="0.8cm" svg:y="3.2cm">
          <draw:text-box>
            <text:p><text:span text:style-name="T105">privileges</text:span></text:p>
          </draw:text-box>
        </draw:frame>
        <draw:frame draw:style-name="gr12" xml:id="id208" draw:id="id208" draw:layer="layout" svg:width="17cm" svg:height="4.402cm" svg:x="0.5cm" svg:y="4.498cm">
          <draw:text-box>
            <text:p><text:s text:c="3"/><text:span text:style-name="T77">sub {</text:span></text:p>
            <text:p><text:span text:style-name="T77"><text:s text:c="8"/></text:span><text:span text:style-name="T77">my (</text:span><text:span text:style-name="T78">$app</text:span><text:span text:style-name="T87">,</text:span><text:span text:style-name="T78">$extradata</text:span><text:span text:style-name="T77">) = @_;</text:span></text:p>
            <text:p><text:span text:style-name="T77"><text:s text:c="8"/></text:span><text:span text:style-name="T86">...</text:span></text:p>
            <text:p><text:span text:style-name="T77"><text:s text:c="8"/></text:span><text:span text:style-name="T77">return </text:span><text:span text:style-name="T82">$privileges|@privileges|%privileges</text:span><text:span text:style-name="T77">;</text:span></text:p>
            <text:p><text:span text:style-name="T77"><text:s text:c="4"/></text:span><text:span text:style-name="T77">}</text:span></text:p>
          </draw:text-box>
        </draw:frame>
        <draw:frame draw:style-name="gr11" draw:text-style-name="P45" xml:id="id209" draw:id="id209" draw:layer="layout" svg:width="2.06cm" svg:height="1.082cm" svg:x="0.8cm" svg:y="9.218cm">
          <draw:text-box>
            <text:p><text:span text:style-name="T105">role</text:span></text:p>
          </draw:text-box>
        </draw:frame>
        <draw:frame draw:style-name="gr12" xml:id="id210" draw:id="id210" draw:layer="layout" svg:width="19.5cm" svg:height="4.402cm" svg:x="0.5cm" svg:y="10.498cm">
          <draw:text-box>
            <text:p><text:s text:c="3"/><text:span text:style-name="T77">sub {</text:span></text:p>
            <text:p><text:span text:style-name="T77"><text:s text:c="8"/></text:span><text:span text:style-name="T77">my (</text:span><text:span text:style-name="T78">$app</text:span><text:span text:style-name="T77">,</text:span><text:span text:style-name="T78">$extradata</text:span><text:span text:style-name="T77">) = @_;</text:span></text:p>
            <text:p><text:span text:style-name="T77"><text:s text:c="8"/></text:span><text:span text:style-name="T86">...</text:span></text:p>
            <text:p><text:span text:style-name="T77"><text:s text:c="8"/></text:span><text:span text:style-name="T77">return </text:span><text:span text:style-name="T82">$role|@role|%role;</text:span></text:p>
            <text:p><text:span text:style-name="T77"><text:s text:c="4"/></text:span><text:span text:style-name="T77">}</text:span></text:p>
          </draw:text-box>
        </draw:frame>
        <draw:frame draw:style-name="gr11" draw:text-style-name="P44" draw:layer="layout" svg:width="17.922cm" svg:height="1.403cm" svg:x="4.639cm" svg:y="0.607cm">
          <draw:text-box>
            <text:p><text:span text:style-name="T104">Mojolicious-Plugin-Author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11.797cm" svg:height="1.081cm" svg:x="7.874cm" svg:y="0.508cm">
          <draw:text-box>
            <text:p><text:span text:style-name="T75">az\lib\AA\Abstract\Profile.pm</text:span></text:p>
          </draw:text-box>
        </draw:frame>
        <draw:frame draw:style-name="gr11" draw:layer="layout" svg:width="10.628cm" svg:height="1.563cm" svg:x="1.272cm" svg:y="3.8cm">
          <draw:text-box>
            <text:p xml:id="id212" text:id="id212"><text:span text:style-name="T77">package</text:span><text:span text:style-name="T106"> </text:span><text:span text:style-name="T84">Abstract::Profile</text:span><text:span text:style-name="T106">;</text:span></text:p>
            <text:p xml:id="id213" text:id="id213"><text:span text:style-name="T86"/></text:p>
          </draw:text-box>
        </draw:frame>
        <draw:frame draw:style-name="gr47" draw:layer="layout" svg:width="20.09cm" svg:height="11.617cm" svg:x="1.2cm" svg:y="5cm">
          <draw:text-box>
            <text:p xml:id="id214" text:id="id214"><text:span text:style-name="T77">sub </text:span><text:span text:style-name="T80">new</text:span><text:span text:style-name="T77"> {</text:span></text:p>
            <text:p xml:id="id215" text:id="id215"><text:span text:style-name="T77"><text:s text:c="2"/></text:span><text:span text:style-name="T77">my</text:span><text:span text:style-name="T78"> $self</text:span><text:span text:style-name="T77"> <text:s/>= shift;</text:span></text:p>
            <text:p xml:id="id216" text:id="id216"><text:span text:style-name="T77"><text:s text:c="2"/></text:span><text:span text:style-name="T77">my (</text:span><text:span text:style-name="T78">$opt</text:span><text:span text:style-name="T77">) = @_;</text:span></text:p>
            <text:p xml:id="id217" text:id="id217"><text:span text:style-name="T77"><text:s text:c="2"/></text:span><text:span text:style-name="T77">my </text:span><text:span text:style-name="T78">$dbh <text:s text:c="2"/></text:span><text:span text:style-name="T77">= </text:span><text:span text:style-name="T84">DBI-&gt;</text:span><text:span text:style-name="T77">connect(</text:span><text:span text:style-name="T80">'</text:span><text:span text:style-name="T81">dbi:Oracle:XE</text:span><text:span text:style-name="T80">','</text:span><text:span text:style-name="T81">hr</text:span><text:span text:style-name="T80">','</text:span><text:span text:style-name="T81">hr</text:span><text:span text:style-name="T80">'</text:span><text:span text:style-name="T77">);</text:span></text:p>
            <text:p xml:id="id218" text:id="id218"><text:span text:style-name="T77"><text:s text:c="2"/></text:span><text:span text:style-name="T77">my </text:span><text:span text:style-name="T78">$sth </text:span><text:span text:style-name="T77">= </text:span><text:span text:style-name="T78">$dbh-&gt;</text:span><text:span text:style-name="T77">prepare(</text:span><text:span text:style-name="T80">'</text:span><text:span text:style-name="T81">select first_name,</text:span></text:p>
            <text:p xml:id="id219" text:id="id219"><text:span text:style-name="T81"><text:s text:c="34"/></text:span><text:span text:style-name="T81">middle_name,</text:span></text:p>
            <text:p xml:id="id220" text:id="id220"><text:span text:style-name="T81"><text:s text:c="34"/></text:span><text:span text:style-name="T81">last_name,</text:span></text:p>
            <text:p><text:span text:style-name="T81"><text:s text:c="34"/></text:span><text:span text:style-name="T81">role </text:span></text:p>
            <text:p><text:span text:style-name="T81"><text:s text:c="29"/></text:span><text:span text:style-name="T81">from brain_slug </text:span></text:p>
            <text:p><text:span text:style-name="T81"><text:s text:c="28"/></text:span><text:span text:style-name="T81">where slug_id=:p_id</text:span><text:span text:style-name="T80">'</text:span><text:span text:style-name="T77">);</text:span></text:p>
            <text:p xml:id="id221" text:id="id221"><text:span text:style-name="T107"><text:s/></text:span><text:span text:style-name="T107">...</text:span></text:p>
            <text:p><text:span text:style-name="T107"/></text:p>
            <text:p xml:id="id222" text:id="id222"><text:span text:style-name="T108">sub</text:span><text:span text:style-name="T107"> </text:span><text:span text:style-name="T56">can_i</text:span><text:span text:style-name="T57"> </text:span><text:span text:style-name="T54">{</text:span></text:p>
            <text:p xml:id="id223" text:id="id223"><text:span text:style-name="T54"><text:s text:c="2"/></text:span><text:span text:style-name="T62">...</text:span></text:p>
            <text:p/>
            <text:p><text:s text:c="2"/></text:p>
          </draw:text-box>
        </draw:frame>
        <draw:frame draw:style-name="gr11" draw:text-style-name="P14" xml:id="id211" draw:id="id211" draw:layer="layout" svg:width="13.354cm" svg:height="1.082cm" svg:x="0.77cm" svg:y="2.186cm">
          <draw:text-box>
            <text:p><text:span text:style-name="T59">New Cla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48" draw:text-style-name="P17" draw:layer="layout" svg:width="25.817cm" svg:height="12.059cm" svg:x="0.7cm" svg:y="3.441cm">
          <draw:text-box>
            <text:p xml:id="id224" text:id="id224"><text:span text:style-name="T31">package </text:span><text:span text:style-name="T38">AA::Authn</text:span><text:span text:style-name="T31">;</text:span></text:p>
            <text:p xml:id="id225" text:id="id225"><text:span text:style-name="T31">use Mojo::Base </text:span><text:span text:style-name="T29">'</text:span><text:span text:style-name="T38">Mojolicious::Controller</text:span><text:span text:style-name="T29">'</text:span><text:span text:style-name="T31">;</text:span></text:p>
            <text:p><text:span text:style-name="T31"/></text:p>
            <text:p><text:span text:style-name="T31"/></text:p>
            <text:p xml:id="id226" text:id="id226"><text:span text:style-name="T40">...</text:span></text:p>
            <text:p><text:span text:style-name="T31"/></text:p>
            <text:p xml:id="id227" text:id="id227"><text:span text:style-name="T31">if (</text:span><text:span text:style-name="T35">$self-&gt;</text:span><text:span text:style-name="T33">authenticate</text:span><text:span text:style-name="T31">(</text:span><text:span text:style-name="T35">$self-&gt;</text:span><text:span text:style-name="T31">param(</text:span><text:span text:style-name="T29">'</text:span><text:span text:style-name="T30">id</text:span><text:span text:style-name="T29">'</text:span><text:span text:style-name="T31">) </text:span></text:p>
            <text:p xml:id="id228" text:id="id228"><text:span text:style-name="T31"><text:s text:c="23"/></text:span><text:span text:style-name="T31">,</text:span><text:span text:style-name="T35">$self-&gt;</text:span><text:span text:style-name="T31">param(</text:span><text:span text:style-name="T29">'</text:span><text:span text:style-name="T30">pw</text:span><text:span text:style-name="T29">'</text:span><text:span text:style-name="T31">)</text:span></text:p>
            <text:p xml:id="id229" text:id="id229"><text:span text:style-name="T31"><text:s text:c="23"/></text:span><text:span text:style-name="T31">,{</text:span><text:span text:style-name="T32">brain_slug </text:span><text:span text:style-name="T29">=&gt; </text:span><text:span text:style-name="T35">$self-&gt;</text:span><text:span text:style-name="T31">param(</text:span><text:span text:style-name="T29">'</text:span><text:span text:style-name="T30">slug</text:span><text:span text:style-name="T29">'</text:span><text:span text:style-name="T31">)})) {</text:span></text:p>
            <text:p xml:id="id230" text:id="id230"><text:span text:style-name="T31"><text:s text:c="27"/></text:span></text:p>
            <text:p xml:id="id231" text:id="id231"><text:span text:style-name="T31"><text:s text:c="3"/></text:span></text:p>
            <text:p xml:id="id232" text:id="id232"><text:span text:style-name="T31"><text:s text:c="3"/></text:span></text:p>
            <text:p xml:id="id233" text:id="id233"><text:span text:style-name="T31"><text:s text:c="3"/></text:span></text:p>
            <text:p xml:id="id234" text:id="id234"><text:span text:style-name="T31"><text:s text:c="4"/></text:span><text:span text:style-name="T35">$self-&gt;</text:span><text:span text:style-name="T31">redirect_to(</text:span><text:span text:style-name="T29">'</text:span><text:span text:style-name="T30">home</text:span><text:span text:style-name="T29">'</text:span><text:span text:style-name="T31">);</text:span></text:p>
            <text:p><text:span text:style-name="T31"/></text:p>
            <text:p xml:id="id235" text:id="id235"><text:span text:style-name="T31">}</text:span></text:p>
            <text:p xml:id="id236" text:id="id236"><text:span text:style-name="T31">else {</text:span></text:p>
            <text:p xml:id="id237" text:id="id237"><text:span text:style-name="T40">...</text:span></text:p>
          </draw:text-box>
        </draw:frame>
        <draw:frame draw:style-name="gr2" draw:text-style-name="P46" draw:layer="layout" svg:width="7.512cm" svg:height="1.081cm" svg:x="9.744cm" svg:y="0.519cm">
          <draw:text-box draw:corner-radius="0.348cm">
            <text:p><text:span text:style-name="T109">az\lib\AA\Authn.pm</text:span></text:p>
          </draw:text-box>
        </draw:frame>
        <draw:frame draw:style-name="gr11" draw:text-style-name="P17" xml:id="id241" draw:id="id241" draw:layer="layout" svg:width="24.648cm" svg:height="1.082cm" svg:x="1.652cm" svg:y="10cm">
          <draw:text-box>
            <text:p><text:span text:style-name="T31"><text:s/></text:span><text:span text:style-name="T31">my </text:span><text:span text:style-name="T37">$profile </text:span><text:span text:style-name="T31">= </text:span><text:span text:style-name="T38">Abstract::Profile-&gt;new</text:span><text:span text:style-name="T31">({</text:span><text:span text:style-name="T32">id </text:span><text:span text:style-name="T29">=&gt; </text:span><text:span text:style-name="T35">$self-&gt;</text:span><text:span text:style-name="T31">param(</text:span><text:span text:style-name="T29">'</text:span><text:span text:style-name="T30">id</text:span><text:span text:style-name="T29">'</text:span><text:span text:style-name="T31">)});</text:span></text:p>
          </draw:text-box>
        </draw:frame>
        <draw:frame draw:style-name="gr11" draw:text-style-name="P17" xml:id="id242" draw:id="id242" draw:layer="layout" svg:width="15.302cm" svg:height="1.082cm" svg:x="1.898cm" svg:y="11.018cm">
          <draw:text-box>
            <text:p><text:span text:style-name="T33">$LOGGED_IN</text:span><text:span text:style-name="T31">{</text:span><text:span text:style-name="T35">$profile-&gt;</text:span><text:span text:style-name="T31">id()} = </text:span><text:span text:style-name="T35">$profile</text:span><text:span text:style-name="T31">;</text:span></text:p>
          </draw:text-box>
        </draw:frame>
        <draw:frame draw:style-name="gr11" draw:text-style-name="P15" draw:layer="layout" svg:width="10.239cm" svg:height="1.082cm" svg:x="0.661cm" svg:y="4.8cm">
          <draw:text-box>
            <text:p xml:id="id238" text:id="id238"><text:span text:style-name="T31">use</text:span><text:span text:style-name="T34"> </text:span><text:span text:style-name="T38">Abstract::Profile; </text:span><text:span text:style-name="T34"><text:s/></text:span></text:p>
          </draw:text-box>
        </draw:frame>
        <draw:frame draw:style-name="gr11" draw:text-style-name="P17" xml:id="id239" draw:id="id239" draw:layer="layout" svg:width="23.791cm" svg:height="1.082cm" svg:x="0.709cm" svg:y="5.618cm">
          <draw:text-box>
            <text:p><text:span text:style-name="T31">our </text:span><text:span text:style-name="T33">%LOGGED_IN</text:span><text:span text:style-name="T31"> = (); </text:span></text:p>
          </draw:text-box>
        </draw:frame>
        <draw:frame draw:style-name="gr11" draw:text-style-name="P14" draw:layer="layout" svg:width="13.354cm" svg:height="1.082cm" svg:x="0.77cm" svg:y="2.186cm">
          <draw:text-box>
            <text:p><text:span text:style-name="T59">Modify the Controller</text:span></text:p>
          </draw:text-box>
        </draw:frame>
        <draw:frame draw:style-name="gr31" draw:layer="layout" svg:width="17.5cm" svg:height="0.908cm" svg:x="7cm" svg:y="5.692cm">
          <draw:text-box>
            <text:p xml:id="id240" text:id="id240"><text:span text:style-name="T31"><text:s/></text:span><text:span text:style-name="T31">#</text:span><text:span text:style-name="T40">Do not try this at home!! For Demo only!! <text:s/></text:span><text:span text:style-name="T31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240" anim:sub-item="text" smil:attributeName="visibility" smil:to="visible"/>
                  <anim:animate smil:dur="0.5s" smil:fill="hold" smil:targetElement="id240" anim:sub-item="text" smil:attributeName="x" smil:values="x;x" smil:keyTimes="0;1"/>
                  <anim:animate smil:dur="0.5s" smil:fill="hold" smil:targetElement="id240" anim:sub-item="text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48" draw:text-style-name="P17" draw:layer="layout" svg:width="25.817cm" svg:height="12.059cm" svg:x="0.7cm" svg:y="3.441cm">
          <draw:text-box>
            <text:p xml:id="id243" text:id="id243"><text:span text:style-name="T31">package </text:span><text:span text:style-name="T38">AA::Authn</text:span><text:span text:style-name="T31">;</text:span></text:p>
            <text:p xml:id="id244" text:id="id244"><text:span text:style-name="T31">use Mojo::Base </text:span><text:span text:style-name="T29">'</text:span><text:span text:style-name="T38">Mojolicious::Controller</text:span><text:span text:style-name="T29">'</text:span><text:span text:style-name="T31">;</text:span></text:p>
            <text:p xml:id="id255" text:id="id255"><text:span text:style-name="T31">use </text:span><text:span text:style-name="T38">Authen::Users</text:span><text:span text:style-name="T31">;</text:span></text:p>
            <text:p xml:id="id245" text:id="id245"><text:span text:style-name="T31">our </text:span><text:span text:style-name="T35">%LOGGED_IN</text:span><text:span text:style-name="T31"> = ();</text:span></text:p>
            <text:p xml:id="id246" text:id="id246"><text:span text:style-name="T40">...</text:span></text:p>
            <text:p><text:span text:style-name="T31"/></text:p>
            <text:p xml:id="id247" text:id="id247"><text:span text:style-name="T31">if (</text:span><text:span text:style-name="T35">$self-&gt;</text:span><text:span text:style-name="T31">authenticate(</text:span><text:span text:style-name="T35">$self-&gt;</text:span><text:span text:style-name="T31">param(</text:span><text:span text:style-name="T29">'</text:span><text:span text:style-name="T30">id</text:span><text:span text:style-name="T29">'</text:span><text:span text:style-name="T31">) </text:span></text:p>
            <text:p xml:id="id248" text:id="id248"><text:span text:style-name="T31"><text:s text:c="25"/></text:span><text:span text:style-name="T31">,</text:span><text:span text:style-name="T35">$self-&gt;</text:span><text:span text:style-name="T31">param(</text:span><text:span text:style-name="T29">'</text:span><text:span text:style-name="T30">pw</text:span><text:span text:style-name="T29">'</text:span><text:span text:style-name="T31">)</text:span></text:p>
            <text:p xml:id="id249" text:id="id249"><text:span text:style-name="T31"><text:s text:c="25"/></text:span><text:span text:style-name="T31">,{</text:span><text:span text:style-name="T32">brain_slug</text:span><text:span text:style-name="T30"> </text:span><text:span text:style-name="T29">=&gt; </text:span><text:span text:style-name="T35">$self-&gt;</text:span><text:span text:style-name="T31">param(</text:span><text:span text:style-name="T29">'</text:span><text:span text:style-name="T30">slug</text:span><text:span text:style-name="T29">'</text:span><text:span text:style-name="T31">)})) {</text:span></text:p>
            <text:p><text:span text:style-name="T31"><text:s text:c="27"/></text:span></text:p>
            <text:p xml:id="id256" text:id="id256"><text:span text:style-name="T31"><text:s text:c="3"/></text:span><text:span text:style-name="T31">my </text:span><text:span text:style-name="T35">$authn</text:span><text:span text:style-name="T37"> </text:span><text:span text:style-name="T31">= </text:span><text:span text:style-name="T38">Athen::Users-&gt;new</text:span><text:span text:style-name="T31">({</text:span><text:span text:style-name="T32">dbtype</text:span><text:span text:style-name="T29">=&gt;'</text:span><text:span text:style-name="T30">SQLite</text:span><text:span text:style-name="T29">',</text:span><text:span text:style-name="T32">dbname</text:span><text:span text:style-name="T29">=&gt;'</text:span><text:span text:style-name="T30">slug</text:span><text:span text:style-name="T29">'</text:span><text:span text:style-name="T31">});</text:span></text:p>
            <text:p xml:id="id257" text:id="id257"><text:span text:style-name="T31"><text:s text:c="3"/></text:span><text:span text:style-name="T31">my </text:span><text:span text:style-name="T35">$profile</text:span><text:span text:style-name="T31"> = </text:span><text:span text:style-name="T35">$authn-&gt;</text:span><text:span text:style-name="T38">user_info</text:span><text:span text:style-name="T31">(</text:span><text:span text:style-name="T35">$self-&gt;</text:span><text:span text:style-name="T31">param(</text:span><text:span text:style-name="T29">'</text:span><text:span text:style-name="T30">id</text:span><text:span text:style-name="T29">'</text:span><text:span text:style-name="T31">));</text:span></text:p>
            <text:p xml:id="id250" text:id="id250"><text:span text:style-name="T31"><text:s text:c="3"/></text:span><text:span text:style-name="T35">$LOGGED_IN</text:span><text:span text:style-name="T31">{</text:span><text:span text:style-name="T35">$profile-&gt;</text:span><text:span text:style-name="T33">user</text:span><text:span text:style-name="T31">()} = </text:span><text:span text:style-name="T35">$profile</text:span><text:span text:style-name="T31">;</text:span></text:p>
            <text:p xml:id="id251" text:id="id251"><text:span text:style-name="T31"><text:s text:c="3"/></text:span><text:span text:style-name="T35">$self-&gt;</text:span><text:span text:style-name="T31">redirect_to(</text:span><text:span text:style-name="T29">'</text:span><text:span text:style-name="T30">home</text:span><text:span text:style-name="T29">'</text:span><text:span text:style-name="T31">);</text:span></text:p>
            <text:p><text:span text:style-name="T31"/></text:p>
            <text:p xml:id="id252" text:id="id252"><text:span text:style-name="T31">}</text:span></text:p>
            <text:p xml:id="id253" text:id="id253"><text:span text:style-name="T31">else {</text:span></text:p>
            <text:p xml:id="id254" text:id="id254"><text:span text:style-name="T40">...</text:span></text:p>
          </draw:text-box>
        </draw:frame>
        <draw:frame draw:style-name="gr2" draw:text-style-name="P46" draw:layer="layout" svg:width="7.512cm" svg:height="1.081cm" svg:x="9.744cm" svg:y="0.497cm">
          <draw:text-box>
            <text:p><text:span text:style-name="T109">az\lib\AA\Authn.pm</text:span></text:p>
          </draw:text-box>
        </draw:frame>
        <draw:frame draw:style-name="gr11" draw:text-style-name="P14" draw:layer="layout" svg:width="13.354cm" svg:height="1.082cm" svg:x="0.77cm" svg:y="2.186cm">
          <draw:text-box>
            <text:p><text:span text:style-name="T59">Alternat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7.512cm" svg:height="1.081cm" svg:x="9.744cm" svg:y="0.519cm">
          <draw:text-box>
            <text:p><text:span text:style-name="T75">az\lib\AA\Authn.pm</text:span></text:p>
          </draw:text-box>
        </draw:frame>
        <draw:frame draw:style-name="gr49" draw:text-style-name="P32" draw:layer="layout" svg:width="24.649cm" svg:height="8.123cm" svg:x="1.312cm" svg:y="3.507cm">
          <draw:text-box>
            <text:p xml:id="id258" text:id="id258"><text:span text:style-name="T77">sub </text:span><text:span text:style-name="T80">check</text:span><text:span text:style-name="T77"> {</text:span></text:p>
            <text:p xml:id="id259" text:id="id259"><text:span text:style-name="T77"><text:s text:c="2"/></text:span><text:span text:style-name="T77">my </text:span><text:span text:style-name="T78">$self</text:span><text:span text:style-name="T77"> = shift;</text:span></text:p>
            <text:p><text:span text:style-name="T77"/></text:p>
            <text:p><text:span text:style-name="T77"/></text:p>
            <text:p><text:span text:style-name="T77"/></text:p>
            <text:p><text:span text:style-name="T77"/></text:p>
            <text:p><text:span text:style-name="T77"><text:s text:c="2"/></text:span></text:p>
            <text:p><text:span text:style-name="T77"><text:s text:c="2"/></text:span></text:p>
            <text:p><text:span text:style-name="T77"/></text:p>
            <text:p><text:span text:style-name="T77"><text:s text:c="2"/></text:span></text:p>
            <text:p><text:span text:style-name="T77"/></text:p>
            <text:p xml:id="id260" text:id="id260"><text:span text:style-name="T77">}</text:span></text:p>
          </draw:text-box>
        </draw:frame>
        <draw:frame draw:style-name="gr46" draw:text-style-name="P47" draw:layer="layout" svg:width="25.512cm" svg:height="3.572cm" svg:x="1.988cm" svg:y="5.1cm">
          <draw:text-box>
            <text:p xml:id="id261" text:id="id261"><text:span text:style-name="T110">if (</text:span><text:span text:style-name="T111">$self-&gt;</text:span><text:span text:style-name="T112">is_user_authenticated</text:span><text:span text:style-name="T110">() and </text:span></text:p>
            <text:p><text:span text:style-name="T110"/></text:p>
            <text:p><text:span text:style-name="T110"><text:s text:c="3"/></text:span></text:p>
            <text:p xml:id="id263" text:id="id263"><text:span text:style-name="T110"><text:s text:c="3"/></text:span><text:span text:style-name="T110">return </text:span><text:span text:style-name="T113">1</text:span><text:span text:style-name="T110">;</text:span></text:p>
            <text:p xml:id="id264" text:id="id264"><text:span text:style-name="T110">}</text:span></text:p>
          </draw:text-box>
        </draw:frame>
        <draw:frame draw:style-name="gr50" draw:text-style-name="P47" xml:id="id265" draw:id="id265" draw:layer="layout" svg:width="24.649cm" svg:height="2.895cm" svg:x="2cm" svg:y="8cm">
          <draw:text-box>
            <text:p><text:span text:style-name="T111"/></text:p>
            <text:p xml:id="id266" text:id="id266"><text:span text:style-name="T111">$self-&gt;</text:span><text:span text:style-name="T110">logout();</text:span></text:p>
            <text:p xml:id="id267" text:id="id267"><text:span text:style-name="T111">$self-&gt;</text:span><text:span text:style-name="T110">redirect_to(</text:span><text:span text:style-name="T114">'</text:span><text:span text:style-name="T113">authn_form</text:span><text:span text:style-name="T114">'</text:span><text:span text:style-name="T110">);</text:span></text:p>
            <text:p><text:span text:style-name="T110">return </text:span><text:span text:style-name="T113">0</text:span><text:span text:style-name="T110">;</text:span></text:p>
          </draw:text-box>
        </draw:frame>
        <draw:frame draw:style-name="gr11" draw:text-style-name="P30" draw:layer="layout" svg:width="8.681cm" svg:height="1.082cm" svg:x="0.726cm" svg:y="2.174cm">
          <draw:text-box>
            <text:p><text:span text:style-name="T59">is_user_authenticated</text:span></text:p>
          </draw:text-box>
        </draw:frame>
        <draw:frame draw:style-name="gr51" xml:id="id262" draw:id="id262" draw:layer="layout" svg:width="14.407cm" svg:height="1.064cm" svg:x="3.2cm" svg:y="5.936cm">
          <draw:text-box>
            <text:p><text:span text:style-name="T112">$LOGGED_IN</text:span><text:span text:style-name="T110">{</text:span><text:span text:style-name="T111">$self-&gt;</text:span><text:span text:style-name="T112">session</text:span><text:span text:style-name="T110">(</text:span><text:span text:style-name="T114">'</text:span><text:span text:style-name="T113">auth_data</text:span><text:span text:style-name="T114">'</text:span><text:span text:style-name="T110">)}){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48" draw:text-style-name="P32" xml:id="id268" draw:id="id268" draw:layer="layout" svg:width="23cm" svg:height="8.552cm" svg:x="1.5cm" svg:y="3.448cm">
          <draw:text-box>
            <text:p><text:span text:style-name="T77">sub </text:span><text:span text:style-name="T80">delete</text:span><text:span text:style-name="T77"> {</text:span></text:p>
            <text:p xml:id="id269" text:id="id269"><text:span text:style-name="T77"><text:s text:c="2"/></text:span><text:span text:style-name="T77">my </text:span><text:span text:style-name="T78">$self</text:span><text:span text:style-name="T77"> = shift;</text:span></text:p>
            <text:p><text:span text:style-name="T77"/></text:p>
            <text:p xml:id="id271" text:id="id271"><text:span text:style-name="T77"><text:s text:c="2"/></text:span><text:span text:style-name="T82">$LOGGED_IN</text:span><text:span text:style-name="T77">{</text:span><text:span text:style-name="T78">$self-&gt;</text:span><text:span text:style-name="T82">session</text:span><text:span text:style-name="T77">(</text:span><text:span text:style-name="T80">'</text:span><text:span text:style-name="T81">auth_data</text:span><text:span text:style-name="T80">'</text:span><text:span text:style-name="T77">)}=undef;</text:span></text:p>
            <text:p xml:id="id272" text:id="id272"><text:span text:style-name="T77"><text:s text:c="2"/></text:span><text:span text:style-name="T78">$self-&gt;</text:span><text:span text:style-name="T82">logout</text:span><text:span text:style-name="T77">();</text:span></text:p>
            <text:p xml:id="id273" text:id="id273"><text:span text:style-name="T77"><text:s text:c="2"/></text:span><text:span text:style-name="T78">$self-&gt;</text:span><text:span text:style-name="T77">redirect_to(</text:span><text:span text:style-name="T80">'</text:span><text:span text:style-name="T81">authn_form</text:span><text:span text:style-name="T80">'</text:span><text:span text:style-name="T77">);</text:span></text:p>
            <text:p><text:span text:style-name="T77"><text:s text:c="2"/></text:span></text:p>
            <text:p xml:id="id270" text:id="id270"><text:span text:style-name="T77">}</text:span></text:p>
          </draw:text-box>
        </draw:frame>
        <draw:frame draw:style-name="gr2" draw:text-style-name="P31" draw:layer="layout" svg:width="7.512cm" svg:height="1.081cm" svg:x="9.744cm" svg:y="0.519cm">
          <draw:text-box>
            <text:p><text:span text:style-name="T75">az\lib\AA\Authn.pm</text:span></text:p>
          </draw:text-box>
        </draw:frame>
        <draw:frame draw:style-name="gr5" draw:text-style-name="P14" draw:layer="layout" svg:width="8.5cm" svg:height="1.081cm" svg:x="0.7cm" svg:y="2.22cm">
          <draw:text-box>
            <text:p><text:span text:style-name="T28">lo</text:span><text:span text:style-name="T115">g</text:span><text:span text:style-name="T28">o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52" draw:text-style-name="P26" draw:layer="layout" svg:width="22.074cm" svg:height="15cm" svg:x="0.5cm" svg:y="3.5cm">
          <draw:text-box>
            <text:p xml:id="id274" text:id="id274"><text:span text:style-name="T54">sub </text:span><text:span text:style-name="T56">startup</text:span><text:span text:style-name="T54"> {</text:span></text:p>
            <text:p xml:id="id275" text:id="id275"><text:span text:style-name="T54"><text:s text:c="2"/></text:span><text:span text:style-name="T54">my </text:span><text:span text:style-name="T55">$self</text:span><text:span text:style-name="T54"> = shift;</text:span></text:p>
            <text:p xml:id="id276" text:id="id276"><text:span text:style-name="T54"><text:s text:c="2"/></text:span><text:span text:style-name="T62">...</text:span></text:p>
            <text:p xml:id="id277" text:id="id277"><text:span text:style-name="T54"><text:s text:c="2"/></text:span><text:span text:style-name="T55">$self-&gt;</text:span><text:span text:style-name="T56">plugin</text:span><text:span text:style-name="T54">(</text:span><text:span text:style-name="T56">'</text:span><text:span text:style-name="T57">authorization</text:span><text:span text:style-name="T56">',</text:span><text:span text:style-name="T54"> {</text:span></text:p>
            <text:p><text:span text:style-name="T54"><text:s text:c="7"/></text:span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 xml:id="id292" text:id="id292"><text:span text:style-name="T62"><text:s text:c="2"/></text:span></text:p>
          </draw:text-box>
        </draw:frame>
        <draw:frame draw:style-name="gr11" draw:text-style-name="P28" draw:layer="layout" svg:width="5.3cm" svg:height="1.082cm" svg:x="10.85cm" svg:y="0.518cm">
          <draw:text-box>
            <text:p><text:span text:style-name="T116">az\lib\AA.pm</text:span></text:p>
          </draw:text-box>
        </draw:frame>
        <draw:frame draw:style-name="gr53" draw:text-style-name="P24" draw:layer="layout" svg:width="12.554cm" svg:height="6.33cm" svg:x="1.982cm" svg:y="10.27cm">
          <draw:text-box>
            <text:p xml:id="id284" text:id="id284"><text:span text:style-name="T54"><text:s text:c="4"/></text:span><text:span text:style-name="T57">is_role </text:span><text:span text:style-name="T56">=&gt;</text:span><text:span text:style-name="T54"> sub {</text:span></text:p>
            <text:p xml:id="id285" text:id="id285"><text:span text:style-name="T54"><text:s text:c="6"/></text:span><text:span text:style-name="T54">my </text:span><text:span text:style-name="T55">$self</text:span><text:span text:style-name="T54"> = shift;</text:span></text:p>
            <text:p xml:id="id286" text:id="id286"><text:span text:style-name="T54"><text:s text:c="6"/></text:span><text:span text:style-name="T54">my (</text:span><text:span text:style-name="T55">$role</text:span><text:span text:style-name="T54">,</text:span><text:span text:style-name="T58"> </text:span><text:span text:style-name="T55">$extradata</text:span><text:span text:style-name="T54">) = @_;</text:span></text:p>
            <text:p xml:id="id288" text:id="id288"><text:span text:style-name="T54"><text:s text:c="6"/></text:span><text:span text:style-name="T54">my</text:span><text:span text:style-name="T58"> </text:span><text:span text:style-name="T55">$user</text:span><text:span text:style-name="T58"> </text:span><text:span text:style-name="T54">=</text:span><text:span text:style-name="T58"> </text:span><text:span text:style-name="T55">$self-&gt;</text:span><text:span text:style-name="T57">current_user</text:span><text:span text:style-name="T54">();</text:span></text:p>
            <text:p xml:id="id289" text:id="id289"><text:span text:style-name="T54"><text:s text:c="6"/></text:span><text:span text:style-name="T54">return </text:span><text:span text:style-name="T53">1</text:span></text:p>
            <text:p xml:id="id290" text:id="id290"><text:span text:style-name="T54"><text:s text:c="8"/></text:span><text:span text:style-name="T54">if (</text:span><text:span text:style-name="T55">$user-&gt;</text:span><text:span text:style-name="T57">role</text:span><text:span text:style-name="T54">() eq </text:span><text:span text:style-name="T55">$role</text:span><text:span text:style-name="T54">);</text:span></text:p>
            <text:p xml:id="id291" text:id="id291"><text:span text:style-name="T54"><text:s text:c="6"/></text:span><text:span text:style-name="T54">return </text:span><text:span text:style-name="T53">0</text:span><text:span text:style-name="T54">;</text:span></text:p>
            <text:p xml:id="id287" text:id="id287"><text:span text:style-name="T54"><text:s text:c="4"/></text:span><text:span text:style-name="T54">},</text:span></text:p>
            <text:p><text:span text:style-name="T117"/></text:p>
          </draw:text-box>
        </draw:frame>
        <draw:frame draw:style-name="gr43" draw:text-style-name="P24" draw:layer="layout" svg:width="12.863cm" svg:height="4.844cm" svg:x="3.137cm" svg:y="6.156cm">
          <draw:text-box>
            <text:p xml:id="id278" text:id="id278"><text:span text:style-name="T57">has_priv</text:span><text:span text:style-name="T54"> </text:span><text:span text:style-name="T56">=&gt;</text:span><text:span text:style-name="T54"> sub {</text:span></text:p>
            <text:p xml:id="id279" text:id="id279"><text:span text:style-name="T54"><text:s text:c="7"/></text:span><text:span text:style-name="T54">my </text:span><text:span text:style-name="T55">$self</text:span><text:span text:style-name="T54"> = shift;</text:span></text:p>
            <text:p xml:id="id280" text:id="id280"><text:span text:style-name="T54"><text:s text:c="7"/></text:span><text:span text:style-name="T54">my (</text:span><text:span text:style-name="T55">$priv</text:span><text:span text:style-name="T54">, </text:span><text:span text:style-name="T55">$extradata</text:span><text:span text:style-name="T54">) = @_;</text:span></text:p>
            <text:p xml:id="id282" text:id="id282"><text:span text:style-name="T54"><text:s text:c="7"/></text:span><text:span text:style-name="T54">my </text:span><text:span text:style-name="T55">$user</text:span><text:span text:style-name="T54"> = </text:span><text:span text:style-name="T55">$self-&gt;</text:span><text:span text:style-name="T54">current_user();</text:span></text:p>
            <text:p xml:id="id283" text:id="id283"><text:span text:style-name="T54"><text:s text:c="7"/></text:span><text:span text:style-name="T54">return </text:span><text:span text:style-name="T55">$user-&gt;</text:span><text:span text:style-name="T57">can_i</text:span><text:span text:style-name="T54">(</text:span><text:span text:style-name="T55">$priv</text:span><text:span text:style-name="T54">);</text:span></text:p>
            <text:p xml:id="id281" text:id="id281"><text:span text:style-name="T54"><text:s text:c="4"/></text:span><text:span text:style-name="T54">},</text:span></text:p>
            <text:p><text:span text:style-name="T54"><text:s text:c="3"/></text:span></text:p>
          </draw:text-box>
        </draw:frame>
        <draw:frame draw:style-name="gr31" draw:text-style-name="P48" draw:layer="layout" svg:width="10.2cm" svg:height="1.081cm" svg:x="0.8cm" svg:y="2.2cm">
          <draw:text-box>
            <text:p><text:span text:style-name="T118">Authorization Plug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draw:style-name="gr52" draw:text-style-name="P26" draw:layer="layout" svg:width="22.074cm" svg:height="15cm" svg:x="0.5cm" svg:y="3.5cm">
          <draw:text-box>
            <text:p xml:id="id293" text:id="id293"><text:span text:style-name="T54">sub </text:span><text:span text:style-name="T56">startup</text:span><text:span text:style-name="T54"> {</text:span></text:p>
            <text:p xml:id="id294" text:id="id294"><text:span text:style-name="T54"><text:s text:c="2"/></text:span><text:span text:style-name="T54">my </text:span><text:span text:style-name="T55">$self</text:span><text:span text:style-name="T54"> = shift;</text:span></text:p>
            <text:p xml:id="id295" text:id="id295"><text:span text:style-name="T54"><text:s text:c="2"/></text:span><text:span text:style-name="T62">...</text:span></text:p>
            <text:p xml:id="id296" text:id="id296"><text:span text:style-name="T54"><text:s text:c="2"/></text:span><text:span text:style-name="T55">$self-&gt;</text:span><text:span text:style-name="T56">plugin</text:span><text:span text:style-name="T54">(</text:span><text:span text:style-name="T56">'</text:span><text:span text:style-name="T57">authorization</text:span><text:span text:style-name="T56">',</text:span><text:span text:style-name="T54"> {</text:span></text:p>
            <text:p xml:id="id297" text:id="id297"><text:span text:style-name="T54"><text:s text:c="9"/></text:span><text:span text:style-name="T62">...</text:span></text:p>
            <text:p xml:id="id298" text:id="id298"><text:span text:style-name="T54"><text:s text:c="7"/></text:span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><text:span text:style-name="T54"/></text:p>
            <text:p xml:id="id299" text:id="id299"><text:span text:style-name="T54"><text:s text:c="2"/></text:span><text:span text:style-name="T54">});</text:span></text:p>
            <text:p xml:id="id300" text:id="id300"><text:span text:style-name="T62">...</text:span></text:p>
          </draw:text-box>
        </draw:frame>
        <draw:frame draw:style-name="gr11" draw:text-style-name="P28" draw:layer="layout" svg:width="5.334cm" svg:height="1.082cm" svg:x="10.833cm" svg:y="0.5cm">
          <draw:text-box draw:corner-radius="0.167cm">
            <text:p><text:span text:style-name="T75">az\lib\AA.pm</text:span></text:p>
          </draw:text-box>
        </draw:frame>
        <draw:frame draw:style-name="gr54" draw:text-style-name="P24" draw:layer="layout" svg:width="12.554cm" svg:height="4.188cm" svg:x="3.2cm" svg:y="6.7cm">
          <draw:text-box>
            <text:p xml:id="id301" text:id="id301"><text:span text:style-name="T57">user_privs</text:span><text:span text:style-name="T54"> </text:span><text:span text:style-name="T56">=&gt;</text:span><text:span text:style-name="T54"> sub {</text:span></text:p>
            <text:p xml:id="id302" text:id="id302"><text:span text:style-name="T54"><text:s text:c="6"/></text:span><text:span text:style-name="T54">my </text:span><text:span text:style-name="T55">$self</text:span><text:span text:style-name="T54"> = shift;</text:span></text:p>
            <text:p xml:id="id303" text:id="id303"><text:span text:style-name="T54"><text:s text:c="6"/></text:span><text:span text:style-name="T54">my (</text:span><text:span text:style-name="T55">$extradata</text:span><text:span text:style-name="T54">) = @_;</text:span></text:p>
            <text:p xml:id="id304" text:id="id304"><text:span text:style-name="T54"><text:s text:c="6"/></text:span><text:span text:style-name="T54">my </text:span><text:span text:style-name="T55">$user</text:span><text:span text:style-name="T58"> </text:span><text:span text:style-name="T54">=</text:span><text:span text:style-name="T58"> </text:span><text:span text:style-name="T55">$self-&gt;</text:span><text:span text:style-name="T54">current_user();</text:span></text:p>
            <text:p xml:id="id305" text:id="id305"><text:span text:style-name="T54"><text:s text:c="6"/></text:span><text:span text:style-name="T54">return keys(%{</text:span><text:span text:style-name="T55">$user-&gt;</text:span><text:span text:style-name="T57">can</text:span><text:span text:style-name="T54">()});</text:span></text:p>
            <text:p xml:id="id306" text:id="id306"><text:span text:style-name="T54"><text:s text:c="4"/></text:span><text:span text:style-name="T54">},</text:span></text:p>
          </draw:text-box>
        </draw:frame>
        <draw:frame draw:style-name="gr43" draw:text-style-name="P24" draw:layer="layout" svg:width="12.554cm" svg:height="4.844cm" svg:x="3.2cm" svg:y="11.1cm">
          <draw:text-box>
            <text:p xml:id="id307" text:id="id307"><text:span text:style-name="T57">user_role </text:span><text:span text:style-name="T56">=&gt;</text:span><text:span text:style-name="T54"> sub {</text:span></text:p>
            <text:p xml:id="id308" text:id="id308"><text:span text:style-name="T54"><text:s text:c="6"/></text:span><text:span text:style-name="T54">my </text:span><text:span text:style-name="T55">$self</text:span><text:span text:style-name="T58"> </text:span><text:span text:style-name="T54">= shift;</text:span></text:p>
            <text:p xml:id="id309" text:id="id309"><text:span text:style-name="T54"><text:s text:c="6"/></text:span><text:span text:style-name="T54">my (</text:span><text:span text:style-name="T55">$extradata</text:span><text:span text:style-name="T54">) = @_;</text:span></text:p>
            <text:p xml:id="id310" text:id="id310"><text:span text:style-name="T54"><text:s text:c="6"/></text:span><text:span text:style-name="T54">my</text:span><text:span text:style-name="T58"> </text:span><text:span text:style-name="T55">$user</text:span><text:span text:style-name="T58"> </text:span><text:span text:style-name="T54">=</text:span><text:span text:style-name="T58"> </text:span><text:span text:style-name="T55">$self-&gt;</text:span><text:span text:style-name="T54">current_user();</text:span></text:p>
            <text:p xml:id="id311" text:id="id311"><text:span text:style-name="T54"><text:s text:c="6"/></text:span><text:span text:style-name="T54">return </text:span><text:span text:style-name="T55">$user-&gt;</text:span><text:span text:style-name="T57">role</text:span><text:span text:style-name="T54">();</text:span></text:p>
            <text:p xml:id="id312" text:id="id312"><text:span text:style-name="T54"><text:s text:c="4"/></text:span><text:span text:style-name="T54">},</text:span></text:p>
            <text:p><text:span text:style-name="T54"/></text:p>
          </draw:text-box>
        </draw:frame>
        <draw:frame draw:style-name="gr31" draw:text-style-name="P48" draw:layer="layout" svg:width="10.2cm" svg:height="1.081cm" svg:x="0.8cm" svg:y="2.201cm">
          <draw:text-box>
            <text:p><text:span text:style-name="T118">Authorization Plug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draw:style-name="gr11" draw:text-style-name="P31" draw:layer="layout" svg:width="5.176cm" svg:height="1.082cm" svg:x="10.812cm" svg:y="0.518cm">
          <draw:text-box>
            <text:p><text:span text:style-name="T75">az\lib\AA.pm</text:span></text:p>
          </draw:text-box>
        </draw:frame>
        <draw:frame draw:style-name="gr31" draw:text-style-name="P13" draw:layer="layout" svg:width="23.5cm" svg:height="10.091cm" svg:x="1cm" svg:y="4.5cm">
          <draw:text-box>
            <text:p xml:id="id313" text:id="id313"><text:span text:style-name="T54">sub </text:span><text:span text:style-name="T56">startup</text:span><text:span text:style-name="T54"> {</text:span></text:p>
            <text:p><text:span text:style-name="T54"/></text:p>
            <text:p xml:id="id314" text:id="id314"><text:span text:style-name="T54"><text:s text:c="2"/></text:span><text:span text:style-name="T54">my </text:span><text:span text:style-name="T55">$self</text:span><text:span text:style-name="T54"> = shift;</text:span></text:p>
            <text:p><text:span text:style-name="T54"/></text:p>
            <text:p xml:id="id315" text:id="id315"><text:span text:style-name="T54"><text:s text:c="2"/></text:span><text:span text:style-name="T55">$self-&gt;</text:span><text:span text:style-name="T56">plugin</text:span><text:span text:style-name="T54">(</text:span><text:span text:style-name="T56">'</text:span><text:span text:style-name="T57">authentication</text:span><text:span text:style-name="T56">',</text:span><text:span text:style-name="T54"> {</text:span></text:p>
            <text:p><text:span text:style-name="T108"/></text:p>
            <text:p><text:span text:style-name="T108"/></text:p>
            <text:p><text:span text:style-name="T108"/></text:p>
            <text:p><text:span text:style-name="T108"/></text:p>
            <text:p><text:span text:style-name="T108"/></text:p>
            <text:p><text:span text:style-name="T108"/></text:p>
            <text:p><text:span text:style-name="T108"/></text:p>
            <text:p><text:span text:style-name="T108"/></text:p>
            <text:p xml:id="id320" text:id="id320"><text:span text:style-name="T77"><text:s text:c="9"/></text:span><text:span text:style-name="T77">}</text:span></text:p>
            <text:p xml:id="id321" text:id="id321"><text:span text:style-name="T77"><text:s text:c="9"/></text:span><text:span text:style-name="T86">...</text:span></text:p>
          </draw:text-box>
        </draw:frame>
        <draw:frame draw:style-name="gr55" draw:text-style-name="P13" draw:layer="layout" svg:width="13.79cm" svg:height="5.044cm" svg:x="2.71cm" svg:y="7.956cm">
          <draw:text-box>
            <text:p xml:id="id316" text:id="id316"><text:span text:style-name="T119"><text:s text:c="3"/></text:span><text:span text:style-name="T84">autoload_user</text:span><text:span text:style-name="T80">=&gt;</text:span><text:span text:style-name="T81">1</text:span><text:span text:style-name="T77">,</text:span></text:p>
            <text:p xml:id="id317" text:id="id317"><text:span text:style-name="T77"><text:s text:c="3"/></text:span><text:span text:style-name="T82">load_user</text:span><text:span text:style-name="T77"> </text:span><text:span text:style-name="T80">=&gt;</text:span><text:span text:style-name="T77"> sub {</text:span></text:p>
            <text:p xml:id="id318" text:id="id318"><text:span text:style-name="T77"><text:s text:c="8"/></text:span><text:span text:style-name="T77">my</text:span><text:span text:style-name="T79"> </text:span><text:span text:style-name="T78">$self</text:span><text:span text:style-name="T79"> </text:span><text:span text:style-name="T77">= shift;</text:span></text:p>
            <text:p xml:id="id319" text:id="id319"><text:span text:style-name="T77"><text:s text:c="8"/></text:span><text:span text:style-name="T77">my </text:span><text:span text:style-name="T78">$uid </text:span><text:span text:style-name="T77"><text:s/>= shift;</text:span></text:p>
            <text:p xml:id="id322" text:id="id322"><text:span text:style-name="T77"><text:s text:c="8"/></text:span><text:span text:style-name="T77">return </text:span><text:span text:style-name="T84">$AA::Authn::</text:span><text:span text:style-name="T82">LOGGED_IN</text:span><text:span text:style-name="T77">{</text:span><text:span text:style-name="T78">$uid</text:span><text:span text:style-name="T77">}</text:span></text:p>
            <text:p xml:id="id323" text:id="id323"><text:span text:style-name="T77"><text:s text:c="10"/></text:span><text:span text:style-name="T77">if (</text:span><text:span text:style-name="T84">$AA::Authn::</text:span><text:span text:style-name="T82">LOGGED_IN</text:span><text:span text:style-name="T77">{</text:span><text:span text:style-name="T78">$uid</text:span><text:span text:style-name="T77">});</text:span></text:p>
            <text:p xml:id="id324" text:id="id324"><text:span text:style-name="T77"><text:s text:c="8"/></text:span><text:span text:style-name="T77">return </text:span><text:span text:style-name="T78">$uid</text:span><text:span text:style-name="T77">;</text:span></text:p>
          </draw:text-box>
        </draw:frame>
        <draw:frame draw:style-name="gr31" draw:text-style-name="P48" draw:layer="layout" svg:width="10.2cm" svg:height="1.081cm" svg:x="0.8cm" svg:y="2.202cm">
          <draw:text-box>
            <text:p><text:span text:style-name="T118">Authentication Plug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draw:style-name="gr11" draw:text-style-name="P31" draw:layer="layout" svg:width="5.176cm" svg:height="1.082cm" svg:x="10.812cm" svg:y="0.5cm">
          <draw:text-box>
            <text:p><text:span text:style-name="T75">az\lib\AA.pm</text:span></text:p>
          </draw:text-box>
        </draw:frame>
        <draw:frame draw:style-name="gr56" draw:layer="layout" svg:width="24.254cm" svg:height="2.394cm" svg:x="-0.1cm" svg:y="5.434cm">
          <draw:text-box>
            <text:p/>
            <text:p xml:id="id326" text:id="id326"><text:s/><text:span text:style-name="T120"><text:s/></text:span><text:span text:style-name="T78">$rn-&gt;</text:span><text:span text:style-name="T77">route(</text:span><text:span text:style-name="T80">'</text:span><text:span text:style-name="T81">/die</text:span><text:span text:style-name="T80">'</text:span><text:span text:style-name="T77">)-&gt;over(</text:span><text:span text:style-name="T82">is</text:span><text:span text:style-name="T77"> </text:span><text:span text:style-name="T80">=&gt;'</text:span><text:span text:style-name="T81">dead</text:span><text:span text:style-name="T80">'</text:span><text:span text:style-name="T77">)-&gt;to(</text:span><text:span text:style-name="T80">'</text:span><text:span text:style-name="T81">example</text:span><text:span text:style-name="T82">#delete</text:span><text:span text:style-name="T80">'</text:span><text:span text:style-name="T77">)-&gt;name(</text:span><text:span text:style-name="T80">'</text:span><text:span text:style-name="T81">die</text:span><text:span text:style-name="T80">'</text:span><text:span text:style-name="T77">);</text:span></text:p>
          </draw:text-box>
        </draw:frame>
        <draw:frame draw:style-name="gr57" draw:layer="layout" svg:width="27.17cm" svg:height="1.234cm" svg:x="-0.5cm" svg:y="4.5cm">
          <draw:text-box>
            <text:p xml:id="id325" text:id="id325"><text:s text:c="3"/><text:span text:style-name="T78">$rn-&gt;</text:span><text:span text:style-name="T77">route(</text:span><text:span text:style-name="T80">'</text:span><text:span text:style-name="T81">/drop</text:span><text:span text:style-name="T80">'</text:span><text:span text:style-name="T77">)-&gt;over(</text:span><text:span text:style-name="T82">has_priv</text:span><text:span text:style-name="T77"> </text:span><text:span text:style-name="T80">=&gt;'</text:span><text:span text:style-name="T81">detatch</text:span><text:span text:style-name="T80">'</text:span><text:span text:style-name="T77">)-&gt;to(</text:span><text:span text:style-name="T80">'</text:span><text:span text:style-name="T81">example</text:span><text:span text:style-name="T82">#</text:span><text:span text:style-name="T81">drop</text:span><text:span text:style-name="T80">'</text:span><text:span text:style-name="T77">)-&gt;name(</text:span><text:span text:style-name="T80">'</text:span><text:span text:style-name="T81">drop</text:span><text:span text:style-name="T80">'</text:span><text:span text:style-name="T77">);</text:span></text:p>
          </draw:text-box>
        </draw:frame>
        <draw:frame draw:style-name="gr11" draw:text-style-name="P31" draw:layer="layout" svg:width="7.25cm" svg:height="1.082cm" svg:x="9.875cm" svg:y="9.918cm">
          <draw:text-box>
            <text:p xml:id="id327" text:id="id327"><text:span text:style-name="T75">aa\lib\Example.pm</text:span></text:p>
          </draw:text-box>
        </draw:frame>
        <draw:frame draw:style-name="gr12" draw:text-style-name="P32" draw:layer="layout" svg:width="13.354cm" svg:height="4.402cm" svg:x="1.016cm" svg:y="11.938cm">
          <draw:text-box>
            <text:p xml:id="id328" text:id="id328"><text:span text:style-name="T77">sub </text:span><text:span text:style-name="T82">delete</text:span><text:span text:style-name="T77"> {</text:span></text:p>
            <text:p xml:id="id329" text:id="id329"><text:span text:style-name="T77"><text:s text:c="3"/></text:span><text:span text:style-name="T77">my </text:span><text:span text:style-name="T78">$self</text:span><text:span text:style-name="T77"> = shift;</text:span></text:p>
            <text:p xml:id="id331" text:id="id331"><text:span text:style-name="T77"><text:s text:c="3"/></text:span><text:span text:style-name="T78">$self-&gt;</text:span><text:span text:style-name="T77">logout();</text:span></text:p>
            <text:p xml:id="id332" text:id="id332"><text:span text:style-name="T77"><text:s text:c="3"/></text:span><text:span text:style-name="T78">$self-&gt;</text:span><text:span text:style-name="T77">render(</text:span><text:span text:style-name="T80">'</text:span><text:span text:style-name="T81">example/dead</text:span><text:span text:style-name="T80">'</text:span><text:span text:style-name="T77">);</text:span></text:p>
            <text:p xml:id="id330" text:id="id330"><text:span text:style-name="T77">}</text:span></text:p>
          </draw:text-box>
        </draw:frame>
        <draw:frame draw:style-name="gr2" draw:text-style-name="P14" draw:layer="layout" svg:width="7.512cm" svg:height="1.081cm" svg:x="0.724cm" svg:y="2.186cm">
          <draw:text-box>
            <text:p><text:span text:style-name="T28">Conditional Rou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draw:style-name="gr11" draw:text-style-name="P31" draw:layer="layout" svg:width="5.176cm" svg:height="1.082cm" svg:x="10.824cm" svg:y="0.518cm">
          <draw:text-box>
            <text:p><text:span text:style-name="T75">az\lib\AA.pm</text:span></text:p>
          </draw:text-box>
        </draw:frame>
        <draw:frame draw:style-name="gr10" draw:text-style-name="P15" draw:layer="layout" svg:width="26.932cm" svg:height="2.219cm" svg:x="0.5cm" svg:y="4.5cm">
          <draw:text-box>
            <text:p xml:id="id333" text:id="id333"><text:span text:style-name="T31"><text:s text:c="2"/></text:span><text:span text:style-name="T31">my </text:span><text:span text:style-name="T35">$feed_only</text:span><text:span text:style-name="T31"> = </text:span><text:span text:style-name="T35">$rn-&gt;</text:span><text:span text:style-name="T31">route(</text:span><text:span text:style-name="T29">'</text:span><text:span text:style-name="T30">/feed</text:span><text:span text:style-name="T29">'</text:span><text:span text:style-name="T31">)-&gt;over(</text:span><text:span text:style-name="T33">has_priv</text:span><text:span text:style-name="T29">=&gt;'</text:span><text:span text:style-name="T30">feed</text:span><text:span text:style-name="T29">'</text:span><text:span text:style-name="T31">)-&gt;to(</text:span><text:span text:style-name="T29">'</text:span><text:span text:style-name="T30">example</text:span><text:span text:style-name="T33">#</text:span><text:span text:style-name="T30">feed'</text:span><text:span text:style-name="T31">);</text:span></text:p>
            <text:p><text:span text:style-name="T31"><text:s text:c="2"/></text:span></text:p>
            <text:p><text:span text:style-name="T31"><text:s text:c="2"/></text:span></text:p>
          </draw:text-box>
        </draw:frame>
        <draw:frame draw:style-name="gr58" draw:text-style-name="P15" draw:layer="layout" svg:width="20.844cm" svg:height="3.531cm" svg:x="1cm" svg:y="6.394cm">
          <draw:text-box>
            <text:p xml:id="id334" text:id="id334"><text:span text:style-name="T31">foreach my </text:span><text:span text:style-name="T33">$size</text:span><text:span text:style-name="T31"> ((qw(</text:span><text:span text:style-name="T30">little some all</text:span><text:span text:style-name="T31">))){</text:span></text:p>
            <text:p><text:span text:style-name="T31"/></text:p>
            <text:p xml:id="id336" text:id="id336"><text:span text:style-name="T31"><text:s text:c="3"/></text:span><text:span text:style-name="T35">$feed_only-&gt;</text:span><text:span text:style-name="T31">route(</text:span><text:span text:style-name="T33">$size</text:span><text:span text:style-name="T31">)-&gt;to(</text:span><text:span text:style-name="T29">"</text:span><text:span text:style-name="T30">example</text:span><text:span text:style-name="T33">#$size</text:span><text:span text:style-name="T29">"</text:span><text:span text:style-name="T31">);</text:span></text:p>
            <text:p><text:span text:style-name="T31"/></text:p>
            <text:p xml:id="id335" text:id="id335"><text:span text:style-name="T31">} </text:span></text:p>
          </draw:text-box>
        </draw:frame>
        <draw:frame draw:style-name="gr2" draw:text-style-name="P14" draw:layer="layout" svg:width="7.902cm" svg:height="1.081cm" svg:x="0.8cm" svg:y="2.2cm">
          <draw:text-box>
            <text:p><text:span text:style-name="T28">More Complex Rou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draw:style-name="gr59" draw:text-style-name="P31" draw:layer="layout" svg:width="11.797cm" svg:height="1.081cm" svg:x="7.602cm" svg:y="0.508cm">
          <draw:text-box>
            <text:p><text:span text:style-name="T75">aa\templates\lib\slug.html.ep</text:span></text:p>
          </draw:text-box>
        </draw:frame>
        <draw:frame draw:style-name="gr60" draw:text-style-name="P32" draw:layer="layout" svg:width="18.807cm" svg:height="6.892cm" svg:x="1.5cm" svg:y="3.708cm">
          <draw:text-box>
            <text:p xml:id="id337" text:id="id337"><text:span text:style-name="T86">...</text:span></text:p>
            <text:p><text:span text:style-name="T77"/></text:p>
            <text:p xml:id="id338" text:id="id338"><text:span text:style-name="T80">My Slug&lt;BR&gt;</text:span></text:p>
            <text:p><text:span text:style-name="T80"/></text:p>
            <text:p xml:id="id339" text:id="id339"><text:span text:style-name="T80">Make all hosts go to the brain slug planet!</text:span></text:p>
            <text:p><text:span text:style-name="T80"/></text:p>
            <text:p xml:id="id340" text:id="id340"><text:span text:style-name="T80">&lt;BR&gt;Click &lt;a href="/logout" &gt;here&lt;/a&gt; to log out!</text:span></text:p>
          </draw:text-box>
        </draw:frame>
        <draw:frame draw:style-name="gr46" draw:text-style-name="P32" draw:layer="layout" svg:width="24.259cm" svg:height="3.572cm" svg:x="1.5cm" svg:y="9cm">
          <draw:text-box>
            <text:p xml:id="id341" text:id="id341"><text:span text:style-name="T77">% if (</text:span><text:span text:style-name="T78">$self-&gt;</text:span><text:span text:style-name="T82">has_priv</text:span><text:span text:style-name="T77">(</text:span><text:span text:style-name="T80">'</text:span><text:span text:style-name="T81">feed</text:span><text:span text:style-name="T80">'</text:span><text:span text:style-name="T77">)) {</text:span></text:p>
            <text:p xml:id="id343" text:id="id343"><text:span text:style-name="T77"><text:s text:c="4"/></text:span><text:span text:style-name="T80"><text:s/></text:span><text:span text:style-name="T80">Click &lt;a href="/feed/all" &gt;here&lt;/A&gt; to feed on a host!</text:span></text:p>
            <text:p xml:id="id344" text:id="id344"><text:span text:style-name="T80"><text:s text:c="2"/></text:span><text:span text:style-name="T80">&lt;BR&gt;</text:span></text:p>
            <text:p xml:id="id342" text:id="id342"><text:span text:style-name="T77">% }</text:span></text:p>
          </draw:text-box>
        </draw:frame>
        <draw:frame draw:style-name="gr11" draw:text-style-name="P14" draw:layer="layout" svg:width="10.834cm" svg:height="1.082cm" svg:x="0.8cm" svg:y="2.2cm">
          <draw:text-box>
            <text:p><text:span text:style-name="T28">On a Templ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draw:style-name="gr2" draw:text-style-name="P31" draw:layer="layout" svg:width="11.797cm" svg:height="1.081cm" svg:x="7.602cm" svg:y="0.508cm">
          <draw:text-box>
            <text:p><text:span text:style-name="T75">aa\templates\lib\slug.html.ep</text:span></text:p>
          </draw:text-box>
        </draw:frame>
        <draw:frame draw:style-name="gr44" draw:text-style-name="P32" draw:layer="layout" svg:width="18.807cm" svg:height="7.467cm" svg:x="1cm" svg:y="3.877cm">
          <draw:text-box>
            <text:p xml:id="id345" text:id="id345"><text:span text:style-name="T77">% </text:span><text:span text:style-name="T80">layout</text:span><text:span text:style-name="T77"> </text:span><text:span text:style-name="T80">'</text:span><text:span text:style-name="T81">default</text:span><text:span text:style-name="T80">'</text:span><text:span text:style-name="T77">;</text:span></text:p>
            <text:p xml:id="id346" text:id="id346"><text:span text:style-name="T77">% </text:span><text:span text:style-name="T80">title</text:span><text:span text:style-name="T77"> </text:span><text:span text:style-name="T80">'</text:span><text:span text:style-name="T81">Slug</text:span><text:span text:style-name="T80">'</text:span><text:span text:style-name="T77">;</text:span></text:p>
            <text:p><text:span text:style-name="T77"/></text:p>
            <text:p><text:span text:style-name="T77"/></text:p>
            <text:p><text:span text:style-name="T77"/></text:p>
            <text:p><text:span text:style-name="T77"/></text:p>
            <text:p><text:span text:style-name="T77"/></text:p>
            <text:p><text:span text:style-name="T80"/></text:p>
            <text:p><text:span text:style-name="T80"/></text:p>
            <text:p xml:id="id347" text:id="id347"><text:span text:style-name="T80">My Slug&lt;BR&gt;</text:span></text:p>
            <text:p xml:id="id348" text:id="id348"><text:span text:style-name="T86">...</text:span></text:p>
          </draw:text-box>
        </draw:frame>
        <draw:frame draw:style-name="gr46" draw:text-style-name="P32" draw:layer="layout" svg:width="24.259cm" svg:height="3.572cm" svg:x="0.941cm" svg:y="6.2cm">
          <draw:text-box>
            <text:p xml:id="id349" text:id="id349"><text:span text:style-name="T77">% if (</text:span><text:span text:style-name="T78">$self-&gt;</text:span><text:span text:style-name="T77">is(</text:span><text:span text:style-name="T80">'</text:span><text:span text:style-name="T81">king</text:span><text:span text:style-name="T80">'</text:span><text:span text:style-name="T77">)) {</text:span></text:p>
            <text:p xml:id="id351" text:id="id351"><text:span text:style-name="T77"><text:s text:c="5"/></text:span><text:span text:style-name="T80">Click &lt;a href="/control" &gt;here&lt;/A&gt; to control all slugs!</text:span></text:p>
            <text:p xml:id="id352" text:id="id352"><text:span text:style-name="T80"><text:s text:c="2"/></text:span><text:span text:style-name="T80">&lt;BR&gt;</text:span></text:p>
            <text:p xml:id="id350" text:id="id350"><text:span text:style-name="T77">%}</text:span></text:p>
          </draw:text-box>
        </draw:frame>
        <draw:frame draw:style-name="gr29" draw:text-style-name="P14" draw:layer="layout" svg:width="10.834cm" svg:height="1.081cm" svg:x="0.8cm" svg:y="2.2cm">
          <draw:text-box>
            <text:p><text:span text:style-name="T28">On a Templ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" draw:text-style-name="P2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draw:style-name="gr2" draw:text-style-name="P44" draw:layer="layout" svg:width="5.379cm" svg:height="1.403cm" svg:x="0.795cm" svg:y="1.932cm">
          <draw:text-box>
            <text:p><text:span text:style-name="T104">Resources</text:span></text:p>
          </draw:text-box>
        </draw:frame>
        <draw:frame draw:style-name="gr61" draw:text-style-name="P30" draw:layer="layout" svg:width="26.375cm" svg:height="11.041cm" svg:x="1.125cm" svg:y="3.886cm">
          <draw:text-box draw:corner-radius="6.875cm">
            <text:p xml:id="id353" text:id="id353"><text:span text:style-name="T20">mojolicious.us</text:span></text:p>
            <text:p><text:span text:style-name="T20"/></text:p>
            <text:p xml:id="id354" text:id="id354"><text:span text:style-name="T20">mojolicious.us/perldoc/mojoliciouis/lite</text:span></text:p>
            <text:p><text:span text:style-name="T20"/></text:p>
            <text:p xml:id="id355" text:id="id355"><text:span text:style-name="T28">CPAN</text:span></text:p>
            <text:p><text:span text:style-name="T20"/></text:p>
            <text:p xml:id="id356" text:id="id356"><text:span text:style-name="T20">Mojolicious::Plugin::Authentication</text:span></text:p>
            <text:p><text:span text:style-name="T20"/></text:p>
            <text:p xml:id="id357" text:id="id357"><text:span text:style-name="T20">Mojolicious::Plugin::Authorization</text:span></text:p>
            <text:p><text:span text:style-name="T20"/></text:p>
            <text:p xml:id="id358" text:id="id358"><text:span text:style-name="T28">Souce </text:span></text:p>
            <text:p><text:span text:style-name="T28"/></text:p>
            <text:p xml:id="id359" text:id="id359"><text:span text:style-name="T20">https://github.com/byter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draw:style-name="gr2" draw:text-style-name="P49" draw:layer="layout" svg:width="15.869cm" svg:height="3.223cm" svg:x="5.566cm" svg:y="5.989cm">
          <draw:text-box>
            <text:p text:style-name="P7"><text:span text:style-name="T5">John Scoles</text:span></text:p>
            <text:p><text:span text:style-name="T5">byterock @ hotmail.com</text:span></text:p>
          </draw:text-box>
        </draw:frame>
        <draw:frame draw:style-name="gr2" draw:layer="layout" svg:width="11.018cm" svg:height="2.741cm" svg:x="1.736cm" svg:y="11.145cm">
          <draw:text-box>
            <text:p xml:id="id360" text:id="id360"><text:span text:style-name="T100">Thanks to;</text:span></text:p>
            <text:p xml:id="id361" text:id="id361"><text:s text:c="2"/><text:span text:style-name="T14">Ben van Staveren (madcat)</text:span></text:p>
            <text:p xml:id="id362" text:id="id362"><text:span text:style-name="T121"><text:s text:c="2"/></text:span><text:span text:style-name="T14">Sebastian Riedel (sr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B0C07E0D50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Consolas" style:font-style-name="Regular" style:font-family-generic="modern" style:font-pitch="fixed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Consolas" style:font-style-name="Regular" style:font-family-generic="modern" style:font-pitch="fixed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draw:style-name="Mgr3" draw:text-style-name="MP3" draw:layer="backgroundobjects" svg:width="4.655cm" svg:height="1.409cm" svg:x="0cm" svg:y="0.091cm">
        <draw:image xlink:href="Pictures/10000201000000840000002804BC337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1T09:48:32.97</meta:creation-date>
    <meta:editing-duration>P3DT3H40M11S</meta:editing-duration>
    <meta:editing-cycles>95</meta:editing-cycles>
    <dc:date>2012-08-14T08:00:45.25</dc:date>
    <meta:generator>OpenOffice.org/3.4$Win32 OpenOffice.org_project/340m1$Build-9590</meta:generator>
    <meta:document-statistic meta:object-count="280"/>
  </office:meta>
</office:document-meta>
</file>